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7.49pt"/>
    </style:style>
    <style:style style:name="co2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102.56pt"/>
    </style:style>
    <style:style style:name="co4" style:family="table-column">
      <style:table-column-properties fo:break-before="auto" style:column-width="90.51pt"/>
    </style:style>
    <style:style style:name="co5" style:family="table-column">
      <style:table-column-properties fo:break-before="auto" style:column-width="70.7pt"/>
    </style:style>
    <style:style style:name="co6" style:family="table-column">
      <style:table-column-properties fo:break-before="auto" style:column-width="116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4.66pt"/>
    </style:style>
    <style:style style:name="co9" style:family="table-column">
      <style:table-column-properties fo:break-before="auto" style:column-width="94.05pt"/>
    </style:style>
    <style:style style:name="co10" style:family="table-column">
      <style:table-column-properties fo:break-before="auto" style:column-width="8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ismic(sensit) error</text:p>
          </table:table-cell>
          <table:table-cell office:value-type="string" calcext:value-type="string">
            <text:p>seismic (sensit) cp</text:p>
          </table:table-cell>
          <table:table-cell office:value-type="string" calcext:value-type="string">
            <text:p>seismic delayed error</text:p>
          </table:table-cell>
          <table:table-cell office:value-type="string" calcext:value-type="string">
            <text:p>seismic delayed cp</text:p>
          </table:table-cell>
          <table:table-cell office:value-type="string" calcext:value-type="string">
            <text:p>Connect-4 error</text:p>
          </table:table-cell>
          <table:table-cell office:value-type="string" calcext:value-type="string">
            <text:p>Connect-4 cp</text:p>
          </table:table-cell>
          <table:table-cell office:value-type="string" calcext:value-type="string">
            <text:p>Connect-4 delayed error</text:p>
          </table:table-cell>
          <table:table-cell office:value-type="string" calcext:value-type="string">
            <text:p>Connect-4 delayed cp</text:p>
          </table:table-cell>
          <table:table-cell office:value-type="string" calcext:value-type="string">
            <text:p>protein error</text:p>
          </table:table-cell>
          <table:table-cell office:value-type="string" calcext:value-type="string">
            <text:p>protein cp</text:p>
          </table:table-cell>
          <table:table-cell office:value-type="string" calcext:value-type="string">
            <text:p>protein delayed error</text:p>
          </table:table-cell>
          <table:table-cell office:value-type="string" calcext:value-type="string">
            <text:p>protein delayed cp</text:p>
          </table:table-cell>
          <table:table-cell office:value-type="string" calcext:value-type="string">
            <text:p>mnist error</text:p>
          </table:table-cell>
          <table:table-cell office:value-type="string" calcext:value-type="string">
            <text:p>mnist cp</text:p>
          </table:table-cell>
          <table:table-cell office:value-type="string" calcext:value-type="string">
            <text:p>mnist delayed error</text:p>
          </table:table-cell>
          <table:table-cell office:value-type="string" calcext:value-type="string">
            <text:p>mnist delayed 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4965" calcext:value-type="float">
            <text:p>0.134965</text:p>
          </table:table-cell>
          <table:table-cell office:value-type="float" office:value="1" calcext:value-type="float">
            <text:p>1</text:p>
          </table:table-cell>
          <table:table-cell office:value-type="float" office:value="0.134965" calcext:value-type="float">
            <text:p>0.134965</text:p>
          </table:table-cell>
          <table:table-cell office:value-type="float" office:value="1" calcext:value-type="float">
            <text:p>1</text:p>
          </table:table-cell>
          <table:table-cell office:value-type="float" office:value="0.0213444" calcext:value-type="float">
            <text:p>0.0213444</text:p>
          </table:table-cell>
          <table:table-cell office:value-type="float" office:value="1" calcext:value-type="float">
            <text:p>1</text:p>
          </table:table-cell>
          <table:table-cell office:value-type="float" office:value="0.0147515" calcext:value-type="float">
            <text:p>0.0147515</text:p>
          </table:table-cell>
          <table:table-cell office:value-type="float" office:value="1" calcext:value-type="float">
            <text:p>1</text:p>
          </table:table-cell>
          <table:table-cell office:value-type="float" office:value="0.0172972" calcext:value-type="float">
            <text:p>0.0172972</text:p>
          </table:table-cell>
          <table:table-cell office:value-type="float" office:value="1" calcext:value-type="float">
            <text:p>1</text:p>
          </table:table-cell>
          <table:table-cell office:value-type="float" office:value="0.0149108" calcext:value-type="float">
            <text:p>0.0149108</text:p>
          </table:table-cell>
          <table:table-cell office:value-type="float" office:value="1" calcext:value-type="float">
            <text:p>1</text:p>
          </table:table-cell>
          <table:table-cell office:value-type="float" office:value="0.0963048" calcext:value-type="float">
            <text:p>0.0963048</text:p>
          </table:table-cell>
          <table:table-cell table:number-columns-repeated="2"/>
        </table:table-row>
        <table:table-row table:style-name="ro1">
          <table:table-cell office:value-type="float" office:value="0.865035" calcext:value-type="float">
            <text:p>0.865035</text:p>
          </table:table-cell>
          <table:table-cell office:value-type="float" office:value="0.100887" calcext:value-type="float">
            <text:p>0.100887</text:p>
          </table:table-cell>
          <table:table-cell office:value-type="float" office:value="0.865035" calcext:value-type="float">
            <text:p>0.865035</text:p>
          </table:table-cell>
          <table:table-cell office:value-type="float" office:value="0.100887" calcext:value-type="float">
            <text:p>0.100887</text:p>
          </table:table-cell>
          <table:table-cell office:value-type="float" office:value="0.957311" calcext:value-type="float">
            <text:p>0.957311</text:p>
          </table:table-cell>
          <table:table-cell office:value-type="float" office:value="0.0188452" calcext:value-type="float">
            <text:p>0.0188452</text:p>
          </table:table-cell>
          <table:table-cell office:value-type="float" office:value="0.909796" calcext:value-type="float">
            <text:p>0.909796</text:p>
          </table:table-cell>
          <table:table-cell office:value-type="float" office:value="0.00948003" calcext:value-type="float">
            <text:p>0.00948003</text:p>
          </table:table-cell>
          <table:table-cell office:value-type="float" office:value="0.913462" calcext:value-type="float">
            <text:p>0.913462</text:p>
          </table:table-cell>
          <table:table-cell office:value-type="float" office:value="0.0161998" calcext:value-type="float">
            <text:p>0.0161998</text:p>
          </table:table-cell>
          <table:table-cell office:value-type="float" office:value="0.850021" calcext:value-type="float">
            <text:p>0.850021</text:p>
          </table:table-cell>
          <table:table-cell office:value-type="float" office:value="0.00459866" calcext:value-type="float">
            <text:p>0.00459866</text:p>
          </table:table-cell>
          <table:table-cell office:value-type="float" office:value="0.903695" calcext:value-type="float">
            <text:p>0.903695</text:p>
          </table:table-cell>
          <table:table-cell office:value-type="float" office:value="0.0948027" calcext:value-type="float">
            <text:p>0.0948027</text:p>
          </table:table-cell>
          <table:table-cell table:number-columns-repeated="2"/>
        </table:table-row>
        <table:table-row table:style-name="ro1">
          <table:table-cell office:value-type="float" office:value="0.764148" calcext:value-type="float">
            <text:p>0.764148</text:p>
          </table:table-cell>
          <table:table-cell office:value-type="float" office:value="0.0498844" calcext:value-type="float">
            <text:p>0.0498844</text:p>
          </table:table-cell>
          <table:table-cell office:value-type="float" office:value="0.764148" calcext:value-type="float">
            <text:p>0.764148</text:p>
          </table:table-cell>
          <table:table-cell office:value-type="float" office:value="0.0498844" calcext:value-type="float">
            <text:p>0.0498844</text:p>
          </table:table-cell>
          <table:table-cell office:value-type="float" office:value="0.938466" calcext:value-type="float">
            <text:p>0.938466</text:p>
          </table:table-cell>
          <table:table-cell office:value-type="float" office:value="0.0126975" calcext:value-type="float">
            <text:p>0.0126975</text:p>
          </table:table-cell>
          <table:table-cell office:value-type="float" office:value="0.890836" calcext:value-type="float">
            <text:p>0.890836</text:p>
          </table:table-cell>
          <table:table-cell office:value-type="float" office:value="0.00835009" calcext:value-type="float">
            <text:p>0.00835009</text:p>
          </table:table-cell>
          <table:table-cell office:value-type="float" office:value="0.897262" calcext:value-type="float">
            <text:p>0.897262</text:p>
          </table:table-cell>
          <table:table-cell office:value-type="float" office:value="0.0083612" calcext:value-type="float">
            <text:p>0.0083612</text:p>
          </table:table-cell>
          <table:table-cell office:value-type="float" office:value="0.840824" calcext:value-type="float">
            <text:p>0.840824</text:p>
          </table:table-cell>
          <table:table-cell office:value-type="float" office:value="0.00449415" calcext:value-type="float">
            <text:p>0.00449415</text:p>
          </table:table-cell>
          <table:table-cell office:value-type="float" office:value="0.808893" calcext:value-type="float">
            <text:p>0.808893</text:p>
          </table:table-cell>
          <table:table-cell office:value-type="float" office:value="0.0730407" calcext:value-type="float">
            <text:p>0.0730407</text:p>
          </table:table-cell>
          <table:table-cell table:number-columns-repeated="2"/>
        </table:table-row>
        <table:table-row table:style-name="ro1">
          <table:table-cell office:value-type="float" office:value="0.714264" calcext:value-type="float">
            <text:p>0.714264</text:p>
          </table:table-cell>
          <table:table-cell office:value-type="float" office:value="0.0246245" calcext:value-type="float">
            <text:p>0.0246245</text:p>
          </table:table-cell>
          <table:table-cell office:value-type="float" office:value="0.714264" calcext:value-type="float">
            <text:p>0.714264</text:p>
          </table:table-cell>
          <table:table-cell office:value-type="float" office:value="0.032172" calcext:value-type="float">
            <text:p>0.032172</text:p>
          </table:table-cell>
          <table:table-cell office:value-type="float" office:value="0.925768" calcext:value-type="float">
            <text:p>0.925768</text:p>
          </table:table-cell>
          <table:table-cell office:value-type="float" office:value="0.00728239" calcext:value-type="float">
            <text:p>0.00728239</text:p>
          </table:table-cell>
          <table:table-cell office:value-type="float" office:value="0.856938" calcext:value-type="float">
            <text:p>0.856938</text:p>
          </table:table-cell>
          <table:table-cell office:value-type="float" office:value="0.00508475" calcext:value-type="float">
            <text:p>0.00508475</text:p>
          </table:table-cell>
          <table:table-cell office:value-type="float" office:value="0.847722" calcext:value-type="float">
            <text:p>0.847722</text:p>
          </table:table-cell>
          <table:table-cell office:value-type="float" office:value="0.00674122" calcext:value-type="float">
            <text:p>0.00674122</text:p>
          </table:table-cell>
          <table:table-cell office:value-type="float" office:value="0.836329" calcext:value-type="float">
            <text:p>0.836329</text:p>
          </table:table-cell>
          <table:table-cell office:value-type="float" office:value="0.00426421" calcext:value-type="float">
            <text:p>0.00426421</text:p>
          </table:table-cell>
          <table:table-cell office:value-type="float" office:value="0.735852" calcext:value-type="float">
            <text:p>0.735852</text:p>
          </table:table-cell>
          <table:table-cell office:value-type="float" office:value="0.0710504" calcext:value-type="float">
            <text:p>0.0710504</text:p>
          </table:table-cell>
          <table:table-cell table:number-columns-repeated="2"/>
        </table:table-row>
        <table:table-row table:style-name="ro1">
          <table:table-cell office:value-type="float" office:value="0.689639" calcext:value-type="float">
            <text:p>0.689639</text:p>
          </table:table-cell>
          <table:table-cell office:value-type="float" office:value="0.0174837" calcext:value-type="float">
            <text:p>0.0174837</text:p>
          </table:table-cell>
          <table:table-cell office:value-type="float" office:value="0.682092" calcext:value-type="float">
            <text:p>0.682092</text:p>
          </table:table-cell>
          <table:table-cell office:value-type="float" office:value="0.00952962" calcext:value-type="float">
            <text:p>0.00952962</text:p>
          </table:table-cell>
          <table:table-cell office:value-type="float" office:value="0.889227" calcext:value-type="float">
            <text:p>0.889227</text:p>
          </table:table-cell>
          <table:table-cell office:value-type="float" office:value="0.00574548" calcext:value-type="float">
            <text:p>0.00574548</text:p>
          </table:table-cell>
          <table:table-cell office:value-type="float" office:value="0.846768" calcext:value-type="float">
            <text:p>0.846768</text:p>
          </table:table-cell>
          <table:table-cell office:value-type="float" office:value="0.00426602" calcext:value-type="float">
            <text:p>0.00426602</text:p>
          </table:table-cell>
          <table:table-cell office:value-type="float" office:value="0.834239" calcext:value-type="float">
            <text:p>0.834239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815008" calcext:value-type="float">
            <text:p>0.815008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593751" calcext:value-type="float">
            <text:p>0.593751</text:p>
          </table:table-cell>
          <table:table-cell office:value-type="float" office:value="0.0655488" calcext:value-type="float">
            <text:p>0.0655488</text:p>
          </table:table-cell>
          <table:table-cell table:number-columns-repeated="2"/>
        </table:table-row>
        <table:table-row table:style-name="ro1">
          <table:table-cell office:value-type="float" office:value="0.672156" calcext:value-type="float">
            <text:p>0.672156</text:p>
          </table:table-cell>
          <table:table-cell office:value-type="float" office:value="0.0121725" calcext:value-type="float">
            <text:p>0.0121725</text:p>
          </table:table-cell>
          <table:table-cell office:value-type="float" office:value="0.663033" calcext:value-type="float">
            <text:p>0.663033</text:p>
          </table:table-cell>
          <table:table-cell office:value-type="float" office:value="0.0088816" calcext:value-type="float">
            <text:p>0.0088816</text:p>
          </table:table-cell>
          <table:table-cell office:value-type="float" office:value="0.883482" calcext:value-type="float">
            <text:p>0.883482</text:p>
          </table:table-cell>
          <table:table-cell office:value-type="float" office:value="0.00525711" calcext:value-type="float">
            <text:p>0.00525711</text:p>
          </table:table-cell>
          <table:table-cell office:value-type="float" office:value="0.829704" calcext:value-type="float">
            <text:p>0.829704</text:p>
          </table:table-cell>
          <table:table-cell office:value-type="float" office:value="0.00389256" calcext:value-type="float">
            <text:p>0.00389256</text:p>
          </table:table-cell>
          <table:table-cell office:value-type="float" office:value="0.816785" calcext:value-type="float">
            <text:p>0.816785</text:p>
          </table:table-cell>
          <table:table-cell office:value-type="float" office:value="0.0055393" calcext:value-type="float">
            <text:p>0.0055393</text:p>
          </table:table-cell>
          <table:table-cell office:value-type="float" office:value="0.804661" calcext:value-type="float">
            <text:p>0.804661</text:p>
          </table:table-cell>
          <table:table-cell office:value-type="float" office:value="0.00323997" calcext:value-type="float">
            <text:p>0.00323997</text:p>
          </table:table-cell>
          <table:table-cell office:value-type="float" office:value="0.528202" calcext:value-type="float">
            <text:p>0.528202</text:p>
          </table:table-cell>
          <table:table-cell office:value-type="float" office:value="0.0580946" calcext:value-type="float">
            <text:p>0.0580946</text:p>
          </table:table-cell>
          <table:table-cell table:number-columns-repeated="2"/>
        </table:table-row>
        <table:table-row table:style-name="ro1">
          <table:table-cell office:value-type="float" office:value="0.659983" calcext:value-type="float">
            <text:p>0.659983</text:p>
          </table:table-cell>
          <table:table-cell office:value-type="float" office:value="0.00724251" calcext:value-type="float">
            <text:p>0.00724251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00693756" calcext:value-type="float">
            <text:p>0.00693756</text:p>
          </table:table-cell>
          <table:table-cell office:value-type="float" office:value="0.872968" calcext:value-type="float">
            <text:p>0.872968</text:p>
          </table:table-cell>
          <table:table-cell office:value-type="float" office:value="0.00456765" calcext:value-type="float">
            <text:p>0.00456765</text:p>
          </table:table-cell>
          <table:table-cell office:value-type="float" office:value="0.814134" calcext:value-type="float">
            <text:p>0.814134</text:p>
          </table:table-cell>
          <table:table-cell office:value-type="float" office:value="0.00365795" calcext:value-type="float">
            <text:p>0.00365795</text:p>
          </table:table-cell>
          <table:table-cell office:value-type="float" office:value="0.811246" calcext:value-type="float">
            <text:p>0.811246</text:p>
          </table:table-cell>
          <table:table-cell office:value-type="float" office:value="0.00428512" calcext:value-type="float">
            <text:p>0.00428512</text:p>
          </table:table-cell>
          <table:table-cell office:value-type="float" office:value="0.801421" calcext:value-type="float">
            <text:p>0.801421</text:p>
          </table:table-cell>
          <table:table-cell office:value-type="float" office:value="0.00271739" calcext:value-type="float">
            <text:p>0.00271739</text:p>
          </table:table-cell>
          <table:table-cell office:value-type="float" office:value="0.470108" calcext:value-type="float">
            <text:p>0.470108</text:p>
          </table:table-cell>
          <table:table-cell office:value-type="float" office:value="0.0162792" calcext:value-type="float">
            <text:p>0.0162792</text:p>
          </table:table-cell>
          <table:table-cell table:number-columns-repeated="2"/>
        </table:table-row>
        <table:table-row table:style-name="ro1">
          <table:table-cell office:value-type="float" office:value="0.652741" calcext:value-type="float">
            <text:p>0.652741</text:p>
          </table:table-cell>
          <table:table-cell office:value-type="float" office:value="0.00603542" calcext:value-type="float">
            <text:p>0.00603542</text:p>
          </table:table-cell>
          <table:table-cell office:value-type="float" office:value="0.638332" calcext:value-type="float">
            <text:p>0.638332</text:p>
          </table:table-cell>
          <table:table-cell office:value-type="float" office:value="0.00498081" calcext:value-type="float">
            <text:p>0.00498081</text:p>
          </table:table-cell>
          <table:table-cell office:value-type="float" office:value="0.854697" calcext:value-type="float">
            <text:p>0.854697</text:p>
          </table:table-cell>
          <table:table-cell office:value-type="float" office:value="0.00346644" calcext:value-type="float">
            <text:p>0.00346644</text:p>
          </table:table-cell>
          <table:table-cell office:value-type="float" office:value="0.80316" calcext:value-type="float">
            <text:p>0.80316</text:p>
          </table:table-cell>
          <table:table-cell office:value-type="float" office:value="0.00325577" calcext:value-type="float">
            <text:p>0.00325577</text:p>
          </table:table-cell>
          <table:table-cell office:value-type="float" office:value="0.806961" calcext:value-type="float">
            <text:p>0.806961</text:p>
          </table:table-cell>
          <table:table-cell office:value-type="float" office:value="0.00308319" calcext:value-type="float">
            <text:p>0.00308319</text:p>
          </table:table-cell>
          <table:table-cell office:value-type="float" office:value="0.795987" calcext:value-type="float">
            <text:p>0.795987</text:p>
          </table:table-cell>
          <table:table-cell office:value-type="float" office:value="0.00267559" calcext:value-type="float">
            <text:p>0.00267559</text:p>
          </table:table-cell>
          <table:table-cell office:value-type="float" office:value="0.453829" calcext:value-type="float">
            <text:p>0.453829</text:p>
          </table:table-cell>
          <table:table-cell office:value-type="float" office:value="0.0156596" calcext:value-type="float">
            <text:p>0.0156596</text:p>
          </table:table-cell>
          <table:table-cell table:number-columns-repeated="2"/>
        </table:table-row>
        <table:table-row table:style-name="ro1">
          <table:table-cell office:value-type="float" office:value="0.632945" calcext:value-type="float">
            <text:p>0.632945</text:p>
          </table:table-cell>
          <table:table-cell office:value-type="float" office:value="0.00534929" calcext:value-type="float">
            <text:p>0.00534929</text:p>
          </table:table-cell>
          <table:table-cell office:value-type="float" office:value="0.633351" calcext:value-type="float">
            <text:p>0.633351</text:p>
          </table:table-cell>
          <table:table-cell office:value-type="float" office:value="0.00486646" calcext:value-type="float">
            <text:p>0.00486646</text:p>
          </table:table-cell>
          <table:table-cell office:value-type="float" office:value="0.844298" calcext:value-type="float">
            <text:p>0.844298</text:p>
          </table:table-cell>
          <table:table-cell office:value-type="float" office:value="0.00328641" calcext:value-type="float">
            <text:p>0.00328641</text:p>
          </table:table-cell>
          <table:table-cell office:value-type="float" office:value="0.793393" calcext:value-type="float">
            <text:p>0.793393</text:p>
          </table:table-cell>
          <table:table-cell office:value-type="float" office:value="0.00319831" calcext:value-type="float">
            <text:p>0.00319831</text:p>
          </table:table-cell>
          <table:table-cell office:value-type="float" office:value="0.800794" calcext:value-type="float">
            <text:p>0.800794</text:p>
          </table:table-cell>
          <table:table-cell office:value-type="float" office:value="0.00303094" calcext:value-type="float">
            <text:p>0.00303094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00250836" calcext:value-type="float">
            <text:p>0.00250836</text:p>
          </table:table-cell>
          <table:table-cell office:value-type="float" office:value="0.438169" calcext:value-type="float">
            <text:p>0.438169</text:p>
          </table:table-cell>
          <table:table-cell office:value-type="float" office:value="0.0128619" calcext:value-type="float">
            <text:p>0.0128619</text:p>
          </table:table-cell>
          <table:table-cell table:number-columns-repeated="2"/>
        </table:table-row>
        <table:table-row table:style-name="ro1">
          <table:table-cell office:value-type="float" office:value="0.622246" calcext:value-type="float">
            <text:p>0.622246</text:p>
          </table:table-cell>
          <table:table-cell office:value-type="float" office:value="0.00452339" calcext:value-type="float">
            <text:p>0.00452339</text:p>
          </table:table-cell>
          <table:table-cell office:value-type="float" office:value="0.623618" calcext:value-type="float">
            <text:p>0.623618</text:p>
          </table:table-cell>
          <table:table-cell office:value-type="float" office:value="0.00432009" calcext:value-type="float">
            <text:p>0.00432009</text:p>
          </table:table-cell>
          <table:table-cell office:value-type="float" office:value="0.810687" calcext:value-type="float">
            <text:p>0.810687</text:p>
          </table:table-cell>
          <table:table-cell office:value-type="float" office:value="0.0030451" calcext:value-type="float">
            <text:p>0.0030451</text:p>
          </table:table-cell>
          <table:table-cell office:value-type="float" office:value="0.780408" calcext:value-type="float">
            <text:p>0.780408</text:p>
          </table:table-cell>
          <table:table-cell office:value-type="float" office:value="0.00301637" calcext:value-type="float">
            <text:p>0.00301637</text:p>
          </table:table-cell>
          <table:table-cell office:value-type="float" office:value="0.797763" calcext:value-type="float">
            <text:p>0.797763</text:p>
          </table:table-cell>
          <table:table-cell office:value-type="float" office:value="0.00282191" calcext:value-type="float">
            <text:p>0.00282191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00219482" calcext:value-type="float">
            <text:p>0.00219482</text:p>
          </table:table-cell>
          <table:table-cell office:value-type="float" office:value="0.425307" calcext:value-type="float">
            <text:p>0.425307</text:p>
          </table:table-cell>
          <table:table-cell office:value-type="float" office:value="0.0120358" calcext:value-type="float">
            <text:p>0.0120358</text:p>
          </table:table-cell>
          <table:table-cell table:number-columns-repeated="2"/>
        </table:table-row>
        <table:table-row table:style-name="ro1">
          <table:table-cell office:value-type="float" office:value="0.617723" calcext:value-type="float">
            <text:p>0.617723</text:p>
          </table:table-cell>
          <table:table-cell office:value-type="float" office:value="0.00312571" calcext:value-type="float">
            <text:p>0.00312571</text:p>
          </table:table-cell>
          <table:table-cell office:value-type="float" office:value="0.619298" calcext:value-type="float">
            <text:p>0.619298</text:p>
          </table:table-cell>
          <table:table-cell office:value-type="float" office:value="0.00233793" calcext:value-type="float">
            <text:p>0.00233793</text:p>
          </table:table-cell>
          <table:table-cell office:value-type="float" office:value="0.801551" calcext:value-type="float">
            <text:p>0.801551</text:p>
          </table:table-cell>
          <table:table-cell office:value-type="float" office:value="0.00301637" calcext:value-type="float">
            <text:p>0.00301637</text:p>
          </table:table-cell>
          <table:table-cell office:value-type="float" office:value="0.774375" calcext:value-type="float">
            <text:p>0.774375</text:p>
          </table:table-cell>
          <table:table-cell office:value-type="float" office:value="0.00298765" calcext:value-type="float">
            <text:p>0.00298765</text:p>
          </table:table-cell>
          <table:table-cell office:value-type="float" office:value="0.794941" calcext:value-type="float">
            <text:p>0.794941</text:p>
          </table:table-cell>
          <table:table-cell office:value-type="float" office:value="0.00219482" calcext:value-type="float">
            <text:p>0.00219482</text:p>
          </table:table-cell>
          <table:table-cell office:value-type="float" office:value="0.777906" calcext:value-type="float">
            <text:p>0.777906</text:p>
          </table:table-cell>
          <table:table-cell office:value-type="float" office:value="0.00198579" calcext:value-type="float">
            <text:p>0.00198579</text:p>
          </table:table-cell>
          <table:table-cell office:value-type="float" office:value="0.413271" calcext:value-type="float">
            <text:p>0.413271</text:p>
          </table:table-cell>
          <table:table-cell office:value-type="float" office:value="0.0112096" calcext:value-type="float">
            <text:p>0.0112096</text:p>
          </table:table-cell>
          <table:table-cell table:number-columns-repeated="2"/>
        </table:table-row>
        <table:table-row table:style-name="ro1">
          <table:table-cell office:value-type="float" office:value="0.614597" calcext:value-type="float">
            <text:p>0.614597</text:p>
          </table:table-cell>
          <table:table-cell office:value-type="float" office:value="0.00299865" calcext:value-type="float">
            <text:p>0.00299865</text:p>
          </table:table-cell>
          <table:table-cell office:value-type="float" office:value="0.61696" calcext:value-type="float">
            <text:p>0.61696</text:p>
          </table:table-cell>
          <table:table-cell office:value-type="float" office:value="0.00213463" calcext:value-type="float">
            <text:p>0.00213463</text:p>
          </table:table-cell>
          <table:table-cell office:value-type="float" office:value="0.792186" calcext:value-type="float">
            <text:p>0.792186</text:p>
          </table:table-cell>
          <table:table-cell office:value-type="float" office:value="0.00255674" calcext:value-type="float">
            <text:p>0.00255674</text:p>
          </table:table-cell>
          <table:table-cell office:value-type="float" office:value="0.771388" calcext:value-type="float">
            <text:p>0.771388</text:p>
          </table:table-cell>
          <table:table-cell office:value-type="float" office:value="0.00281528" calcext:value-type="float">
            <text:p>0.00281528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00206417" calcext:value-type="float">
            <text:p>0.00206417</text:p>
          </table:table-cell>
          <table:table-cell office:value-type="float" office:value="0.773934" calcext:value-type="float">
            <text:p>0.773934</text:p>
          </table:table-cell>
          <table:table-cell office:value-type="float" office:value="0.00188127" calcext:value-type="float">
            <text:p>0.00188127</text:p>
          </table:table-cell>
          <table:table-cell office:value-type="float" office:value="0.390852" calcext:value-type="float">
            <text:p>0.390852</text:p>
          </table:table-cell>
          <table:table-cell office:value-type="float" office:value="0.00723835" calcext:value-type="float">
            <text:p>0.00723835</text:p>
          </table:table-cell>
          <table:table-cell table:number-columns-repeated="2"/>
        </table:table-row>
        <table:table-row table:style-name="ro1">
          <table:table-cell office:value-type="float" office:value="0.611598" calcext:value-type="float">
            <text:p>0.611598</text:p>
          </table:table-cell>
          <table:table-cell office:value-type="float" office:value="0.00271912" calcext:value-type="float">
            <text:p>0.00271912</text:p>
          </table:table-cell>
          <table:table-cell office:value-type="float" office:value="0.610556" calcext:value-type="float">
            <text:p>0.610556</text:p>
          </table:table-cell>
          <table:table-cell office:value-type="float" office:value="0.00208381" calcext:value-type="float">
            <text:p>0.00208381</text:p>
          </table:table-cell>
          <table:table-cell office:value-type="float" office:value="0.787073" calcext:value-type="float">
            <text:p>0.787073</text:p>
          </table:table-cell>
          <table:table-cell office:value-type="float" office:value="0.00235564" calcext:value-type="float">
            <text:p>0.00235564</text:p>
          </table:table-cell>
          <table:table-cell office:value-type="float" office:value="0.768572" calcext:value-type="float">
            <text:p>0.768572</text:p>
          </table:table-cell>
          <table:table-cell office:value-type="float" office:value="0.00249928" calcext:value-type="float">
            <text:p>0.00249928</text:p>
          </table:table-cell>
          <table:table-cell office:value-type="float" office:value="0.774038" calcext:value-type="float">
            <text:p>0.774038</text:p>
          </table:table-cell>
          <table:table-cell office:value-type="float" office:value="0.00198579" calcext:value-type="float">
            <text:p>0.00198579</text:p>
          </table:table-cell>
          <table:table-cell office:value-type="float" office:value="0.76829" calcext:value-type="float">
            <text:p>0.76829</text:p>
          </table:table-cell>
          <table:table-cell office:value-type="float" office:value="0.00167224" calcext:value-type="float">
            <text:p>0.00167224</text:p>
          </table:table-cell>
          <table:table-cell office:value-type="float" office:value="0.376375" calcext:value-type="float">
            <text:p>0.376375</text:p>
          </table:table-cell>
          <table:table-cell office:value-type="float" office:value="0.00721018" calcext:value-type="float">
            <text:p>0.00721018</text:p>
          </table:table-cell>
          <table:table-cell table:number-columns-repeated="2"/>
        </table:table-row>
        <table:table-row table:style-name="ro1">
          <table:table-cell office:value-type="float" office:value="0.608879" calcext:value-type="float">
            <text:p>0.608879</text:p>
          </table:table-cell>
          <table:table-cell office:value-type="float" office:value="0.0020584" calcext:value-type="float">
            <text:p>0.0020584</text:p>
          </table:table-cell>
          <table:table-cell office:value-type="float" office:value="0.608472" calcext:value-type="float">
            <text:p>0.608472</text:p>
          </table:table-cell>
          <table:table-cell office:value-type="float" office:value="0.00204569" calcext:value-type="float">
            <text:p>0.00204569</text:p>
          </table:table-cell>
          <table:table-cell office:value-type="float" office:value="0.784717" calcext:value-type="float">
            <text:p>0.784717</text:p>
          </table:table-cell>
          <table:table-cell office:value-type="float" office:value="0.00229819" calcext:value-type="float">
            <text:p>0.00229819</text:p>
          </table:table-cell>
          <table:table-cell office:value-type="float" office:value="0.763574" calcext:value-type="float">
            <text:p>0.763574</text:p>
          </table:table-cell>
          <table:table-cell office:value-type="float" office:value="0.00229819" calcext:value-type="float">
            <text:p>0.00229819</text:p>
          </table:table-cell>
          <table:table-cell office:value-type="float" office:value="0.772053" calcext:value-type="float">
            <text:p>0.772053</text:p>
          </table:table-cell>
          <table:table-cell office:value-type="float" office:value="0.00191611" calcext:value-type="float">
            <text:p>0.00191611</text:p>
          </table:table-cell>
          <table:table-cell office:value-type="float" office:value="0.759929" calcext:value-type="float">
            <text:p>0.759929</text:p>
          </table:table-cell>
          <table:table-cell office:value-type="float" office:value="0.00141095" calcext:value-type="float">
            <text:p>0.00141095</text:p>
          </table:table-cell>
          <table:table-cell office:value-type="float" office:value="0.369165" calcext:value-type="float">
            <text:p>0.369165</text:p>
          </table:table-cell>
          <table:table-cell office:value-type="float" office:value="0.00668444" calcext:value-type="float">
            <text:p>0.00668444</text:p>
          </table:table-cell>
          <table:table-cell table:number-columns-repeated="2"/>
        </table:table-row>
        <table:table-row table:style-name="ro1">
          <table:table-cell office:value-type="float" office:value="0.606821" calcext:value-type="float">
            <text:p>0.606821</text:p>
          </table:table-cell>
          <table:table-cell office:value-type="float" office:value="0.00170263" calcext:value-type="float">
            <text:p>0.00170263</text:p>
          </table:table-cell>
          <table:table-cell office:value-type="float" office:value="0.604381" calcext:value-type="float">
            <text:p>0.604381</text:p>
          </table:table-cell>
          <table:table-cell office:value-type="float" office:value="0.0018551" calcext:value-type="float">
            <text:p>0.0018551</text:p>
          </table:table-cell>
          <table:table-cell office:value-type="float" office:value="0.780121" calcext:value-type="float">
            <text:p>0.780121</text:p>
          </table:table-cell>
          <table:table-cell office:value-type="float" office:value="0.00183855" calcext:value-type="float">
            <text:p>0.00183855</text:p>
          </table:table-cell>
          <table:table-cell office:value-type="float" office:value="0.761276" calcext:value-type="float">
            <text:p>0.761276</text:p>
          </table:table-cell>
          <table:table-cell office:value-type="float" office:value="0.00201092" calcext:value-type="float">
            <text:p>0.00201092</text:p>
          </table:table-cell>
          <table:table-cell office:value-type="float" office:value="0.757002" calcext:value-type="float">
            <text:p>0.757002</text:p>
          </table:table-cell>
          <table:table-cell office:value-type="float" office:value="0.00188127" calcext:value-type="float">
            <text:p>0.00188127</text:p>
          </table:table-cell>
          <table:table-cell office:value-type="float" office:value="0.757107" calcext:value-type="float">
            <text:p>0.757107</text:p>
          </table:table-cell>
          <table:table-cell office:value-type="float" office:value="0.0013587" calcext:value-type="float">
            <text:p>0.0013587</text:p>
          </table:table-cell>
          <table:table-cell office:value-type="float" office:value="0.362481" calcext:value-type="float">
            <text:p>0.362481</text:p>
          </table:table-cell>
          <table:table-cell office:value-type="float" office:value="0.00630891" calcext:value-type="float">
            <text:p>0.00630891</text:p>
          </table:table-cell>
          <table:table-cell table:number-columns-repeated="2"/>
        </table:table-row>
        <table:table-row table:style-name="ro1">
          <table:table-cell office:value-type="float" office:value="0.605118" calcext:value-type="float">
            <text:p>0.605118</text:p>
          </table:table-cell>
          <table:table-cell office:value-type="float" office:value="0.00162639" calcext:value-type="float">
            <text:p>0.00162639</text:p>
          </table:table-cell>
          <table:table-cell office:value-type="float" office:value="0.602526" calcext:value-type="float">
            <text:p>0.602526</text:p>
          </table:table-cell>
          <table:table-cell office:value-type="float" office:value="0.00175345" calcext:value-type="float">
            <text:p>0.00175345</text:p>
          </table:table-cell>
          <table:table-cell office:value-type="float" office:value="0.778282" calcext:value-type="float">
            <text:p>0.778282</text:p>
          </table:table-cell>
          <table:table-cell office:value-type="float" office:value="0.0017811" calcext:value-type="float">
            <text:p>0.0017811</text:p>
          </table:table-cell>
          <table:table-cell office:value-type="float" office:value="0.755243" calcext:value-type="float">
            <text:p>0.755243</text:p>
          </table:table-cell>
          <table:table-cell office:value-type="float" office:value="0.00192473" calcext:value-type="float">
            <text:p>0.00192473</text:p>
          </table:table-cell>
          <table:table-cell office:value-type="float" office:value="0.755121" calcext:value-type="float">
            <text:p>0.755121</text:p>
          </table:table-cell>
          <table:table-cell office:value-type="float" office:value="0.00177676" calcext:value-type="float">
            <text:p>0.00177676</text:p>
          </table:table-cell>
          <table:table-cell office:value-type="float" office:value="0.738712" calcext:value-type="float">
            <text:p>0.738712</text:p>
          </table:table-cell>
          <table:table-cell office:value-type="float" office:value="0.00130644" calcext:value-type="float">
            <text:p>0.00130644</text:p>
          </table:table-cell>
          <table:table-cell office:value-type="float" office:value="0.356172" calcext:value-type="float">
            <text:p>0.356172</text:p>
          </table:table-cell>
          <table:table-cell office:value-type="float" office:value="0.00514477" calcext:value-type="float">
            <text:p>0.00514477</text:p>
          </table:table-cell>
          <table:table-cell table:number-columns-repeated="2"/>
        </table:table-row>
        <table:table-row table:style-name="ro1">
          <table:table-cell office:value-type="float" office:value="0.600213" calcext:value-type="float">
            <text:p>0.600213</text:p>
          </table:table-cell>
          <table:table-cell office:value-type="float" office:value="0.00137227" calcext:value-type="float">
            <text:p>0.00137227</text:p>
          </table:table-cell>
          <table:table-cell office:value-type="float" office:value="0.600773" calcext:value-type="float">
            <text:p>0.600773</text:p>
          </table:table-cell>
          <table:table-cell office:value-type="float" office:value="0.00155015" calcext:value-type="float">
            <text:p>0.00155015</text:p>
          </table:table-cell>
          <table:table-cell office:value-type="float" office:value="0.77472" calcext:value-type="float">
            <text:p>0.77472</text:p>
          </table:table-cell>
          <table:table-cell office:value-type="float" office:value="0.00160873" calcext:value-type="float">
            <text:p>0.00160873</text:p>
          </table:table-cell>
          <table:table-cell office:value-type="float" office:value="0.747544" calcext:value-type="float">
            <text:p>0.747544</text:p>
          </table:table-cell>
          <table:table-cell office:value-type="float" office:value="0.0017811" calcext:value-type="float">
            <text:p>0.0017811</text:p>
          </table:table-cell>
          <table:table-cell office:value-type="float" office:value="0.749791" calcext:value-type="float">
            <text:p>0.749791</text:p>
          </table:table-cell>
          <table:table-cell office:value-type="float" office:value="0.00170708" calcext:value-type="float">
            <text:p>0.00170708</text:p>
          </table:table-cell>
          <table:table-cell office:value-type="float" office:value="0.736099" calcext:value-type="float">
            <text:p>0.736099</text:p>
          </table:table-cell>
          <table:table-cell office:value-type="float" office:value="0.00125418" calcext:value-type="float">
            <text:p>0.00125418</text:p>
          </table:table-cell>
          <table:table-cell office:value-type="float" office:value="0.351027" calcext:value-type="float">
            <text:p>0.351027</text:p>
          </table:table-cell>
          <table:table-cell office:value-type="float" office:value="0.00460025" calcext:value-type="float">
            <text:p>0.00460025</text:p>
          </table:table-cell>
          <table:table-cell table:number-columns-repeated="2"/>
        </table:table-row>
        <table:table-row table:style-name="ro1">
          <table:table-cell office:value-type="float" office:value="0.598841" calcext:value-type="float">
            <text:p>0.598841</text:p>
          </table:table-cell>
          <table:table-cell office:value-type="float" office:value="0.00127062" calcext:value-type="float">
            <text:p>0.00127062</text:p>
          </table:table-cell>
          <table:table-cell office:value-type="float" office:value="0.597672" calcext:value-type="float">
            <text:p>0.597672</text:p>
          </table:table-cell>
          <table:table-cell office:value-type="float" office:value="0.00136591" calcext:value-type="float">
            <text:p>0.00136591</text:p>
          </table:table-cell>
          <table:table-cell office:value-type="float" office:value="0.773111" calcext:value-type="float">
            <text:p>0.773111</text:p>
          </table:table-cell>
          <table:table-cell office:value-type="float" office:value="0.00140764" calcext:value-type="float">
            <text:p>0.00140764</text:p>
          </table:table-cell>
          <table:table-cell office:value-type="float" office:value="0.745763" calcext:value-type="float">
            <text:p>0.745763</text:p>
          </table:table-cell>
          <table:table-cell office:value-type="float" office:value="0.00149382" calcext:value-type="float">
            <text:p>0.00149382</text:p>
          </table:table-cell>
          <table:table-cell office:value-type="float" office:value="0.74467" calcext:value-type="float">
            <text:p>0.74467</text:p>
          </table:table-cell>
          <table:table-cell office:value-type="float" office:value="0.00167224" calcext:value-type="float">
            <text:p>0.00167224</text:p>
          </table:table-cell>
          <table:table-cell office:value-type="float" office:value="0.733591" calcext:value-type="float">
            <text:p>0.733591</text:p>
          </table:table-cell>
          <table:table-cell office:value-type="float" office:value="0.00120192" calcext:value-type="float">
            <text:p>0.00120192</text:p>
          </table:table-cell>
          <table:table-cell office:value-type="float" office:value="0.346427" calcext:value-type="float">
            <text:p>0.346427</text:p>
          </table:table-cell>
          <table:table-cell office:value-type="float" office:value="0.00439371" calcext:value-type="float">
            <text:p>0.00439371</text:p>
          </table:table-cell>
          <table:table-cell table:number-columns-repeated="2"/>
        </table:table-row>
        <table:table-row table:style-name="ro1">
          <table:table-cell office:value-type="float" office:value="0.597571" calcext:value-type="float">
            <text:p>0.597571</text:p>
          </table:table-cell>
          <table:table-cell office:value-type="float" office:value="0.00119438" calcext:value-type="float">
            <text:p>0.00119438</text:p>
          </table:table-cell>
          <table:table-cell office:value-type="float" office:value="0.592209" calcext:value-type="float">
            <text:p>0.592209</text:p>
          </table:table-cell>
          <table:table-cell office:value-type="float" office:value="0.00133415" calcext:value-type="float">
            <text:p>0.00133415</text:p>
          </table:table-cell>
          <table:table-cell office:value-type="float" office:value="0.770296" calcext:value-type="float">
            <text:p>0.770296</text:p>
          </table:table-cell>
          <table:table-cell office:value-type="float" office:value="0.00137891" calcext:value-type="float">
            <text:p>0.00137891</text:p>
          </table:table-cell>
          <table:table-cell office:value-type="float" office:value="0.744269" calcext:value-type="float">
            <text:p>0.744269</text:p>
          </table:table-cell>
          <table:table-cell office:value-type="float" office:value="0.00145552" calcext:value-type="float">
            <text:p>0.00145552</text:p>
          </table:table-cell>
          <table:table-cell office:value-type="float" office:value="0.732337" calcext:value-type="float">
            <text:p>0.732337</text:p>
          </table:table-cell>
          <table:table-cell office:value-type="float" office:value="0.00156773" calcext:value-type="float">
            <text:p>0.00156773</text:p>
          </table:table-cell>
          <table:table-cell office:value-type="float" office:value="0.731187" calcext:value-type="float">
            <text:p>0.731187</text:p>
          </table:table-cell>
          <table:table-cell office:value-type="float" office:value="0.00114967" calcext:value-type="float">
            <text:p>0.00114967</text:p>
          </table:table-cell>
          <table:table-cell office:value-type="float" office:value="0.342033" calcext:value-type="float">
            <text:p>0.342033</text:p>
          </table:table-cell>
          <table:table-cell office:value-type="float" office:value="0.00437493" calcext:value-type="float">
            <text:p>0.00437493</text:p>
          </table:table-cell>
          <table:table-cell table:number-columns-repeated="2"/>
        </table:table-row>
        <table:table-row table:style-name="ro1">
          <table:table-cell office:value-type="float" office:value="0.596376" calcext:value-type="float">
            <text:p>0.596376</text:p>
          </table:table-cell>
          <table:table-cell office:value-type="float" office:value="0.0011012" calcext:value-type="float">
            <text:p>0.0011012</text:p>
          </table:table-cell>
          <table:table-cell office:value-type="float" office:value="0.585246" calcext:value-type="float">
            <text:p>0.585246</text:p>
          </table:table-cell>
          <table:table-cell office:value-type="float" office:value="0.0012452" calcext:value-type="float">
            <text:p>0.0012452</text:p>
          </table:table-cell>
          <table:table-cell office:value-type="float" office:value="0.767538" calcext:value-type="float">
            <text:p>0.767538</text:p>
          </table:table-cell>
          <table:table-cell office:value-type="float" office:value="0.001264" calcext:value-type="float">
            <text:p>0.001264</text:p>
          </table:table-cell>
          <table:table-cell office:value-type="float" office:value="0.738351" calcext:value-type="float">
            <text:p>0.738351</text:p>
          </table:table-cell>
          <table:table-cell office:value-type="float" office:value="0.00142679" calcext:value-type="float">
            <text:p>0.00142679</text:p>
          </table:table-cell>
          <table:table-cell office:value-type="float" office:value="0.730769" calcext:value-type="float">
            <text:p>0.730769</text:p>
          </table:table-cell>
          <table:table-cell office:value-type="float" office:value="0.00146321" calcext:value-type="float">
            <text:p>0.00146321</text:p>
          </table:table-cell>
          <table:table-cell office:value-type="float" office:value="0.728888" calcext:value-type="float">
            <text:p>0.728888</text:p>
          </table:table-cell>
          <table:table-cell office:value-type="float" office:value="0.00104515" calcext:value-type="float">
            <text:p>0.00104515</text:p>
          </table:table-cell>
          <table:table-cell office:value-type="float" office:value="0.337658" calcext:value-type="float">
            <text:p>0.337658</text:p>
          </table:table-cell>
          <table:table-cell office:value-type="float" office:value="0.00413083" calcext:value-type="float">
            <text:p>0.00413083</text:p>
          </table:table-cell>
          <table:table-cell table:number-columns-repeated="2"/>
        </table:table-row>
        <table:table-row table:style-name="ro1">
          <table:table-cell office:value-type="float" office:value="0.591878" calcext:value-type="float">
            <text:p>0.591878</text:p>
          </table:table-cell>
          <table:table-cell office:value-type="float" office:value="0.000965668" calcext:value-type="float">
            <text:p>0.000965668</text:p>
          </table:table-cell>
          <table:table-cell office:value-type="float" office:value="0.584" calcext:value-type="float">
            <text:p>0.584</text:p>
          </table:table-cell>
          <table:table-cell office:value-type="float" office:value="0.00120073" calcext:value-type="float">
            <text:p>0.00120073</text:p>
          </table:table-cell>
          <table:table-cell office:value-type="float" office:value="0.763746" calcext:value-type="float">
            <text:p>0.763746</text:p>
          </table:table-cell>
          <table:table-cell office:value-type="float" office:value="0.00123528" calcext:value-type="float">
            <text:p>0.00123528</text:p>
          </table:table-cell>
          <table:table-cell office:value-type="float" office:value="0.72979" calcext:value-type="float">
            <text:p>0.72979</text:p>
          </table:table-cell>
          <table:table-cell office:value-type="float" office:value="0.00124485" calcext:value-type="float">
            <text:p>0.00124485</text:p>
          </table:table-cell>
          <table:table-cell office:value-type="float" office:value="0.724916" calcext:value-type="float">
            <text:p>0.724916</text:p>
          </table:table-cell>
          <table:table-cell office:value-type="float" office:value="0.0013587" calcext:value-type="float">
            <text:p>0.0013587</text:p>
          </table:table-cell>
          <table:table-cell office:value-type="float" office:value="0.726798" calcext:value-type="float">
            <text:p>0.726798</text:p>
          </table:table-cell>
          <table:table-cell office:value-type="float" office:value="0.000992893" calcext:value-type="float">
            <text:p>0.000992893</text:p>
          </table:table-cell>
          <table:table-cell office:value-type="float" office:value="0.333527" calcext:value-type="float">
            <text:p>0.333527</text:p>
          </table:table-cell>
          <table:table-cell office:value-type="float" office:value="0.00367081" calcext:value-type="float">
            <text:p>0.00367081</text:p>
          </table:table-cell>
          <table:table-cell table:number-columns-repeated="2"/>
        </table:table-row>
        <table:table-row table:style-name="ro1">
          <table:table-cell office:value-type="float" office:value="0.590913" calcext:value-type="float">
            <text:p>0.590913</text:p>
          </table:table-cell>
          <table:table-cell office:value-type="float" office:value="0.000955503" calcext:value-type="float">
            <text:p>0.000955503</text:p>
          </table:table-cell>
          <table:table-cell office:value-type="float" office:value="0.579197" calcext:value-type="float">
            <text:p>0.579197</text:p>
          </table:table-cell>
          <table:table-cell office:value-type="float" office:value="0.00116897" calcext:value-type="float">
            <text:p>0.00116897</text:p>
          </table:table-cell>
          <table:table-cell office:value-type="float" office:value="0.758805" calcext:value-type="float">
            <text:p>0.758805</text:p>
          </table:table-cell>
          <table:table-cell office:value-type="float" office:value="0.00119697" calcext:value-type="float">
            <text:p>0.00119697</text:p>
          </table:table-cell>
          <table:table-cell office:value-type="float" office:value="0.726056" calcext:value-type="float">
            <text:p>0.726056</text:p>
          </table:table-cell>
          <table:table-cell office:value-type="float" office:value="0.00123528" calcext:value-type="float">
            <text:p>0.00123528</text:p>
          </table:table-cell>
          <table:table-cell office:value-type="float" office:value="0.722199" calcext:value-type="float">
            <text:p>0.722199</text:p>
          </table:table-cell>
          <table:table-cell office:value-type="float" office:value="0.00125418" calcext:value-type="float">
            <text:p>0.00125418</text:p>
          </table:table-cell>
          <table:table-cell office:value-type="float" office:value="0.724812" calcext:value-type="float">
            <text:p>0.724812</text:p>
          </table:table-cell>
          <table:table-cell office:value-type="float" office:value="0.000940635" calcext:value-type="float">
            <text:p>0.000940635</text:p>
          </table:table-cell>
          <table:table-cell office:value-type="float" office:value="0.326186" calcext:value-type="float">
            <text:p>0.326186</text:p>
          </table:table-cell>
          <table:table-cell office:value-type="float" office:value="0.00314507" calcext:value-type="float">
            <text:p>0.00314507</text:p>
          </table:table-cell>
          <table:table-cell table:number-columns-repeated="2"/>
        </table:table-row>
        <table:table-row table:style-name="ro1">
          <table:table-cell office:value-type="float" office:value="0.579731" calcext:value-type="float">
            <text:p>0.579731</text:p>
          </table:table-cell>
          <table:table-cell office:value-type="float" office:value="0.000940256" calcext:value-type="float">
            <text:p>0.000940256</text:p>
          </table:table-cell>
          <table:table-cell office:value-type="float" office:value="0.573963" calcext:value-type="float">
            <text:p>0.573963</text:p>
          </table:table-cell>
          <table:table-cell office:value-type="float" office:value="0.00109273" calcext:value-type="float">
            <text:p>0.00109273</text:p>
          </table:table-cell>
          <table:table-cell office:value-type="float" office:value="0.748061" calcext:value-type="float">
            <text:p>0.748061</text:p>
          </table:table-cell>
          <table:table-cell office:value-type="float" office:value="0.00116825" calcext:value-type="float">
            <text:p>0.00116825</text:p>
          </table:table-cell>
          <table:table-cell office:value-type="float" office:value="0.721344" calcext:value-type="float">
            <text:p>0.721344</text:p>
          </table:table-cell>
          <table:table-cell office:value-type="float" office:value="0.00120655" calcext:value-type="float">
            <text:p>0.00120655</text:p>
          </table:table-cell>
          <table:table-cell office:value-type="float" office:value="0.718436" calcext:value-type="float">
            <text:p>0.718436</text:p>
          </table:table-cell>
          <table:table-cell office:value-type="float" office:value="0.00114967" calcext:value-type="float">
            <text:p>0.00114967</text:p>
          </table:table-cell>
          <table:table-cell office:value-type="float" office:value="0.717809" calcext:value-type="float">
            <text:p>0.717809</text:p>
          </table:table-cell>
          <table:table-cell office:value-type="float" office:value="0.000888378" calcext:value-type="float">
            <text:p>0.000888378</text:p>
          </table:table-cell>
          <table:table-cell office:value-type="float" office:value="0.319896" calcext:value-type="float">
            <text:p>0.319896</text:p>
          </table:table-cell>
          <table:table-cell office:value-type="float" office:value="0.0030418" calcext:value-type="float">
            <text:p>0.0030418</text:p>
          </table:table-cell>
          <table:table-cell table:number-columns-repeated="2"/>
        </table:table-row>
        <table:table-row table:style-name="ro1">
          <table:table-cell office:value-type="float" office:value="0.576021" calcext:value-type="float">
            <text:p>0.576021</text:p>
          </table:table-cell>
          <table:table-cell office:value-type="float" office:value="0.000889431" calcext:value-type="float">
            <text:p>0.000889431</text:p>
          </table:table-cell>
          <table:table-cell office:value-type="float" office:value="0.57287" calcext:value-type="float">
            <text:p>0.57287</text:p>
          </table:table-cell>
          <table:table-cell office:value-type="float" office:value="0.00106732" calcext:value-type="float">
            <text:p>0.00106732</text:p>
          </table:table-cell>
          <table:table-cell office:value-type="float" office:value="0.744556" calcext:value-type="float">
            <text:p>0.744556</text:p>
          </table:table-cell>
          <table:table-cell office:value-type="float" office:value="0.00106866" calcext:value-type="float">
            <text:p>0.00106866</text:p>
          </table:table-cell>
          <table:table-cell office:value-type="float" office:value="0.717725" calcext:value-type="float">
            <text:p>0.717725</text:p>
          </table:table-cell>
          <table:table-cell office:value-type="float" office:value="0.0011491" calcext:value-type="float">
            <text:p>0.0011491</text:p>
          </table:table-cell>
          <table:table-cell office:value-type="float" office:value="0.714987" calcext:value-type="float">
            <text:p>0.714987</text:p>
          </table:table-cell>
          <table:table-cell office:value-type="float" office:value="0.00104515" calcext:value-type="float">
            <text:p>0.00104515</text:p>
          </table:table-cell>
          <table:table-cell office:value-type="float" office:value="0.714256" calcext:value-type="float">
            <text:p>0.714256</text:p>
          </table:table-cell>
          <table:table-cell office:value-type="float" office:value="0.00083612" calcext:value-type="float">
            <text:p>0.00083612</text:p>
          </table:table-cell>
          <table:table-cell office:value-type="float" office:value="0.316854" calcext:value-type="float">
            <text:p>0.316854</text:p>
          </table:table-cell>
          <table:table-cell office:value-type="float" office:value="0.00279144" calcext:value-type="float">
            <text:p>0.00279144</text:p>
          </table:table-cell>
          <table:table-cell table:number-columns-repeated="2"/>
        </table:table-row>
        <table:table-row table:style-name="ro1">
          <table:table-cell office:value-type="float" office:value="0.575132" calcext:value-type="float">
            <text:p>0.575132</text:p>
          </table:table-cell>
          <table:table-cell office:value-type="float" office:value="0.000787782" calcext:value-type="float">
            <text:p>0.000787782</text:p>
          </table:table-cell>
          <table:table-cell office:value-type="float" office:value="0.571802" calcext:value-type="float">
            <text:p>0.571802</text:p>
          </table:table-cell>
          <table:table-cell office:value-type="float" office:value="0.000914843" calcext:value-type="float">
            <text:p>0.000914843</text:p>
          </table:table-cell>
          <table:table-cell office:value-type="float" office:value="0.739213" calcext:value-type="float">
            <text:p>0.739213</text:p>
          </table:table-cell>
          <table:table-cell office:value-type="float" office:value="0.00106291" calcext:value-type="float">
            <text:p>0.00106291</text:p>
          </table:table-cell>
          <table:table-cell office:value-type="float" office:value="0.714278" calcext:value-type="float">
            <text:p>0.714278</text:p>
          </table:table-cell>
          <table:table-cell office:value-type="float" office:value="0.00109164" calcext:value-type="float">
            <text:p>0.00109164</text:p>
          </table:table-cell>
          <table:table-cell office:value-type="float" office:value="0.708717" calcext:value-type="float">
            <text:p>0.708717</text:p>
          </table:table-cell>
          <table:table-cell office:value-type="float" office:value="0.00101031" calcext:value-type="float">
            <text:p>0.00101031</text:p>
          </table:table-cell>
          <table:table-cell office:value-type="float" office:value="0.704118" calcext:value-type="float">
            <text:p>0.704118</text:p>
          </table:table-cell>
          <table:table-cell office:value-type="float" office:value="0.000766444" calcext:value-type="float">
            <text:p>0.000766444</text:p>
          </table:table-cell>
          <table:table-cell office:value-type="float" office:value="0.308479" calcext:value-type="float">
            <text:p>0.308479</text:p>
          </table:table-cell>
          <table:table-cell office:value-type="float" office:value="0.00264749" calcext:value-type="float">
            <text:p>0.00264749</text:p>
          </table:table-cell>
          <table:table-cell table:number-columns-repeated="2"/>
        </table:table-row>
        <table:table-row table:style-name="ro1">
          <table:table-cell office:value-type="float" office:value="0.574344" calcext:value-type="float">
            <text:p>0.574344</text:p>
          </table:table-cell>
          <table:table-cell office:value-type="float" office:value="0.000779311" calcext:value-type="float">
            <text:p>0.000779311</text:p>
          </table:table-cell>
          <table:table-cell office:value-type="float" office:value="0.570888" calcext:value-type="float">
            <text:p>0.570888</text:p>
          </table:table-cell>
          <table:table-cell office:value-type="float" office:value="0.000813194" calcext:value-type="float">
            <text:p>0.000813194</text:p>
          </table:table-cell>
          <table:table-cell office:value-type="float" office:value="0.73387" calcext:value-type="float">
            <text:p>0.73387</text:p>
          </table:table-cell>
          <table:table-cell office:value-type="float" office:value="0.00105334" calcext:value-type="float">
            <text:p>0.00105334</text:p>
          </table:table-cell>
          <table:table-cell office:value-type="float" office:value="0.712094" calcext:value-type="float">
            <text:p>0.712094</text:p>
          </table:table-cell>
          <table:table-cell office:value-type="float" office:value="0.00103419" calcext:value-type="float">
            <text:p>0.00103419</text:p>
          </table:table-cell>
          <table:table-cell office:value-type="float" office:value="0.70464" calcext:value-type="float">
            <text:p>0.70464</text:p>
          </table:table-cell>
          <table:table-cell office:value-type="float" office:value="0.000975474" calcext:value-type="float">
            <text:p>0.000975474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000757734" calcext:value-type="float">
            <text:p>0.000757734</text:p>
          </table:table-cell>
          <table:table-cell office:value-type="float" office:value="0.305832" calcext:value-type="float">
            <text:p>0.305832</text:p>
          </table:table-cell>
          <table:table-cell office:value-type="float" office:value="0.00242217" calcext:value-type="float">
            <text:p>0.00242217</text:p>
          </table:table-cell>
          <table:table-cell table:number-columns-repeated="2"/>
        </table:table-row>
        <table:table-row table:style-name="ro1">
          <table:table-cell office:value-type="float" office:value="0.572006" calcext:value-type="float">
            <text:p>0.572006</text:p>
          </table:table-cell>
          <table:table-cell office:value-type="float" office:value="0.000736957" calcext:value-type="float">
            <text:p>0.000736957</text:p>
          </table:table-cell>
          <table:table-cell office:value-type="float" office:value="0.570074" calcext:value-type="float">
            <text:p>0.570074</text:p>
          </table:table-cell>
          <table:table-cell office:value-type="float" office:value="0.000736957" calcext:value-type="float">
            <text:p>0.000736957</text:p>
          </table:table-cell>
          <table:table-cell office:value-type="float" office:value="0.728239" calcext:value-type="float">
            <text:p>0.728239</text:p>
          </table:table-cell>
          <table:table-cell office:value-type="float" office:value="0.00103419" calcext:value-type="float">
            <text:p>0.00103419</text:p>
          </table:table-cell>
          <table:table-cell office:value-type="float" office:value="0.71106" calcext:value-type="float">
            <text:p>0.71106</text:p>
          </table:table-cell>
          <table:table-cell office:value-type="float" office:value="0.00101503" calcext:value-type="float">
            <text:p>0.00101503</text:p>
          </table:table-cell>
          <table:table-cell office:value-type="float" office:value="0.694503" calcext:value-type="float">
            <text:p>0.694503</text:p>
          </table:table-cell>
          <table:table-cell office:value-type="float" office:value="0.000940635" calcext:value-type="float">
            <text:p>0.000940635</text:p>
          </table:table-cell>
          <table:table-cell office:value-type="float" office:value="0.694712" calcext:value-type="float">
            <text:p>0.694712</text:p>
          </table:table-cell>
          <table:table-cell office:value-type="float" office:value="0.000731605" calcext:value-type="float">
            <text:p>0.000731605</text:p>
          </table:table-cell>
          <table:table-cell office:value-type="float" office:value="0.30341" calcext:value-type="float">
            <text:p>0.30341</text:p>
          </table:table-cell>
          <table:table-cell office:value-type="float" office:value="0.00230951" calcext:value-type="float">
            <text:p>0.00230951</text:p>
          </table:table-cell>
          <table:table-cell table:number-columns-repeated="2"/>
        </table:table-row>
        <table:table-row table:style-name="ro1">
          <table:table-cell office:value-type="float" office:value="0.570532" calcext:value-type="float">
            <text:p>0.570532</text:p>
          </table:table-cell>
          <table:table-cell office:value-type="float" office:value="0.000711545" calcext:value-type="float">
            <text:p>0.000711545</text:p>
          </table:table-cell>
          <table:table-cell office:value-type="float" office:value="0.567076" calcext:value-type="float">
            <text:p>0.567076</text:p>
          </table:table-cell>
          <table:table-cell office:value-type="float" office:value="0.000711545" calcext:value-type="float">
            <text:p>0.000711545</text:p>
          </table:table-cell>
          <table:table-cell office:value-type="float" office:value="0.727205" calcext:value-type="float">
            <text:p>0.727205</text:p>
          </table:table-cell>
          <table:table-cell office:value-type="float" office:value="0.000948003" calcext:value-type="float">
            <text:p>0.000948003</text:p>
          </table:table-cell>
          <table:table-cell office:value-type="float" office:value="0.708015" calcext:value-type="float">
            <text:p>0.708015</text:p>
          </table:table-cell>
          <table:table-cell office:value-type="float" office:value="0.00100546" calcext:value-type="float">
            <text:p>0.00100546</text:p>
          </table:table-cell>
          <table:table-cell office:value-type="float" office:value="0.688232" calcext:value-type="float">
            <text:p>0.688232</text:p>
          </table:table-cell>
          <table:table-cell office:value-type="float" office:value="0.000905797" calcext:value-type="float">
            <text:p>0.000905797</text:p>
          </table:table-cell>
          <table:table-cell office:value-type="float" office:value="0.69398" calcext:value-type="float">
            <text:p>0.69398</text:p>
          </table:table-cell>
          <table:table-cell office:value-type="float" office:value="0.000689799" calcext:value-type="float">
            <text:p>0.000689799</text:p>
          </table:table-cell>
          <table:table-cell office:value-type="float" office:value="0.298791" calcext:value-type="float">
            <text:p>0.298791</text:p>
          </table:table-cell>
          <table:table-cell office:value-type="float" office:value="0.00217808" calcext:value-type="float">
            <text:p>0.00217808</text:p>
          </table:table-cell>
          <table:table-cell table:number-columns-repeated="2"/>
        </table:table-row>
        <table:table-row table:style-name="ro1">
          <table:table-cell office:value-type="float" office:value="0.56982" calcext:value-type="float">
            <text:p>0.56982</text:p>
          </table:table-cell>
          <table:table-cell office:value-type="float" office:value="0.000686133" calcext:value-type="float">
            <text:p>0.000686133</text:p>
          </table:table-cell>
          <table:table-cell office:value-type="float" office:value="0.566364" calcext:value-type="float">
            <text:p>0.566364</text:p>
          </table:table-cell>
          <table:table-cell office:value-type="float" office:value="0.000686133" calcext:value-type="float">
            <text:p>0.000686133</text:p>
          </table:table-cell>
          <table:table-cell office:value-type="float" office:value="0.725309" calcext:value-type="float">
            <text:p>0.725309</text:p>
          </table:table-cell>
          <table:table-cell office:value-type="float" office:value="0.000919276" calcext:value-type="float">
            <text:p>0.000919276</text:p>
          </table:table-cell>
          <table:table-cell office:value-type="float" office:value="0.706004" calcext:value-type="float">
            <text:p>0.706004</text:p>
          </table:table-cell>
          <table:table-cell office:value-type="float" office:value="0.000976731" calcext:value-type="float">
            <text:p>0.000976731</text:p>
          </table:table-cell>
          <table:table-cell office:value-type="float" office:value="0.685514" calcext:value-type="float">
            <text:p>0.685514</text:p>
          </table:table-cell>
          <table:table-cell office:value-type="float" office:value="0.000888378" calcext:value-type="float">
            <text:p>0.000888378</text:p>
          </table:table-cell>
          <table:table-cell office:value-type="float" office:value="0.690531" calcext:value-type="float">
            <text:p>0.690531</text:p>
          </table:table-cell>
          <table:table-cell office:value-type="float" office:value="0.000686813" calcext:value-type="float">
            <text:p>0.000686813</text:p>
          </table:table-cell>
          <table:table-cell office:value-type="float" office:value="0.296613" calcext:value-type="float">
            <text:p>0.296613</text:p>
          </table:table-cell>
          <table:table-cell office:value-type="float" office:value="0.00197153" calcext:value-type="float">
            <text:p>0.00197153</text:p>
          </table:table-cell>
          <table:table-cell table:number-columns-repeated="2"/>
        </table:table-row>
        <table:table-row table:style-name="ro1">
          <table:table-cell office:value-type="float" office:value="0.569134" calcext:value-type="float">
            <text:p>0.569134</text:p>
          </table:table-cell>
          <table:table-cell office:value-type="float" office:value="0.000609896" calcext:value-type="float">
            <text:p>0.000609896</text:p>
          </table:table-cell>
          <table:table-cell office:value-type="float" office:value="0.565678" calcext:value-type="float">
            <text:p>0.565678</text:p>
          </table:table-cell>
          <table:table-cell office:value-type="float" office:value="0.000635308" calcext:value-type="float">
            <text:p>0.000635308</text:p>
          </table:table-cell>
          <table:table-cell office:value-type="float" office:value="0.722551" calcext:value-type="float">
            <text:p>0.722551</text:p>
          </table:table-cell>
          <table:table-cell office:value-type="float" office:value="0.000900125" calcext:value-type="float">
            <text:p>0.000900125</text:p>
          </table:table-cell>
          <table:table-cell office:value-type="float" office:value="0.694226" calcext:value-type="float">
            <text:p>0.694226</text:p>
          </table:table-cell>
          <table:table-cell office:value-type="float" office:value="0.000948003" calcext:value-type="float">
            <text:p>0.000948003</text:p>
          </table:table-cell>
          <table:table-cell office:value-type="float" office:value="0.683737" calcext:value-type="float">
            <text:p>0.683737</text:p>
          </table:table-cell>
          <table:table-cell office:value-type="float" office:value="0.00083612" calcext:value-type="float">
            <text:p>0.00083612</text:p>
          </table:table-cell>
          <table:table-cell office:value-type="float" office:value="0.685723" calcext:value-type="float">
            <text:p>0.685723</text:p>
          </table:table-cell>
          <table:table-cell office:value-type="float" office:value="0.000679348" calcext:value-type="float">
            <text:p>0.000679348</text:p>
          </table:table-cell>
          <table:table-cell office:value-type="float" office:value="0.290604" calcext:value-type="float">
            <text:p>0.290604</text:p>
          </table:table-cell>
          <table:table-cell office:value-type="float" office:value="0.00189643" calcext:value-type="float">
            <text:p>0.00189643</text:p>
          </table:table-cell>
          <table:table-cell table:number-columns-repeated="2"/>
        </table:table-row>
        <table:table-row table:style-name="ro1">
          <table:table-cell office:value-type="float" office:value="0.567914" calcext:value-type="float">
            <text:p>0.567914</text:p>
          </table:table-cell>
          <table:table-cell office:value-type="float" office:value="0.000584483" calcext:value-type="float">
            <text:p>0.000584483</text:p>
          </table:table-cell>
          <table:table-cell office:value-type="float" office:value="0.565043" calcext:value-type="float">
            <text:p>0.565043</text:p>
          </table:table-cell>
          <table:table-cell office:value-type="float" office:value="0.000622602" calcext:value-type="float">
            <text:p>0.000622602</text:p>
          </table:table-cell>
          <table:table-cell office:value-type="float" office:value="0.718759" calcext:value-type="float">
            <text:p>0.718759</text:p>
          </table:table-cell>
          <table:table-cell office:value-type="float" office:value="0.000861821" calcext:value-type="float">
            <text:p>0.000861821</text:p>
          </table:table-cell>
          <table:table-cell office:value-type="float" office:value="0.69233" calcext:value-type="float">
            <text:p>0.69233</text:p>
          </table:table-cell>
          <table:table-cell office:value-type="float" office:value="0.000919276" calcext:value-type="float">
            <text:p>0.000919276</text:p>
          </table:table-cell>
          <table:table-cell office:value-type="float" office:value="0.676212" calcext:value-type="float">
            <text:p>0.676212</text:p>
          </table:table-cell>
          <table:table-cell office:value-type="float" office:value="0.000731605" calcext:value-type="float">
            <text:p>0.000731605</text:p>
          </table:table-cell>
          <table:table-cell office:value-type="float" office:value="0.683006" calcext:value-type="float">
            <text:p>0.683006</text:p>
          </table:table-cell>
          <table:table-cell office:value-type="float" office:value="0.00062709" calcext:value-type="float">
            <text:p>0.00062709</text:p>
          </table:table-cell>
          <table:table-cell office:value-type="float" office:value="0.288708" calcext:value-type="float">
            <text:p>0.288708</text:p>
          </table:table-cell>
          <table:table-cell office:value-type="float" office:value="0.00187765" calcext:value-type="float">
            <text:p>0.00187765</text:p>
          </table:table-cell>
          <table:table-cell table:number-columns-repeated="2"/>
        </table:table-row>
        <table:table-row table:style-name="ro1">
          <table:table-cell office:value-type="float" office:value="0.566161" calcext:value-type="float">
            <text:p>0.566161</text:p>
          </table:table-cell>
          <table:table-cell office:value-type="float" office:value="0.000571777" calcext:value-type="float">
            <text:p>0.000571777</text:p>
          </table:table-cell>
          <table:table-cell office:value-type="float" office:value="0.563798" calcext:value-type="float">
            <text:p>0.563798</text:p>
          </table:table-cell>
          <table:table-cell office:value-type="float" office:value="0.000601425" calcext:value-type="float">
            <text:p>0.000601425</text:p>
          </table:table-cell>
          <table:table-cell office:value-type="float" office:value="0.713646" calcext:value-type="float">
            <text:p>0.713646</text:p>
          </table:table-cell>
          <table:table-cell office:value-type="float" office:value="0.000833094" calcext:value-type="float">
            <text:p>0.000833094</text:p>
          </table:table-cell>
          <table:table-cell office:value-type="float" office:value="0.689572" calcext:value-type="float">
            <text:p>0.689572</text:p>
          </table:table-cell>
          <table:table-cell office:value-type="float" office:value="0.000900125" calcext:value-type="float">
            <text:p>0.000900125</text:p>
          </table:table-cell>
          <table:table-cell office:value-type="float" office:value="0.659385" calcext:value-type="float">
            <text:p>0.659385</text:p>
          </table:table-cell>
          <table:table-cell office:value-type="float" office:value="0.000679348" calcext:value-type="float">
            <text:p>0.000679348</text:p>
          </table:table-cell>
          <table:table-cell office:value-type="float" office:value="0.667851" calcext:value-type="float">
            <text:p>0.667851</text:p>
          </table:table-cell>
          <table:table-cell office:value-type="float" office:value="0.000597229" calcext:value-type="float">
            <text:p>0.000597229</text:p>
          </table:table-cell>
          <table:table-cell office:value-type="float" office:value="0.28683" calcext:value-type="float">
            <text:p>0.28683</text:p>
          </table:table-cell>
          <table:table-cell office:value-type="float" office:value="0.00170866" calcext:value-type="float">
            <text:p>0.00170866</text:p>
          </table:table-cell>
          <table:table-cell table:number-columns-repeated="2"/>
        </table:table-row>
        <table:table-row table:style-name="ro1">
          <table:table-cell office:value-type="float" office:value="0.565017" calcext:value-type="float">
            <text:p>0.565017</text:p>
          </table:table-cell>
          <table:table-cell office:value-type="float" office:value="0.000559071" calcext:value-type="float">
            <text:p>0.000559071</text:p>
          </table:table-cell>
          <table:table-cell office:value-type="float" office:value="0.561993" calcext:value-type="float">
            <text:p>0.561993</text:p>
          </table:table-cell>
          <table:table-cell office:value-type="float" office:value="0.000559071" calcext:value-type="float">
            <text:p>0.000559071</text:p>
          </table:table-cell>
          <table:table-cell office:value-type="float" office:value="0.710313" calcext:value-type="float">
            <text:p>0.710313</text:p>
          </table:table-cell>
          <table:table-cell office:value-type="float" office:value="0.000823518" calcext:value-type="float">
            <text:p>0.000823518</text:p>
          </table:table-cell>
          <table:table-cell office:value-type="float" office:value="0.686872" calcext:value-type="float">
            <text:p>0.686872</text:p>
          </table:table-cell>
          <table:table-cell office:value-type="float" office:value="0.000890549" calcext:value-type="float">
            <text:p>0.000890549</text:p>
          </table:table-cell>
          <table:table-cell office:value-type="float" office:value="0.653951" calcext:value-type="float">
            <text:p>0.653951</text:p>
          </table:table-cell>
          <table:table-cell office:value-type="float" office:value="0.000668896" calcext:value-type="float">
            <text:p>0.000668896</text:p>
          </table:table-cell>
          <table:table-cell office:value-type="float" office:value="0.663671" calcext:value-type="float">
            <text:p>0.663671</text:p>
          </table:table-cell>
          <table:table-cell office:value-type="float" office:value="0.000582298" calcext:value-type="float">
            <text:p>0.000582298</text:p>
          </table:table-cell>
          <table:table-cell office:value-type="float" office:value="0.283413" calcext:value-type="float">
            <text:p>0.283413</text:p>
          </table:table-cell>
          <table:table-cell office:value-type="float" office:value="0.00161478" calcext:value-type="float">
            <text:p>0.00161478</text:p>
          </table:table-cell>
          <table:table-cell table:number-columns-repeated="2"/>
        </table:table-row>
        <table:table-row table:style-name="ro1">
          <table:table-cell office:value-type="float" office:value="0.564458" calcext:value-type="float">
            <text:p>0.564458</text:p>
          </table:table-cell>
          <table:table-cell office:value-type="float" office:value="0.000482834" calcext:value-type="float">
            <text:p>0.000482834</text:p>
          </table:table-cell>
          <table:table-cell office:value-type="float" office:value="0.561434" calcext:value-type="float">
            <text:p>0.561434</text:p>
          </table:table-cell>
          <table:table-cell office:value-type="float" office:value="0.000533659" calcext:value-type="float">
            <text:p>0.000533659</text:p>
          </table:table-cell>
          <table:table-cell office:value-type="float" office:value="0.707843" calcext:value-type="float">
            <text:p>0.707843</text:p>
          </table:table-cell>
          <table:table-cell office:value-type="float" office:value="0.000804367" calcext:value-type="float">
            <text:p>0.000804367</text:p>
          </table:table-cell>
          <table:table-cell office:value-type="float" office:value="0.68509" calcext:value-type="float">
            <text:p>0.68509</text:p>
          </table:table-cell>
          <table:table-cell office:value-type="float" office:value="0.000861821" calcext:value-type="float">
            <text:p>0.000861821</text:p>
          </table:table-cell>
          <table:table-cell office:value-type="float" office:value="0.647993" calcext:value-type="float">
            <text:p>0.647993</text:p>
          </table:table-cell>
          <table:table-cell office:value-type="float" office:value="0.000661929" calcext:value-type="float">
            <text:p>0.000661929</text:p>
          </table:table-cell>
          <table:table-cell office:value-type="float" office:value="0.658236" calcext:value-type="float">
            <text:p>0.658236</text:p>
          </table:table-cell>
          <table:table-cell office:value-type="float" office:value="0.000574833" calcext:value-type="float">
            <text:p>0.000574833</text:p>
          </table:table-cell>
          <table:table-cell office:value-type="float" office:value="0.281798" calcext:value-type="float">
            <text:p>0.281798</text:p>
          </table:table-cell>
          <table:table-cell office:value-type="float" office:value="0.001596" calcext:value-type="float">
            <text:p>0.001596</text:p>
          </table:table-cell>
          <table:table-cell table:number-columns-repeated="2"/>
        </table:table-row>
        <table:table-row table:style-name="ro1">
          <table:table-cell office:value-type="float" office:value="0.56301" calcext:value-type="float">
            <text:p>0.56301</text:p>
          </table:table-cell>
          <table:table-cell office:value-type="float" office:value="0.000476481" calcext:value-type="float">
            <text:p>0.000476481</text:p>
          </table:table-cell>
          <table:table-cell office:value-type="float" office:value="0.560367" calcext:value-type="float">
            <text:p>0.560367</text:p>
          </table:table-cell>
          <table:table-cell office:value-type="float" office:value="0.000525188" calcext:value-type="float">
            <text:p>0.000525188</text:p>
          </table:table-cell>
          <table:table-cell office:value-type="float" office:value="0.703016" calcext:value-type="float">
            <text:p>0.703016</text:p>
          </table:table-cell>
          <table:table-cell office:value-type="float" office:value="0.000746912" calcext:value-type="float">
            <text:p>0.000746912</text:p>
          </table:table-cell>
          <table:table-cell office:value-type="float" office:value="0.680781" calcext:value-type="float">
            <text:p>0.680781</text:p>
          </table:table-cell>
          <table:table-cell office:value-type="float" office:value="0.00084267" calcext:value-type="float">
            <text:p>0.00084267</text:p>
          </table:table-cell>
          <table:table-cell office:value-type="float" office:value="0.643081" calcext:value-type="float">
            <text:p>0.643081</text:p>
          </table:table-cell>
          <table:table-cell office:value-type="float" office:value="0.00062709" calcext:value-type="float">
            <text:p>0.00062709</text:p>
          </table:table-cell>
          <table:table-cell office:value-type="float" office:value="0.652487" calcext:value-type="float">
            <text:p>0.652487</text:p>
          </table:table-cell>
          <table:table-cell office:value-type="float" office:value="0.000557414" calcext:value-type="float">
            <text:p>0.000557414</text:p>
          </table:table-cell>
          <table:table-cell office:value-type="float" office:value="0.280202" calcext:value-type="float">
            <text:p>0.280202</text:p>
          </table:table-cell>
          <table:table-cell office:value-type="float" office:value="0.00156784" calcext:value-type="float">
            <text:p>0.00156784</text:p>
          </table:table-cell>
          <table:table-cell table:number-columns-repeated="2"/>
        </table:table-row>
        <table:table-row table:style-name="ro1">
          <table:table-cell office:value-type="float" office:value="0.561104" calcext:value-type="float">
            <text:p>0.561104</text:p>
          </table:table-cell>
          <table:table-cell office:value-type="float" office:value="0.000470128" calcext:value-type="float">
            <text:p>0.000470128</text:p>
          </table:table-cell>
          <table:table-cell office:value-type="float" office:value="0.558791" calcext:value-type="float">
            <text:p>0.558791</text:p>
          </table:table-cell>
          <table:table-cell office:value-type="float" office:value="0.000520952" calcext:value-type="float">
            <text:p>0.000520952</text:p>
          </table:table-cell>
          <table:table-cell office:value-type="float" office:value="0.693939" calcext:value-type="float">
            <text:p>0.693939</text:p>
          </table:table-cell>
          <table:table-cell office:value-type="float" office:value="0.000718184" calcext:value-type="float">
            <text:p>0.000718184</text:p>
          </table:table-cell>
          <table:table-cell office:value-type="float" office:value="0.678253" calcext:value-type="float">
            <text:p>0.678253</text:p>
          </table:table-cell>
          <table:table-cell office:value-type="float" office:value="0.000804367" calcext:value-type="float">
            <text:p>0.000804367</text:p>
          </table:table-cell>
          <table:table-cell office:value-type="float" office:value="0.619252" calcext:value-type="float">
            <text:p>0.619252</text:p>
          </table:table-cell>
          <table:table-cell office:value-type="float" office:value="0.000592252" calcext:value-type="float">
            <text:p>0.000592252</text:p>
          </table:table-cell>
          <table:table-cell office:value-type="float" office:value="0.647471" calcext:value-type="float">
            <text:p>0.647471</text:p>
          </table:table-cell>
          <table:table-cell office:value-type="float" office:value="0.000539994" calcext:value-type="float">
            <text:p>0.000539994</text:p>
          </table:table-cell>
          <table:table-cell office:value-type="float" office:value="0.277066" calcext:value-type="float">
            <text:p>0.277066</text:p>
          </table:table-cell>
          <table:table-cell office:value-type="float" office:value="0.00154906" calcext:value-type="float">
            <text:p>0.00154906</text:p>
          </table:table-cell>
          <table:table-cell table:number-columns-repeated="2"/>
        </table:table-row>
        <table:table-row table:style-name="ro1">
          <table:table-cell office:value-type="float" office:value="0.560164" calcext:value-type="float">
            <text:p>0.560164</text:p>
          </table:table-cell>
          <table:table-cell office:value-type="float" office:value="0.000457422" calcext:value-type="float">
            <text:p>0.000457422</text:p>
          </table:table-cell>
          <table:table-cell office:value-type="float" office:value="0.55775" calcext:value-type="float">
            <text:p>0.55775</text:p>
          </table:table-cell>
          <table:table-cell office:value-type="float" office:value="0.000508246" calcext:value-type="float">
            <text:p>0.000508246</text:p>
          </table:table-cell>
          <table:table-cell office:value-type="float" office:value="0.692502" calcext:value-type="float">
            <text:p>0.692502</text:p>
          </table:table-cell>
          <table:table-cell office:value-type="float" office:value="0.000689457" calcext:value-type="float">
            <text:p>0.000689457</text:p>
          </table:table-cell>
          <table:table-cell office:value-type="float" office:value="0.675036" calcext:value-type="float">
            <text:p>0.675036</text:p>
          </table:table-cell>
          <table:table-cell office:value-type="float" office:value="0.000775639" calcext:value-type="float">
            <text:p>0.000775639</text:p>
          </table:table-cell>
          <table:table-cell office:value-type="float" office:value="0.607964" calcext:value-type="float">
            <text:p>0.607964</text:p>
          </table:table-cell>
          <table:table-cell office:value-type="float" office:value="0.000574833" calcext:value-type="float">
            <text:p>0.000574833</text:p>
          </table:table-cell>
          <table:table-cell office:value-type="float" office:value="0.641095" calcext:value-type="float">
            <text:p>0.641095</text:p>
          </table:table-cell>
          <table:table-cell office:value-type="float" office:value="0.000522575" calcext:value-type="float">
            <text:p>0.000522575</text:p>
          </table:table-cell>
          <table:table-cell office:value-type="float" office:value="0.273968" calcext:value-type="float">
            <text:p>0.273968</text:p>
          </table:table-cell>
          <table:table-cell office:value-type="float" office:value="0.00153967" calcext:value-type="float">
            <text:p>0.00153967</text:p>
          </table:table-cell>
          <table:table-cell table:number-columns-repeated="2"/>
        </table:table-row>
        <table:table-row table:style-name="ro1">
          <table:table-cell office:value-type="float" office:value="0.559249" calcext:value-type="float">
            <text:p>0.559249</text:p>
          </table:table-cell>
          <table:table-cell office:value-type="float" office:value="0.000432009" calcext:value-type="float">
            <text:p>0.000432009</text:p>
          </table:table-cell>
          <table:table-cell office:value-type="float" office:value="0.554192" calcext:value-type="float">
            <text:p>0.554192</text:p>
          </table:table-cell>
          <table:table-cell office:value-type="float" office:value="0.000482834" calcext:value-type="float">
            <text:p>0.000482834</text:p>
          </table:table-cell>
          <table:table-cell office:value-type="float" office:value="0.689744" calcext:value-type="float">
            <text:p>0.689744</text:p>
          </table:table-cell>
          <table:table-cell office:value-type="float" office:value="0.000632002" calcext:value-type="float">
            <text:p>0.000632002</text:p>
          </table:table-cell>
          <table:table-cell office:value-type="float" office:value="0.671933" calcext:value-type="float">
            <text:p>0.671933</text:p>
          </table:table-cell>
          <table:table-cell office:value-type="float" office:value="0.000689457" calcext:value-type="float">
            <text:p>0.000689457</text:p>
          </table:table-cell>
          <table:table-cell office:value-type="float" office:value="0.602111" calcext:value-type="float">
            <text:p>0.602111</text:p>
          </table:table-cell>
          <table:table-cell office:value-type="float" office:value="0.000557414" calcext:value-type="float">
            <text:p>0.000557414</text:p>
          </table:table-cell>
          <table:table-cell office:value-type="float" office:value="0.631271" calcext:value-type="float">
            <text:p>0.631271</text:p>
          </table:table-cell>
          <table:table-cell office:value-type="float" office:value="0.000505156" calcext:value-type="float">
            <text:p>0.000505156</text:p>
          </table:table-cell>
          <table:table-cell office:value-type="float" office:value="0.272429" calcext:value-type="float">
            <text:p>0.272429</text:p>
          </table:table-cell>
          <table:table-cell office:value-type="float" office:value="0.00146457" calcext:value-type="float">
            <text:p>0.00146457</text:p>
          </table:table-cell>
          <table:table-cell table:number-columns-repeated="2"/>
        </table:table-row>
        <table:table-row table:style-name="ro1">
          <table:table-cell office:value-type="float" office:value="0.557953" calcext:value-type="float">
            <text:p>0.557953</text:p>
          </table:table-cell>
          <table:table-cell office:value-type="float" office:value="0.000406597" calcext:value-type="float">
            <text:p>0.000406597</text:p>
          </table:table-cell>
          <table:table-cell office:value-type="float" office:value="0.552337" calcext:value-type="float">
            <text:p>0.552337</text:p>
          </table:table-cell>
          <table:table-cell office:value-type="float" office:value="0.000457422" calcext:value-type="float">
            <text:p>0.000457422</text:p>
          </table:table-cell>
          <table:table-cell office:value-type="float" office:value="0.687216" calcext:value-type="float">
            <text:p>0.687216</text:p>
          </table:table-cell>
          <table:table-cell office:value-type="float" office:value="0.000603275" calcext:value-type="float">
            <text:p>0.000603275</text:p>
          </table:table-cell>
          <table:table-cell office:value-type="float" office:value="0.668486" calcext:value-type="float">
            <text:p>0.668486</text:p>
          </table:table-cell>
          <table:table-cell office:value-type="float" office:value="0.00066073" calcext:value-type="float">
            <text:p>0.00066073</text:p>
          </table:table-cell>
          <table:table-cell office:value-type="float" office:value="0.596885" calcext:value-type="float">
            <text:p>0.596885</text:p>
          </table:table-cell>
          <table:table-cell office:value-type="float" office:value="0.000522575" calcext:value-type="float">
            <text:p>0.000522575</text:p>
          </table:table-cell>
          <table:table-cell office:value-type="float" office:value="0.62824" calcext:value-type="float">
            <text:p>0.62824</text:p>
          </table:table-cell>
          <table:table-cell office:value-type="float" office:value="0.000496447" calcext:value-type="float">
            <text:p>0.000496447</text:p>
          </table:table-cell>
          <table:table-cell office:value-type="float" office:value="0.269499" calcext:value-type="float">
            <text:p>0.269499</text:p>
          </table:table-cell>
          <table:table-cell office:value-type="float" office:value="0.00133313" calcext:value-type="float">
            <text:p>0.00133313</text:p>
          </table:table-cell>
          <table:table-cell table:number-columns-repeated="2"/>
        </table:table-row>
        <table:table-row table:style-name="ro1">
          <table:table-cell office:value-type="float" office:value="0.556326" calcext:value-type="float">
            <text:p>0.556326</text:p>
          </table:table-cell>
          <table:table-cell office:value-type="float" office:value="0.000393891" calcext:value-type="float">
            <text:p>0.000393891</text:p>
          </table:table-cell>
          <table:table-cell office:value-type="float" office:value="0.55005" calcext:value-type="float">
            <text:p>0.55005</text:p>
          </table:table-cell>
          <table:table-cell office:value-type="float" office:value="0.000448951" calcext:value-type="float">
            <text:p>0.000448951</text:p>
          </table:table-cell>
          <table:table-cell office:value-type="float" office:value="0.68239" calcext:value-type="float">
            <text:p>0.68239</text:p>
          </table:table-cell>
          <table:table-cell office:value-type="float" office:value="0.000574548" calcext:value-type="float">
            <text:p>0.000574548</text:p>
          </table:table-cell>
          <table:table-cell office:value-type="float" office:value="0.667165" calcext:value-type="float">
            <text:p>0.667165</text:p>
          </table:table-cell>
          <table:table-cell office:value-type="float" office:value="0.000632002" calcext:value-type="float">
            <text:p>0.000632002</text:p>
          </table:table-cell>
          <table:table-cell office:value-type="float" office:value="0.571802" calcext:value-type="float">
            <text:p>0.571802</text:p>
          </table:table-cell>
          <table:table-cell office:value-type="float" office:value="0.000496447" calcext:value-type="float">
            <text:p>0.000496447</text:p>
          </table:table-cell>
          <table:table-cell office:value-type="float" office:value="0.626254" calcext:value-type="float">
            <text:p>0.626254</text:p>
          </table:table-cell>
          <table:table-cell office:value-type="float" office:value="0.000487737" calcext:value-type="float">
            <text:p>0.000487737</text:p>
          </table:table-cell>
          <table:table-cell office:value-type="float" office:value="0.268166" calcext:value-type="float">
            <text:p>0.268166</text:p>
          </table:table-cell>
          <table:table-cell office:value-type="float" office:value="0.00131436" calcext:value-type="float">
            <text:p>0.00131436</text:p>
          </table:table-cell>
          <table:table-cell table:number-columns-repeated="2"/>
        </table:table-row>
        <table:table-row table:style-name="ro1">
          <table:table-cell office:value-type="float" office:value="0.55193" calcext:value-type="float">
            <text:p>0.55193</text:p>
          </table:table-cell>
          <table:table-cell office:value-type="float" office:value="0.000381185" calcext:value-type="float">
            <text:p>0.000381185</text:p>
          </table:table-cell>
          <table:table-cell office:value-type="float" office:value="0.548703" calcext:value-type="float">
            <text:p>0.548703</text:p>
          </table:table-cell>
          <table:table-cell office:value-type="float" office:value="0.000406597" calcext:value-type="float">
            <text:p>0.000406597</text:p>
          </table:table-cell>
          <table:table-cell office:value-type="float" office:value="0.679517" calcext:value-type="float">
            <text:p>0.679517</text:p>
          </table:table-cell>
          <table:table-cell office:value-type="float" office:value="0.000551566" calcext:value-type="float">
            <text:p>0.000551566</text:p>
          </table:table-cell>
          <table:table-cell office:value-type="float" office:value="0.665901" calcext:value-type="float">
            <text:p>0.665901</text:p>
          </table:table-cell>
          <table:table-cell office:value-type="float" office:value="0.000612851" calcext:value-type="float">
            <text:p>0.000612851</text:p>
          </table:table-cell>
          <table:table-cell office:value-type="float" office:value="0.569816" calcext:value-type="float">
            <text:p>0.569816</text:p>
          </table:table-cell>
          <table:table-cell office:value-type="float" office:value="0.000487737" calcext:value-type="float">
            <text:p>0.000487737</text:p>
          </table:table-cell>
          <table:table-cell office:value-type="float" office:value="0.624791" calcext:value-type="float">
            <text:p>0.624791</text:p>
          </table:table-cell>
          <table:table-cell office:value-type="float" office:value="0.000470318" calcext:value-type="float">
            <text:p>0.000470318</text:p>
          </table:table-cell>
          <table:table-cell office:value-type="float" office:value="0.266852" calcext:value-type="float">
            <text:p>0.266852</text:p>
          </table:table-cell>
          <table:table-cell office:value-type="float" office:value="0.00129558" calcext:value-type="float">
            <text:p>0.00129558</text:p>
          </table:table-cell>
          <table:table-cell table:number-columns-repeated="2"/>
        </table:table-row>
        <table:table-row table:style-name="ro1">
          <table:table-cell office:value-type="float" office:value="0.550786" calcext:value-type="float">
            <text:p>0.550786</text:p>
          </table:table-cell>
          <table:table-cell office:value-type="float" office:value="0.000355772" calcext:value-type="float">
            <text:p>0.000355772</text:p>
          </table:table-cell>
          <table:table-cell office:value-type="float" office:value="0.548296" calcext:value-type="float">
            <text:p>0.548296</text:p>
          </table:table-cell>
          <table:table-cell office:value-type="float" office:value="0.000398126" calcext:value-type="float">
            <text:p>0.000398126</text:p>
          </table:table-cell>
          <table:table-cell office:value-type="float" office:value="0.675151" calcext:value-type="float">
            <text:p>0.675151</text:p>
          </table:table-cell>
          <table:table-cell office:value-type="float" office:value="0.000517093" calcext:value-type="float">
            <text:p>0.000517093</text:p>
          </table:table-cell>
          <table:table-cell office:value-type="float" office:value="0.661534" calcext:value-type="float">
            <text:p>0.661534</text:p>
          </table:table-cell>
          <table:table-cell office:value-type="float" office:value="0.000603275" calcext:value-type="float">
            <text:p>0.000603275</text:p>
          </table:table-cell>
          <table:table-cell office:value-type="float" office:value="0.56365" calcext:value-type="float">
            <text:p>0.56365</text:p>
          </table:table-cell>
          <table:table-cell office:value-type="float" office:value="0.000470318" calcext:value-type="float">
            <text:p>0.000470318</text:p>
          </table:table-cell>
          <table:table-cell office:value-type="float" office:value="0.620088" calcext:value-type="float">
            <text:p>0.620088</text:p>
          </table:table-cell>
          <table:table-cell office:value-type="float" office:value="0.000452899" calcext:value-type="float">
            <text:p>0.000452899</text:p>
          </table:table-cell>
          <table:table-cell office:value-type="float" office:value="0.265556" calcext:value-type="float">
            <text:p>0.265556</text:p>
          </table:table-cell>
          <table:table-cell office:value-type="float" office:value="0.00126429" calcext:value-type="float">
            <text:p>0.00126429</text:p>
          </table:table-cell>
          <table:table-cell table:number-columns-repeated="2"/>
        </table:table-row>
        <table:table-row table:style-name="ro1">
          <table:table-cell office:value-type="float" office:value="0.535437" calcext:value-type="float">
            <text:p>0.535437</text:p>
          </table:table-cell>
          <table:table-cell office:value-type="float" office:value="0.000336713" calcext:value-type="float">
            <text:p>0.000336713</text:p>
          </table:table-cell>
          <table:table-cell office:value-type="float" office:value="0.547102" calcext:value-type="float">
            <text:p>0.547102</text:p>
          </table:table-cell>
          <table:table-cell office:value-type="float" office:value="0.000381185" calcext:value-type="float">
            <text:p>0.000381185</text:p>
          </table:table-cell>
          <table:table-cell office:value-type="float" office:value="0.666533" calcext:value-type="float">
            <text:p>0.666533</text:p>
          </table:table-cell>
          <table:table-cell office:value-type="float" office:value="0.000488365" calcext:value-type="float">
            <text:p>0.000488365</text:p>
          </table:table-cell>
          <table:table-cell office:value-type="float" office:value="0.660327" calcext:value-type="float">
            <text:p>0.660327</text:p>
          </table:table-cell>
          <table:table-cell office:value-type="float" office:value="0.000574548" calcext:value-type="float">
            <text:p>0.000574548</text:p>
          </table:table-cell>
          <table:table-cell office:value-type="float" office:value="0.557588" calcext:value-type="float">
            <text:p>0.557588</text:p>
          </table:table-cell>
          <table:table-cell office:value-type="float" office:value="0.000452899" calcext:value-type="float">
            <text:p>0.000452899</text:p>
          </table:table-cell>
          <table:table-cell office:value-type="float" office:value="0.616012" calcext:value-type="float">
            <text:p>0.616012</text:p>
          </table:table-cell>
          <table:table-cell office:value-type="float" office:value="0.000432991" calcext:value-type="float">
            <text:p>0.000432991</text:p>
          </table:table-cell>
          <table:table-cell office:value-type="float" office:value="0.261763" calcext:value-type="float">
            <text:p>0.261763</text:p>
          </table:table-cell>
          <table:table-cell office:value-type="float" office:value="0.00112659" calcext:value-type="float">
            <text:p>0.00112659</text:p>
          </table:table-cell>
          <table:table-cell table:number-columns-repeated="2"/>
        </table:table-row>
        <table:table-row table:style-name="ro1">
          <table:table-cell office:value-type="float" office:value="0.532896" calcext:value-type="float">
            <text:p>0.532896</text:p>
          </table:table-cell>
          <table:table-cell office:value-type="float" office:value="0.00033036" calcext:value-type="float">
            <text:p>0.00033036</text:p>
          </table:table-cell>
          <table:table-cell office:value-type="float" office:value="0.546721" calcext:value-type="float">
            <text:p>0.546721</text:p>
          </table:table-cell>
          <table:table-cell office:value-type="float" office:value="0.000368479" calcext:value-type="float">
            <text:p>0.000368479</text:p>
          </table:table-cell>
          <table:table-cell office:value-type="float" office:value="0.659925" calcext:value-type="float">
            <text:p>0.659925</text:p>
          </table:table-cell>
          <table:table-cell office:value-type="float" office:value="0.00047879" calcext:value-type="float">
            <text:p>0.00047879</text:p>
          </table:table-cell>
          <table:table-cell office:value-type="float" office:value="0.656306" calcext:value-type="float">
            <text:p>0.656306</text:p>
          </table:table-cell>
          <table:table-cell office:value-type="float" office:value="0.00054582" calcext:value-type="float">
            <text:p>0.00054582</text:p>
          </table:table-cell>
          <table:table-cell office:value-type="float" office:value="0.553303" calcext:value-type="float">
            <text:p>0.553303</text:p>
          </table:table-cell>
          <table:table-cell office:value-type="float" office:value="0.00041806" calcext:value-type="float">
            <text:p>0.00041806</text:p>
          </table:table-cell>
          <table:table-cell office:value-type="float" office:value="0.611413" calcext:value-type="float">
            <text:p>0.611413</text:p>
          </table:table-cell>
          <table:table-cell office:value-type="float" office:value="0.00041806" calcext:value-type="float">
            <text:p>0.00041806</text:p>
          </table:table-cell>
          <table:table-cell office:value-type="float" office:value="0.260637" calcext:value-type="float">
            <text:p>0.260637</text:p>
          </table:table-cell>
          <table:table-cell office:value-type="float" office:value="0.00110781" calcext:value-type="float">
            <text:p>0.00110781</text:p>
          </table:table-cell>
          <table:table-cell table:number-columns-repeated="2"/>
        </table:table-row>
        <table:table-row table:style-name="ro1">
          <table:table-cell office:value-type="float" office:value="0.531905" calcext:value-type="float">
            <text:p>0.531905</text:p>
          </table:table-cell>
          <table:table-cell office:value-type="float" office:value="0.000317654" calcext:value-type="float">
            <text:p>0.000317654</text:p>
          </table:table-cell>
          <table:table-cell office:value-type="float" office:value="0.545577" calcext:value-type="float">
            <text:p>0.545577</text:p>
          </table:table-cell>
          <table:table-cell office:value-type="float" office:value="0.000362125" calcext:value-type="float">
            <text:p>0.000362125</text:p>
          </table:table-cell>
          <table:table-cell office:value-type="float" office:value="0.658489" calcext:value-type="float">
            <text:p>0.658489</text:p>
          </table:table-cell>
          <table:table-cell office:value-type="float" office:value="0.000459638" calcext:value-type="float">
            <text:p>0.000459638</text:p>
          </table:table-cell>
          <table:table-cell office:value-type="float" office:value="0.654122" calcext:value-type="float">
            <text:p>0.654122</text:p>
          </table:table-cell>
          <table:table-cell office:value-type="float" office:value="0.000517093" calcext:value-type="float">
            <text:p>0.000517093</text:p>
          </table:table-cell>
          <table:table-cell office:value-type="float" office:value="0.521112" calcext:value-type="float">
            <text:p>0.521112</text:p>
          </table:table-cell>
          <table:table-cell office:value-type="float" office:value="0.000391931" calcext:value-type="float">
            <text:p>0.000391931</text:p>
          </table:table-cell>
          <table:table-cell office:value-type="float" office:value="0.589047" calcext:value-type="float">
            <text:p>0.589047</text:p>
          </table:table-cell>
          <table:table-cell office:value-type="float" office:value="0.000391931" calcext:value-type="float">
            <text:p>0.000391931</text:p>
          </table:table-cell>
          <table:table-cell office:value-type="float" office:value="0.259529" calcext:value-type="float">
            <text:p>0.259529</text:p>
          </table:table-cell>
          <table:table-cell office:value-type="float" office:value="0.00108904" calcext:value-type="float">
            <text:p>0.00108904</text:p>
          </table:table-cell>
          <table:table-cell table:number-columns-repeated="2"/>
        </table:table-row>
        <table:table-row table:style-name="ro1">
          <table:table-cell office:value-type="float" office:value="0.53127" calcext:value-type="float">
            <text:p>0.53127</text:p>
          </table:table-cell>
          <table:table-cell office:value-type="float" office:value="0.000304948" calcext:value-type="float">
            <text:p>0.000304948</text:p>
          </table:table-cell>
          <table:table-cell office:value-type="float" office:value="0.543519" calcext:value-type="float">
            <text:p>0.543519</text:p>
          </table:table-cell>
          <table:table-cell office:value-type="float" office:value="0.000355772" calcext:value-type="float">
            <text:p>0.000355772</text:p>
          </table:table-cell>
          <table:table-cell office:value-type="float" office:value="0.655271" calcext:value-type="float">
            <text:p>0.655271</text:p>
          </table:table-cell>
          <table:table-cell office:value-type="float" office:value="0.000440486" calcext:value-type="float">
            <text:p>0.000440486</text:p>
          </table:table-cell>
          <table:table-cell office:value-type="float" office:value="0.649239" calcext:value-type="float">
            <text:p>0.649239</text:p>
          </table:table-cell>
          <table:table-cell office:value-type="float" office:value="0.000488365" calcext:value-type="float">
            <text:p>0.000488365</text:p>
          </table:table-cell>
          <table:table-cell office:value-type="float" office:value="0.513169" calcext:value-type="float">
            <text:p>0.513169</text:p>
          </table:table-cell>
          <table:table-cell office:value-type="float" office:value="0.000383222" calcext:value-type="float">
            <text:p>0.000383222</text:p>
          </table:table-cell>
          <table:table-cell office:value-type="float" office:value="0.586957" calcext:value-type="float">
            <text:p>0.586957</text:p>
          </table:table-cell>
          <table:table-cell office:value-type="float" office:value="0.000383222" calcext:value-type="float">
            <text:p>0.000383222</text:p>
          </table:table-cell>
          <table:table-cell office:value-type="float" office:value="0.256262" calcext:value-type="float">
            <text:p>0.256262</text:p>
          </table:table-cell>
          <table:table-cell office:value-type="float" office:value="0.00103271" calcext:value-type="float">
            <text:p>0.00103271</text:p>
          </table:table-cell>
          <table:table-cell table:number-columns-repeated="2"/>
        </table:table-row>
        <table:table-row table:style-name="ro1">
          <table:table-cell office:value-type="float" office:value="0.529745" calcext:value-type="float">
            <text:p>0.529745</text:p>
          </table:table-cell>
          <table:table-cell office:value-type="float" office:value="0.000292242" calcext:value-type="float">
            <text:p>0.000292242</text:p>
          </table:table-cell>
          <table:table-cell office:value-type="float" office:value="0.541384" calcext:value-type="float">
            <text:p>0.541384</text:p>
          </table:table-cell>
          <table:table-cell office:value-type="float" office:value="0.000343066" calcext:value-type="float">
            <text:p>0.000343066</text:p>
          </table:table-cell>
          <table:table-cell office:value-type="float" office:value="0.649813" calcext:value-type="float">
            <text:p>0.649813</text:p>
          </table:table-cell>
          <table:table-cell office:value-type="float" office:value="0.000430911" calcext:value-type="float">
            <text:p>0.000430911</text:p>
          </table:table-cell>
          <table:table-cell office:value-type="float" office:value="0.639471" calcext:value-type="float">
            <text:p>0.639471</text:p>
          </table:table-cell>
          <table:table-cell office:value-type="float" office:value="0.000459638" calcext:value-type="float">
            <text:p>0.000459638</text:p>
          </table:table-cell>
          <table:table-cell office:value-type="float" office:value="0.508466" calcext:value-type="float">
            <text:p>0.508466</text:p>
          </table:table-cell>
          <table:table-cell office:value-type="float" office:value="0.000365803" calcext:value-type="float">
            <text:p>0.000365803</text:p>
          </table:table-cell>
          <table:table-cell office:value-type="float" office:value="0.584657" calcext:value-type="float">
            <text:p>0.584657</text:p>
          </table:table-cell>
          <table:table-cell office:value-type="float" office:value="0.000365803" calcext:value-type="float">
            <text:p>0.000365803</text:p>
          </table:table-cell>
          <table:table-cell office:value-type="float" office:value="0.255229" calcext:value-type="float">
            <text:p>0.255229</text:p>
          </table:table-cell>
          <table:table-cell office:value-type="float" office:value="0.000957603" calcext:value-type="float">
            <text:p>0.000957603</text:p>
          </table:table-cell>
          <table:table-cell table:number-columns-repeated="2"/>
        </table:table-row>
        <table:table-row table:style-name="ro1">
          <table:table-cell office:value-type="float" office:value="0.529161" calcext:value-type="float">
            <text:p>0.529161</text:p>
          </table:table-cell>
          <table:table-cell office:value-type="float" office:value="0.000288006" calcext:value-type="float">
            <text:p>0.000288006</text:p>
          </table:table-cell>
          <table:table-cell office:value-type="float" office:value="0.540698" calcext:value-type="float">
            <text:p>0.540698</text:p>
          </table:table-cell>
          <table:table-cell office:value-type="float" office:value="0.00033036" calcext:value-type="float">
            <text:p>0.00033036</text:p>
          </table:table-cell>
          <table:table-cell office:value-type="float" office:value="0.648951" calcext:value-type="float">
            <text:p>0.648951</text:p>
          </table:table-cell>
          <table:table-cell office:value-type="float" office:value="0.000402183" calcext:value-type="float">
            <text:p>0.000402183</text:p>
          </table:table-cell>
          <table:table-cell office:value-type="float" office:value="0.637633" calcext:value-type="float">
            <text:p>0.637633</text:p>
          </table:table-cell>
          <table:table-cell office:value-type="float" office:value="0.000440486" calcext:value-type="float">
            <text:p>0.000440486</text:p>
          </table:table-cell>
          <table:table-cell office:value-type="float" office:value="0.486518" calcext:value-type="float">
            <text:p>0.486518</text:p>
          </table:table-cell>
          <table:table-cell office:value-type="float" office:value="0.000348384" calcext:value-type="float">
            <text:p>0.000348384</text:p>
          </table:table-cell>
          <table:table-cell office:value-type="float" office:value="0.575564" calcext:value-type="float">
            <text:p>0.575564</text:p>
          </table:table-cell>
          <table:table-cell office:value-type="float" office:value="0.000348384" calcext:value-type="float">
            <text:p>0.000348384</text:p>
          </table:table-cell>
          <table:table-cell office:value-type="float" office:value="0.254272" calcext:value-type="float">
            <text:p>0.254272</text:p>
          </table:table-cell>
          <table:table-cell office:value-type="float" office:value="0.000938826" calcext:value-type="float">
            <text:p>0.000938826</text:p>
          </table:table-cell>
          <table:table-cell table:number-columns-repeated="2"/>
        </table:table-row>
        <table:table-row table:style-name="ro1">
          <table:table-cell office:value-type="float" office:value="0.528297" calcext:value-type="float">
            <text:p>0.528297</text:p>
          </table:table-cell>
          <table:table-cell office:value-type="float" office:value="0.000279535" calcext:value-type="float">
            <text:p>0.000279535</text:p>
          </table:table-cell>
          <table:table-cell office:value-type="float" office:value="0.538716" calcext:value-type="float">
            <text:p>0.538716</text:p>
          </table:table-cell>
          <table:table-cell office:value-type="float" office:value="0.000324007" calcext:value-type="float">
            <text:p>0.000324007</text:p>
          </table:table-cell>
          <table:table-cell office:value-type="float" office:value="0.635794" calcext:value-type="float">
            <text:p>0.635794</text:p>
          </table:table-cell>
          <table:table-cell office:value-type="float" office:value="0.000383032" calcext:value-type="float">
            <text:p>0.000383032</text:p>
          </table:table-cell>
          <table:table-cell office:value-type="float" office:value="0.635852" calcext:value-type="float">
            <text:p>0.635852</text:p>
          </table:table-cell>
          <table:table-cell office:value-type="float" office:value="0.000430911" calcext:value-type="float">
            <text:p>0.000430911</text:p>
          </table:table-cell>
          <table:table-cell office:value-type="float" office:value="0.481187" calcext:value-type="float">
            <text:p>0.481187</text:p>
          </table:table-cell>
          <table:table-cell office:value-type="float" office:value="0.000339674" calcext:value-type="float">
            <text:p>0.000339674</text:p>
          </table:table-cell>
          <table:table-cell office:value-type="float" office:value="0.566785" calcext:value-type="float">
            <text:p>0.566785</text:p>
          </table:table-cell>
          <table:table-cell office:value-type="float" office:value="0.000339674" calcext:value-type="float">
            <text:p>0.000339674</text:p>
          </table:table-cell>
          <table:table-cell office:value-type="float" office:value="0.251455" calcext:value-type="float">
            <text:p>0.251455</text:p>
          </table:table-cell>
          <table:table-cell office:value-type="float" office:value="0.000910661" calcext:value-type="float">
            <text:p>0.000910661</text:p>
          </table:table-cell>
          <table:table-cell table:number-columns-repeated="2"/>
        </table:table-row>
        <table:table-row table:style-name="ro1">
          <table:table-cell office:value-type="float" office:value="0.524383" calcext:value-type="float">
            <text:p>0.524383</text:p>
          </table:table-cell>
          <table:table-cell office:value-type="float" office:value="0.000266829" calcext:value-type="float">
            <text:p>0.000266829</text:p>
          </table:table-cell>
          <table:table-cell office:value-type="float" office:value="0.53742" calcext:value-type="float">
            <text:p>0.53742</text:p>
          </table:table-cell>
          <table:table-cell office:value-type="float" office:value="0.000321889" calcext:value-type="float">
            <text:p>0.000321889</text:p>
          </table:table-cell>
          <table:table-cell office:value-type="float" office:value="0.634645" calcext:value-type="float">
            <text:p>0.634645</text:p>
          </table:table-cell>
          <table:table-cell office:value-type="float" office:value="0.00036388" calcext:value-type="float">
            <text:p>0.00036388</text:p>
          </table:table-cell>
          <table:table-cell office:value-type="float" office:value="0.632405" calcext:value-type="float">
            <text:p>0.632405</text:p>
          </table:table-cell>
          <table:table-cell office:value-type="float" office:value="0.000421335" calcext:value-type="float">
            <text:p>0.000421335</text:p>
          </table:table-cell>
          <table:table-cell office:value-type="float" office:value="0.478365" calcext:value-type="float">
            <text:p>0.478365</text:p>
          </table:table-cell>
          <table:table-cell office:value-type="float" office:value="0.000313545" calcext:value-type="float">
            <text:p>0.000313545</text:p>
          </table:table-cell>
          <table:table-cell office:value-type="float" office:value="0.565426" calcext:value-type="float">
            <text:p>0.565426</text:p>
          </table:table-cell>
          <table:table-cell office:value-type="float" office:value="0.000334448" calcext:value-type="float">
            <text:p>0.000334448</text:p>
          </table:table-cell>
          <table:table-cell office:value-type="float" office:value="0.249634" calcext:value-type="float">
            <text:p>0.249634</text:p>
          </table:table-cell>
          <table:table-cell office:value-type="float" office:value="0.000882497" calcext:value-type="float">
            <text:p>0.000882497</text:p>
          </table:table-cell>
          <table:table-cell table:number-columns-repeated="2"/>
        </table:table-row>
        <table:table-row table:style-name="ro1">
          <table:table-cell office:value-type="float" office:value="0.522401" calcext:value-type="float">
            <text:p>0.522401</text:p>
          </table:table-cell>
          <table:table-cell office:value-type="float" office:value="0.000254123" calcext:value-type="float">
            <text:p>0.000254123</text:p>
          </table:table-cell>
          <table:table-cell office:value-type="float" office:value="0.535768" calcext:value-type="float">
            <text:p>0.535768</text:p>
          </table:table-cell>
          <table:table-cell office:value-type="float" office:value="0.000313419" calcext:value-type="float">
            <text:p>0.000313419</text:p>
          </table:table-cell>
          <table:table-cell office:value-type="float" office:value="0.633554" calcext:value-type="float">
            <text:p>0.633554</text:p>
          </table:table-cell>
          <table:table-cell office:value-type="float" office:value="0.000344729" calcext:value-type="float">
            <text:p>0.000344729</text:p>
          </table:table-cell>
          <table:table-cell office:value-type="float" office:value="0.63114" calcext:value-type="float">
            <text:p>0.63114</text:p>
          </table:table-cell>
          <table:table-cell office:value-type="float" office:value="0.000411759" calcext:value-type="float">
            <text:p>0.000411759</text:p>
          </table:table-cell>
          <table:table-cell office:value-type="float" office:value="0.450878" calcext:value-type="float">
            <text:p>0.450878</text:p>
          </table:table-cell>
          <table:table-cell office:value-type="float" office:value="0.000278707" calcext:value-type="float">
            <text:p>0.000278707</text:p>
          </table:table-cell>
          <table:table-cell office:value-type="float" office:value="0.563754" calcext:value-type="float">
            <text:p>0.563754</text:p>
          </table:table-cell>
          <table:table-cell office:value-type="float" office:value="0.000313545" calcext:value-type="float">
            <text:p>0.000313545</text:p>
          </table:table-cell>
          <table:table-cell office:value-type="float" office:value="0.248751" calcext:value-type="float">
            <text:p>0.248751</text:p>
          </table:table-cell>
          <table:table-cell office:value-type="float" office:value="0.000873108" calcext:value-type="float">
            <text:p>0.000873108</text:p>
          </table:table-cell>
          <table:table-cell table:number-columns-repeated="2"/>
        </table:table-row>
        <table:table-row table:style-name="ro1">
          <table:table-cell office:value-type="float" office:value="0.520622" calcext:value-type="float">
            <text:p>0.520622</text:p>
          </table:table-cell>
          <table:table-cell office:value-type="float" office:value="0.000241417" calcext:value-type="float">
            <text:p>0.000241417</text:p>
          </table:table-cell>
          <table:table-cell office:value-type="float" office:value="0.534828" calcext:value-type="float">
            <text:p>0.534828</text:p>
          </table:table-cell>
          <table:table-cell office:value-type="float" office:value="0.000304948" calcext:value-type="float">
            <text:p>0.000304948</text:p>
          </table:table-cell>
          <table:table-cell office:value-type="float" office:value="0.629762" calcext:value-type="float">
            <text:p>0.629762</text:p>
          </table:table-cell>
          <table:table-cell office:value-type="float" office:value="0.000328313" calcext:value-type="float">
            <text:p>0.000328313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0.000402183" calcext:value-type="float">
            <text:p>0.000402183</text:p>
          </table:table-cell>
          <table:table-cell office:value-type="float" office:value="0.444816" calcext:value-type="float">
            <text:p>0.444816</text:p>
          </table:table-cell>
          <table:table-cell office:value-type="float" office:value="0.000261288" calcext:value-type="float">
            <text:p>0.000261288</text:p>
          </table:table-cell>
          <table:table-cell office:value-type="float" office:value="0.532086" calcext:value-type="float">
            <text:p>0.532086</text:p>
          </table:table-cell>
          <table:table-cell office:value-type="float" office:value="0.000296126" calcext:value-type="float">
            <text:p>0.000296126</text:p>
          </table:table-cell>
          <table:table-cell office:value-type="float" office:value="0.247005" calcext:value-type="float">
            <text:p>0.247005</text:p>
          </table:table-cell>
          <table:table-cell office:value-type="float" office:value="0.000857461" calcext:value-type="float">
            <text:p>0.000857461</text:p>
          </table:table-cell>
          <table:table-cell table:number-columns-repeated="2"/>
        </table:table-row>
        <table:table-row table:style-name="ro1">
          <table:table-cell office:value-type="float" office:value="0.517751" calcext:value-type="float">
            <text:p>0.517751</text:p>
          </table:table-cell>
          <table:table-cell office:value-type="float" office:value="0.000235064" calcext:value-type="float">
            <text:p>0.000235064</text:p>
          </table:table-cell>
          <table:table-cell office:value-type="float" office:value="0.533608" calcext:value-type="float">
            <text:p>0.533608</text:p>
          </table:table-cell>
          <table:table-cell office:value-type="float" office:value="0.000292242" calcext:value-type="float">
            <text:p>0.000292242</text:p>
          </table:table-cell>
          <table:table-cell office:value-type="float" office:value="0.626602" calcext:value-type="float">
            <text:p>0.626602</text:p>
          </table:table-cell>
          <table:table-cell office:value-type="float" office:value="0.000325577" calcext:value-type="float">
            <text:p>0.000325577</text:p>
          </table:table-cell>
          <table:table-cell office:value-type="float" office:value="0.623442" calcext:value-type="float">
            <text:p>0.623442</text:p>
          </table:table-cell>
          <table:table-cell office:value-type="float" office:value="0.00038782" calcext:value-type="float">
            <text:p>0.00038782</text:p>
          </table:table-cell>
          <table:table-cell office:value-type="float" office:value="0.432483" calcext:value-type="float">
            <text:p>0.432483</text:p>
          </table:table-cell>
          <table:table-cell office:value-type="float" office:value="0.000253822" calcext:value-type="float">
            <text:p>0.000253822</text:p>
          </table:table-cell>
          <table:table-cell office:value-type="float" office:value="0.529891" calcext:value-type="float">
            <text:p>0.529891</text:p>
          </table:table-cell>
          <table:table-cell office:value-type="float" office:value="0.000292642" calcext:value-type="float">
            <text:p>0.000292642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000844943" calcext:value-type="float">
            <text:p>0.000844943</text:p>
          </table:table-cell>
          <table:table-cell table:number-columns-repeated="2"/>
        </table:table-row>
        <table:table-row table:style-name="ro1">
          <table:table-cell office:value-type="float" office:value="0.51681" calcext:value-type="float">
            <text:p>0.51681</text:p>
          </table:table-cell>
          <table:table-cell office:value-type="float" office:value="0.000228711" calcext:value-type="float">
            <text:p>0.000228711</text:p>
          </table:table-cell>
          <table:table-cell office:value-type="float" office:value="0.533023" calcext:value-type="float">
            <text:p>0.533023</text:p>
          </table:table-cell>
          <table:table-cell office:value-type="float" office:value="0.000284618" calcext:value-type="float">
            <text:p>0.000284618</text:p>
          </table:table-cell>
          <table:table-cell office:value-type="float" office:value="0.623671" calcext:value-type="float">
            <text:p>0.623671</text:p>
          </table:table-cell>
          <table:table-cell office:value-type="float" office:value="0.000321747" calcext:value-type="float">
            <text:p>0.000321747</text:p>
          </table:table-cell>
          <table:table-cell office:value-type="float" office:value="0.620339" calcext:value-type="float">
            <text:p>0.620339</text:p>
          </table:table-cell>
          <table:table-cell office:value-type="float" office:value="0.000383032" calcext:value-type="float">
            <text:p>0.000383032</text:p>
          </table:table-cell>
          <table:table-cell office:value-type="float" office:value="0.430393" calcext:value-type="float">
            <text:p>0.430393</text:p>
          </table:table-cell>
          <table:table-cell office:value-type="float" office:value="0.000243868" calcext:value-type="float">
            <text:p>0.000243868</text:p>
          </table:table-cell>
          <table:table-cell office:value-type="float" office:value="0.528428" calcext:value-type="float">
            <text:p>0.528428</text:p>
          </table:table-cell>
          <table:table-cell office:value-type="float" office:value="0.000287416" calcext:value-type="float">
            <text:p>0.000287416</text:p>
          </table:table-cell>
          <table:table-cell office:value-type="float" office:value="0.24141" calcext:value-type="float">
            <text:p>0.24141</text:p>
          </table:table-cell>
          <table:table-cell office:value-type="float" office:value="0.000835555" calcext:value-type="float">
            <text:p>0.000835555</text:p>
          </table:table-cell>
          <table:table-cell table:number-columns-repeated="2"/>
        </table:table-row>
        <table:table-row table:style-name="ro1">
          <table:table-cell office:value-type="float" office:value="0.510864" calcext:value-type="float">
            <text:p>0.510864</text:p>
          </table:table-cell>
          <table:table-cell office:value-type="float" office:value="0.00022024" calcext:value-type="float">
            <text:p>0.00022024</text:p>
          </table:table-cell>
          <table:table-cell office:value-type="float" office:value="0.53099" calcext:value-type="float">
            <text:p>0.53099</text:p>
          </table:table-cell>
          <table:table-cell office:value-type="float" office:value="0.000279535" calcext:value-type="float">
            <text:p>0.000279535</text:p>
          </table:table-cell>
          <table:table-cell office:value-type="float" office:value="0.622063" calcext:value-type="float">
            <text:p>0.622063</text:p>
          </table:table-cell>
          <table:table-cell office:value-type="float" office:value="0.000316001" calcext:value-type="float">
            <text:p>0.000316001</text:p>
          </table:table-cell>
          <table:table-cell office:value-type="float" office:value="0.617236" calcext:value-type="float">
            <text:p>0.617236</text:p>
          </table:table-cell>
          <table:table-cell office:value-type="float" office:value="0.000373456" calcext:value-type="float">
            <text:p>0.000373456</text:p>
          </table:table-cell>
          <table:table-cell office:value-type="float" office:value="0.42778" calcext:value-type="float">
            <text:p>0.42778</text:p>
          </table:table-cell>
          <table:table-cell office:value-type="float" office:value="0.000235159" calcext:value-type="float">
            <text:p>0.000235159</text:p>
          </table:table-cell>
          <table:table-cell office:value-type="float" office:value="0.527278" calcext:value-type="float">
            <text:p>0.527278</text:p>
          </table:table-cell>
          <table:table-cell office:value-type="float" office:value="0.000278707" calcext:value-type="float">
            <text:p>0.000278707</text:p>
          </table:table-cell>
          <table:table-cell office:value-type="float" office:value="0.239739" calcext:value-type="float">
            <text:p>0.239739</text:p>
          </table:table-cell>
          <table:table-cell office:value-type="float" office:value="0.000788614" calcext:value-type="float">
            <text:p>0.000788614</text:p>
          </table:table-cell>
          <table:table-cell table:number-columns-repeated="2"/>
        </table:table-row>
        <table:table-row table:style-name="ro1">
          <table:table-cell office:value-type="float" office:value="0.510203" calcext:value-type="float">
            <text:p>0.510203</text:p>
          </table:table-cell>
          <table:table-cell office:value-type="float" office:value="0.000216005" calcext:value-type="float">
            <text:p>0.000216005</text:p>
          </table:table-cell>
          <table:table-cell office:value-type="float" office:value="0.530152" calcext:value-type="float">
            <text:p>0.530152</text:p>
          </table:table-cell>
          <table:table-cell office:value-type="float" office:value="0.000254123" calcext:value-type="float">
            <text:p>0.000254123</text:p>
          </table:table-cell>
          <table:table-cell office:value-type="float" office:value="0.618558" calcext:value-type="float">
            <text:p>0.618558</text:p>
          </table:table-cell>
          <table:table-cell office:value-type="float" office:value="0.000306425" calcext:value-type="float">
            <text:p>0.000306425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00036388" calcext:value-type="float">
            <text:p>0.00036388</text:p>
          </table:table-cell>
          <table:table-cell office:value-type="float" office:value="0.426839" calcext:value-type="float">
            <text:p>0.426839</text:p>
          </table:table-cell>
          <table:table-cell office:value-type="float" office:value="0.00020903" calcext:value-type="float">
            <text:p>0.00020903</text:p>
          </table:table-cell>
          <table:table-cell office:value-type="float" office:value="0.518081" calcext:value-type="float">
            <text:p>0.518081</text:p>
          </table:table-cell>
          <table:table-cell office:value-type="float" office:value="0.000274352" calcext:value-type="float">
            <text:p>0.000274352</text:p>
          </table:table-cell>
          <table:table-cell office:value-type="float" office:value="0.238161" calcext:value-type="float">
            <text:p>0.238161</text:p>
          </table:table-cell>
          <table:table-cell office:value-type="float" office:value="0.000769837" calcext:value-type="float">
            <text:p>0.000769837</text:p>
          </table:table-cell>
          <table:table-cell table:number-columns-repeated="2"/>
        </table:table-row>
        <table:table-row table:style-name="ro1">
          <table:table-cell office:value-type="float" office:value="0.507789" calcext:value-type="float">
            <text:p>0.507789</text:p>
          </table:table-cell>
          <table:table-cell office:value-type="float" office:value="0.000211769" calcext:value-type="float">
            <text:p>0.000211769</text:p>
          </table:table-cell>
          <table:table-cell office:value-type="float" office:value="0.528881" calcext:value-type="float">
            <text:p>0.528881</text:p>
          </table:table-cell>
          <table:table-cell office:value-type="float" office:value="0.000245652" calcext:value-type="float">
            <text:p>0.000245652</text:p>
          </table:table-cell>
          <table:table-cell office:value-type="float" office:value="0.617639" calcext:value-type="float">
            <text:p>0.617639</text:p>
          </table:table-cell>
          <table:table-cell office:value-type="float" office:value="0.000287274" calcext:value-type="float">
            <text:p>0.000287274</text:p>
          </table:table-cell>
          <table:table-cell office:value-type="float" office:value="0.612755" calcext:value-type="float">
            <text:p>0.612755</text:p>
          </table:table-cell>
          <table:table-cell office:value-type="float" office:value="0.000344729" calcext:value-type="float">
            <text:p>0.000344729</text:p>
          </table:table-cell>
          <table:table-cell office:value-type="float" office:value="0.407922" calcext:value-type="float">
            <text:p>0.407922</text:p>
          </table:table-cell>
          <table:table-cell office:value-type="float" office:value="0.000174192" calcext:value-type="float">
            <text:p>0.000174192</text:p>
          </table:table-cell>
          <table:table-cell office:value-type="float" office:value="0.515886" calcext:value-type="float">
            <text:p>0.515886</text:p>
          </table:table-cell>
          <table:table-cell office:value-type="float" office:value="0.000271739" calcext:value-type="float">
            <text:p>0.000271739</text:p>
          </table:table-cell>
          <table:table-cell office:value-type="float" office:value="0.237392" calcext:value-type="float">
            <text:p>0.237392</text:p>
          </table:table-cell>
          <table:table-cell office:value-type="float" office:value="0.000751061" calcext:value-type="float">
            <text:p>0.000751061</text:p>
          </table:table-cell>
          <table:table-cell table:number-columns-repeated="2"/>
        </table:table-row>
        <table:table-row table:style-name="ro1">
          <table:table-cell office:value-type="float" office:value="0.506061" calcext:value-type="float">
            <text:p>0.506061</text:p>
          </table:table-cell>
          <table:table-cell office:value-type="float" office:value="0.000208381" calcext:value-type="float">
            <text:p>0.000208381</text:p>
          </table:table-cell>
          <table:table-cell office:value-type="float" office:value="0.528144" calcext:value-type="float">
            <text:p>0.528144</text:p>
          </table:table-cell>
          <table:table-cell office:value-type="float" office:value="0.000241417" calcext:value-type="float">
            <text:p>0.000241417</text:p>
          </table:table-cell>
          <table:table-cell office:value-type="float" office:value="0.607527" calcext:value-type="float">
            <text:p>0.607527</text:p>
          </table:table-cell>
          <table:table-cell office:value-type="float" office:value="0.00027291" calcext:value-type="float">
            <text:p>0.00027291</text:p>
          </table:table-cell>
          <table:table-cell office:value-type="float" office:value="0.607584" calcext:value-type="float">
            <text:p>0.607584</text:p>
          </table:table-cell>
          <table:table-cell office:value-type="float" office:value="0.000335153" calcext:value-type="float">
            <text:p>0.000335153</text:p>
          </table:table-cell>
          <table:table-cell office:value-type="float" office:value="0.405414" calcext:value-type="float">
            <text:p>0.405414</text:p>
          </table:table-cell>
          <table:table-cell office:value-type="float" office:value="0.000156773" calcext:value-type="float">
            <text:p>0.000156773</text:p>
          </table:table-cell>
          <table:table-cell office:value-type="float" office:value="0.514528" calcext:value-type="float">
            <text:p>0.514528</text:p>
          </table:table-cell>
          <table:table-cell office:value-type="float" office:value="0.000261288" calcext:value-type="float">
            <text:p>0.000261288</text:p>
          </table:table-cell>
          <table:table-cell office:value-type="float" office:value="0.235889" calcext:value-type="float">
            <text:p>0.235889</text:p>
          </table:table-cell>
          <table:table-cell office:value-type="float" office:value="0.000732284" calcext:value-type="float">
            <text:p>0.000732284</text:p>
          </table:table-cell>
          <table:table-cell table:number-columns-repeated="2"/>
        </table:table-row>
        <table:table-row table:style-name="ro1">
          <table:table-cell office:value-type="float" office:value="0.504307" calcext:value-type="float">
            <text:p>0.504307</text:p>
          </table:table-cell>
          <table:table-cell office:value-type="float" office:value="0.000203299" calcext:value-type="float">
            <text:p>0.000203299</text:p>
          </table:table-cell>
          <table:table-cell office:value-type="float" office:value="0.526696" calcext:value-type="float">
            <text:p>0.526696</text:p>
          </table:table-cell>
          <table:table-cell office:value-type="float" office:value="0.000228711" calcext:value-type="float">
            <text:p>0.000228711</text:p>
          </table:table-cell>
          <table:table-cell office:value-type="float" office:value="0.605343" calcext:value-type="float">
            <text:p>0.605343</text:p>
          </table:table-cell>
          <table:table-cell office:value-type="float" office:value="0.000268122" calcext:value-type="float">
            <text:p>0.000268122</text:p>
          </table:table-cell>
          <table:table-cell office:value-type="float" office:value="0.604884" calcext:value-type="float">
            <text:p>0.604884</text:p>
          </table:table-cell>
          <table:table-cell office:value-type="float" office:value="0.000333238" calcext:value-type="float">
            <text:p>0.000333238</text:p>
          </table:table-cell>
          <table:table-cell office:value-type="float" office:value="0.403219" calcext:value-type="float">
            <text:p>0.403219</text:p>
          </table:table-cell>
          <table:table-cell office:value-type="float" office:value="0.000104515" calcext:value-type="float">
            <text:p>0.000104515</text:p>
          </table:table-cell>
          <table:table-cell office:value-type="float" office:value="0.504285" calcext:value-type="float">
            <text:p>0.504285</text:p>
          </table:table-cell>
          <table:table-cell office:value-type="float" office:value="0.000243868" calcext:value-type="float">
            <text:p>0.000243868</text:p>
          </table:table-cell>
          <table:table-cell office:value-type="float" office:value="0.235157" calcext:value-type="float">
            <text:p>0.235157</text:p>
          </table:table-cell>
          <table:table-cell office:value-type="float" office:value="0.00070412" calcext:value-type="float">
            <text:p>0.00070412</text:p>
          </table:table-cell>
          <table:table-cell table:number-columns-repeated="2"/>
        </table:table-row>
        <table:table-row table:style-name="ro1">
          <table:table-cell office:value-type="float" office:value="0.501258" calcext:value-type="float">
            <text:p>0.501258</text:p>
          </table:table-cell>
          <table:table-cell office:value-type="float" office:value="0.000194828" calcext:value-type="float">
            <text:p>0.000194828</text:p>
          </table:table-cell>
          <table:table-cell office:value-type="float" office:value="0.524637" calcext:value-type="float">
            <text:p>0.524637</text:p>
          </table:table-cell>
          <table:table-cell office:value-type="float" office:value="0.000216005" calcext:value-type="float">
            <text:p>0.000216005</text:p>
          </table:table-cell>
          <table:table-cell office:value-type="float" office:value="0.602471" calcext:value-type="float">
            <text:p>0.602471</text:p>
          </table:table-cell>
          <table:table-cell office:value-type="float" office:value="0.000258546" calcext:value-type="float">
            <text:p>0.000258546</text:p>
          </table:table-cell>
          <table:table-cell office:value-type="float" office:value="0.601953" calcext:value-type="float">
            <text:p>0.601953</text:p>
          </table:table-cell>
          <table:table-cell office:value-type="float" office:value="0.000330365" calcext:value-type="float">
            <text:p>0.000330365</text:p>
          </table:table-cell>
          <table:table-cell office:value-type="float" office:value="0.395589" calcext:value-type="float">
            <text:p>0.395589</text:p>
          </table:table-cell>
          <table:table-cell office:value-type="float" office:value="0.0000522575" calcext:value-type="float">
            <text:p>5.22575E-05</text:p>
          </table:table-cell>
          <table:table-cell office:value-type="float" office:value="0.501359" calcext:value-type="float">
            <text:p>0.501359</text:p>
          </table:table-cell>
          <table:table-cell office:value-type="float" office:value="0.00020903" calcext:value-type="float">
            <text:p>0.00020903</text:p>
          </table:table-cell>
          <table:table-cell office:value-type="float" office:value="0.232679" calcext:value-type="float">
            <text:p>0.232679</text:p>
          </table:table-cell>
          <table:table-cell office:value-type="float" office:value="0.000694731" calcext:value-type="float">
            <text:p>0.000694731</text:p>
          </table:table-cell>
          <table:table-cell table:number-columns-repeated="2"/>
        </table:table-row>
        <table:table-row table:style-name="ro1">
          <table:table-cell office:value-type="float" office:value="0.500673" calcext:value-type="float">
            <text:p>0.500673</text:p>
          </table:table-cell>
          <table:table-cell office:value-type="float" office:value="0.000190592" calcext:value-type="float">
            <text:p>0.000190592</text:p>
          </table:table-cell>
          <table:table-cell office:value-type="float" office:value="0.524205" calcext:value-type="float">
            <text:p>0.524205</text:p>
          </table:table-cell>
          <table:table-cell office:value-type="float" office:value="0.000211769" calcext:value-type="float">
            <text:p>0.000211769</text:p>
          </table:table-cell>
          <table:table-cell office:value-type="float" office:value="0.596955" calcext:value-type="float">
            <text:p>0.596955</text:p>
          </table:table-cell>
          <table:table-cell office:value-type="float" office:value="0.000248971" calcext:value-type="float">
            <text:p>0.000248971</text:p>
          </table:table-cell>
          <table:table-cell office:value-type="float" office:value="0.60023" calcext:value-type="float">
            <text:p>0.60023</text:p>
          </table:table-cell>
          <table:table-cell office:value-type="float" office:value="0.000325577" calcext:value-type="float">
            <text:p>0.000325577</text:p>
          </table:table-cell>
          <table:table-cell office:value-type="float" office:value="0.394753" calcext:value-type="float">
            <text:p>0.394753</text:p>
          </table:table-cell>
          <table:table-cell office:value-type="float" office:value="0.000041806" calcext:value-type="float">
            <text:p>0.000041806</text:p>
          </table:table-cell>
          <table:table-cell office:value-type="float" office:value="0.487563" calcext:value-type="float">
            <text:p>0.487563</text:p>
          </table:table-cell>
          <table:table-cell office:value-type="float" office:value="0.000194099" calcext:value-type="float">
            <text:p>0.000194099</text:p>
          </table:table-cell>
          <table:table-cell office:value-type="float" office:value="0.231289" calcext:value-type="float">
            <text:p>0.231289</text:p>
          </table:table-cell>
          <table:table-cell office:value-type="float" office:value="0.000675955" calcext:value-type="float">
            <text:p>0.000675955</text:p>
          </table:table-cell>
          <table:table-cell table:number-columns-repeated="2"/>
        </table:table-row>
        <table:table-row table:style-name="ro1">
          <table:table-cell office:value-type="float" office:value="0.49925" calcext:value-type="float">
            <text:p>0.49925</text:p>
          </table:table-cell>
          <table:table-cell office:value-type="float" office:value="0.000186357" calcext:value-type="float">
            <text:p>0.000186357</text:p>
          </table:table-cell>
          <table:table-cell office:value-type="float" office:value="0.52357" calcext:value-type="float">
            <text:p>0.52357</text:p>
          </table:table-cell>
          <table:table-cell office:value-type="float" office:value="0.000208381" calcext:value-type="float">
            <text:p>0.000208381</text:p>
          </table:table-cell>
          <table:table-cell office:value-type="float" office:value="0.594887" calcext:value-type="float">
            <text:p>0.594887</text:p>
          </table:table-cell>
          <table:table-cell office:value-type="float" office:value="0.000244183" calcext:value-type="float">
            <text:p>0.000244183</text:p>
          </table:table-cell>
          <table:table-cell office:value-type="float" office:value="0.598564" calcext:value-type="float">
            <text:p>0.598564</text:p>
          </table:table-cell>
          <table:table-cell office:value-type="float" office:value="0.000319193" calcext:value-type="float">
            <text:p>0.000319193</text:p>
          </table:table-cell>
          <table:table-cell office:value-type="float" office:value="0.394544" calcext:value-type="float">
            <text:p>0.394544</text:p>
          </table:table-cell>
          <table:table-cell office:value-type="float" office:value="0.0000348384" calcext:value-type="float">
            <text:p>3.48384E-05</text:p>
          </table:table-cell>
          <table:table-cell office:value-type="float" office:value="0.486204" calcext:value-type="float">
            <text:p>0.486204</text:p>
          </table:table-cell>
          <table:table-cell office:value-type="float" office:value="0.000182901" calcext:value-type="float">
            <text:p>0.000182901</text:p>
          </table:table-cell>
          <table:table-cell office:value-type="float" office:value="0.230613" calcext:value-type="float">
            <text:p>0.230613</text:p>
          </table:table-cell>
          <table:table-cell office:value-type="float" office:value="0.000657178" calcext:value-type="float">
            <text:p>0.000657178</text:p>
          </table:table-cell>
          <table:table-cell table:number-columns-repeated="2"/>
        </table:table-row>
        <table:table-row table:style-name="ro1">
          <table:table-cell office:value-type="float" office:value="0.498691" calcext:value-type="float">
            <text:p>0.498691</text:p>
          </table:table-cell>
          <table:table-cell office:value-type="float" office:value="0.000177886" calcext:value-type="float">
            <text:p>0.000177886</text:p>
          </table:table-cell>
          <table:table-cell office:value-type="float" office:value="0.522528" calcext:value-type="float">
            <text:p>0.522528</text:p>
          </table:table-cell>
          <table:table-cell office:value-type="float" office:value="0.000203299" calcext:value-type="float">
            <text:p>0.000203299</text:p>
          </table:table-cell>
          <table:table-cell office:value-type="float" office:value="0.592014" calcext:value-type="float">
            <text:p>0.592014</text:p>
          </table:table-cell>
          <table:table-cell office:value-type="float" office:value="0.000239395" calcext:value-type="float">
            <text:p>0.000239395</text:p>
          </table:table-cell>
          <table:table-cell office:value-type="float" office:value="0.594887" calcext:value-type="float">
            <text:p>0.594887</text:p>
          </table:table-cell>
          <table:table-cell office:value-type="float" office:value="0.000287274" calcext:value-type="float">
            <text:p>0.000287274</text:p>
          </table:table-cell>
          <table:table-cell office:value-type="float" office:value="0.39444" calcext:value-type="float">
            <text:p>0.39444</text:p>
          </table:table-cell>
          <table:table-cell office:value-type="float" office:value="0" calcext:value-type="float">
            <text:p>0</text:p>
          </table:table-cell>
          <table:table-cell office:value-type="float" office:value="0.482546" calcext:value-type="float">
            <text:p>0.482546</text:p>
          </table:table-cell>
          <table:table-cell office:value-type="float" office:value="0.000174192" calcext:value-type="float">
            <text:p>0.000174192</text:p>
          </table:table-cell>
          <table:table-cell office:value-type="float" office:value="0.228642" calcext:value-type="float">
            <text:p>0.228642</text:p>
          </table:table-cell>
          <table:table-cell office:value-type="float" office:value="0.000638402" calcext:value-type="float">
            <text:p>0.000638402</text:p>
          </table:table-cell>
          <table:table-cell table:number-columns-repeated="2"/>
        </table:table-row>
        <table:table-row table:style-name="ro1">
          <table:table-cell office:value-type="float" office:value="0.492923" calcext:value-type="float">
            <text:p>0.492923</text:p>
          </table:table-cell>
          <table:table-cell office:value-type="float" office:value="0.000172804" calcext:value-type="float">
            <text:p>0.000172804</text:p>
          </table:table-cell>
          <table:table-cell office:value-type="float" office:value="0.517496" calcext:value-type="float">
            <text:p>0.517496</text:p>
          </table:table-cell>
          <table:table-cell office:value-type="float" office:value="0.000196945" calcext:value-type="float">
            <text:p>0.000196945</text:p>
          </table:table-cell>
          <table:table-cell office:value-type="float" office:value="0.588796" calcext:value-type="float">
            <text:p>0.588796</text:p>
          </table:table-cell>
          <table:table-cell office:value-type="float" office:value="0.000229819" calcext:value-type="float">
            <text:p>0.000229819</text:p>
          </table:table-cell>
          <table:table-cell office:value-type="float" office:value="0.589199" calcext:value-type="float">
            <text:p>0.589199</text:p>
          </table:table-cell>
          <table:table-cell office:value-type="float" office:value="0.00028089" calcext:value-type="float">
            <text:p>0.00028089</text:p>
          </table:table-cell>
          <table:table-cell table:number-columns-repeated="2"/>
          <table:table-cell office:value-type="float" office:value="0.480456" calcext:value-type="float">
            <text:p>0.480456</text:p>
          </table:table-cell>
          <table:table-cell office:value-type="float" office:value="0.000167224" calcext:value-type="float">
            <text:p>0.000167224</text:p>
          </table:table-cell>
          <table:table-cell office:value-type="float" office:value="0.228003" calcext:value-type="float">
            <text:p>0.228003</text:p>
          </table:table-cell>
          <table:table-cell office:value-type="float" office:value="0.000629013" calcext:value-type="float">
            <text:p>0.000629013</text:p>
          </table:table-cell>
          <table:table-cell table:number-columns-repeated="2"/>
        </table:table-row>
        <table:table-row table:style-name="ro1">
          <table:table-cell office:value-type="float" office:value="0.492059" calcext:value-type="float">
            <text:p>0.492059</text:p>
          </table:table-cell>
          <table:table-cell office:value-type="float" office:value="0.000169415" calcext:value-type="float">
            <text:p>0.000169415</text:p>
          </table:table-cell>
          <table:table-cell office:value-type="float" office:value="0.516505" calcext:value-type="float">
            <text:p>0.516505</text:p>
          </table:table-cell>
          <table:table-cell office:value-type="float" office:value="0.000194828" calcext:value-type="float">
            <text:p>0.000194828</text:p>
          </table:table-cell>
          <table:table-cell office:value-type="float" office:value="0.58035" calcext:value-type="float">
            <text:p>0.58035</text:p>
          </table:table-cell>
          <table:table-cell office:value-type="float" office:value="0.000218328" calcext:value-type="float">
            <text:p>0.000218328</text:p>
          </table:table-cell>
          <table:table-cell office:value-type="float" office:value="0.586671" calcext:value-type="float">
            <text:p>0.586671</text:p>
          </table:table-cell>
          <table:table-cell office:value-type="float" office:value="0.00027291" calcext:value-type="float">
            <text:p>0.00027291</text:p>
          </table:table-cell>
          <table:table-cell table:number-columns-repeated="2"/>
          <table:table-cell office:value-type="float" office:value="0.479201" calcext:value-type="float">
            <text:p>0.479201</text:p>
          </table:table-cell>
          <table:table-cell office:value-type="float" office:value="0.000156773" calcext:value-type="float">
            <text:p>0.000156773</text:p>
          </table:table-cell>
          <table:table-cell office:value-type="float" office:value="0.226107" calcext:value-type="float">
            <text:p>0.226107</text:p>
          </table:table-cell>
          <table:table-cell office:value-type="float" office:value="0.000619625" calcext:value-type="float">
            <text:p>0.000619625</text:p>
          </table:table-cell>
          <table:table-cell table:number-columns-repeated="2"/>
        </table:table-row>
        <table:table-row table:style-name="ro1">
          <table:table-cell office:value-type="float" office:value="0.491373" calcext:value-type="float">
            <text:p>0.491373</text:p>
          </table:table-cell>
          <table:table-cell office:value-type="float" office:value="0.00016518" calcext:value-type="float">
            <text:p>0.00016518</text:p>
          </table:table-cell>
          <table:table-cell office:value-type="float" office:value="0.514167" calcext:value-type="float">
            <text:p>0.514167</text:p>
          </table:table-cell>
          <table:table-cell office:value-type="float" office:value="0.000190592" calcext:value-type="float">
            <text:p>0.000190592</text:p>
          </table:table-cell>
          <table:table-cell office:value-type="float" office:value="0.578742" calcext:value-type="float">
            <text:p>0.578742</text:p>
          </table:table-cell>
          <table:table-cell office:value-type="float" office:value="0.000215455" calcext:value-type="float">
            <text:p>0.000215455</text:p>
          </table:table-cell>
          <table:table-cell office:value-type="float" office:value="0.585579" calcext:value-type="float">
            <text:p>0.585579</text:p>
          </table:table-cell>
          <table:table-cell office:value-type="float" office:value="0.000268122" calcext:value-type="float">
            <text:p>0.000268122</text:p>
          </table:table-cell>
          <table:table-cell table:number-columns-repeated="2"/>
          <table:table-cell office:value-type="float" office:value="0.472408" calcext:value-type="float">
            <text:p>0.472408</text:p>
          </table:table-cell>
          <table:table-cell office:value-type="float" office:value="0.000149307" calcext:value-type="float">
            <text:p>0.000149307</text:p>
          </table:table-cell>
          <table:table-cell office:value-type="float" office:value="0.225487" calcext:value-type="float">
            <text:p>0.225487</text:p>
          </table:table-cell>
          <table:table-cell office:value-type="float" office:value="0.000600849" calcext:value-type="float">
            <text:p>0.000600849</text:p>
          </table:table-cell>
          <table:table-cell table:number-columns-repeated="2"/>
        </table:table-row>
        <table:table-row table:style-name="ro1">
          <table:table-cell office:value-type="float" office:value="0.489416" calcext:value-type="float">
            <text:p>0.489416</text:p>
          </table:table-cell>
          <table:table-cell office:value-type="float" office:value="0.000160945" calcext:value-type="float">
            <text:p>0.000160945</text:p>
          </table:table-cell>
          <table:table-cell office:value-type="float" office:value="0.513507" calcext:value-type="float">
            <text:p>0.513507</text:p>
          </table:table-cell>
          <table:table-cell office:value-type="float" office:value="0.000186357" calcext:value-type="float">
            <text:p>0.000186357</text:p>
          </table:table-cell>
          <table:table-cell office:value-type="float" office:value="0.576788" calcext:value-type="float">
            <text:p>0.576788</text:p>
          </table:table-cell>
          <table:table-cell office:value-type="float" office:value="0.000210667" calcext:value-type="float">
            <text:p>0.000210667</text:p>
          </table:table-cell>
          <table:table-cell office:value-type="float" office:value="0.584774" calcext:value-type="float">
            <text:p>0.584774</text:p>
          </table:table-cell>
          <table:table-cell office:value-type="float" office:value="0.000264292" calcext:value-type="float">
            <text:p>0.000264292</text:p>
          </table:table-cell>
          <table:table-cell table:number-columns-repeated="2"/>
          <table:table-cell office:value-type="float" office:value="0.471363" calcext:value-type="float">
            <text:p>0.471363</text:p>
          </table:table-cell>
          <table:table-cell office:value-type="float" office:value="0.000143708" calcext:value-type="float">
            <text:p>0.000143708</text:p>
          </table:table-cell>
          <table:table-cell office:value-type="float" office:value="0.223685" calcext:value-type="float">
            <text:p>0.223685</text:p>
          </table:table-cell>
          <table:table-cell office:value-type="float" office:value="0.00059146" calcext:value-type="float">
            <text:p>0.00059146</text:p>
          </table:table-cell>
          <table:table-cell table:number-columns-repeated="2"/>
        </table:table-row>
        <table:table-row table:style-name="ro1">
          <table:table-cell office:value-type="float" office:value="0.486595" calcext:value-type="float">
            <text:p>0.486595</text:p>
          </table:table-cell>
          <table:table-cell office:value-type="float" office:value="0.000152474" calcext:value-type="float">
            <text:p>0.000152474</text:p>
          </table:table-cell>
          <table:table-cell office:value-type="float" office:value="0.512948" calcext:value-type="float">
            <text:p>0.512948</text:p>
          </table:table-cell>
          <table:table-cell office:value-type="float" office:value="0.000177886" calcext:value-type="float">
            <text:p>0.000177886</text:p>
          </table:table-cell>
          <table:table-cell office:value-type="float" office:value="0.573973" calcext:value-type="float">
            <text:p>0.573973</text:p>
          </table:table-cell>
          <table:table-cell office:value-type="float" office:value="0.000201092" calcext:value-type="float">
            <text:p>0.000201092</text:p>
          </table:table-cell>
          <table:table-cell office:value-type="float" office:value="0.583453" calcext:value-type="float">
            <text:p>0.583453</text:p>
          </table:table-cell>
          <table:table-cell office:value-type="float" office:value="0.00026265" calcext:value-type="float">
            <text:p>0.00026265</text:p>
          </table:table-cell>
          <table:table-cell table:number-columns-repeated="2"/>
          <table:table-cell office:value-type="float" office:value="0.470213" calcext:value-type="float">
            <text:p>0.470213</text:p>
          </table:table-cell>
          <table:table-cell office:value-type="float" office:value="0.000139353" calcext:value-type="float">
            <text:p>0.000139353</text:p>
          </table:table-cell>
          <table:table-cell office:value-type="float" office:value="0.222502" calcext:value-type="float">
            <text:p>0.222502</text:p>
          </table:table-cell>
          <table:table-cell office:value-type="float" office:value="0.000582072" calcext:value-type="float">
            <text:p>0.000582072</text:p>
          </table:table-cell>
          <table:table-cell table:number-columns-repeated="2"/>
        </table:table-row>
        <table:table-row table:style-name="ro1">
          <table:table-cell office:value-type="float" office:value="0.482173" calcext:value-type="float">
            <text:p>0.482173</text:p>
          </table:table-cell>
          <table:table-cell office:value-type="float" office:value="0.000144003" calcext:value-type="float">
            <text:p>0.000144003</text:p>
          </table:table-cell>
          <table:table-cell office:value-type="float" office:value="0.508043" calcext:value-type="float">
            <text:p>0.508043</text:p>
          </table:table-cell>
          <table:table-cell office:value-type="float" office:value="0.000171533" calcext:value-type="float">
            <text:p>0.000171533</text:p>
          </table:table-cell>
          <table:table-cell office:value-type="float" office:value="0.569319" calcext:value-type="float">
            <text:p>0.569319</text:p>
          </table:table-cell>
          <table:table-cell office:value-type="float" office:value="0.0001979" calcext:value-type="float">
            <text:p>0.0001979</text:p>
          </table:table-cell>
          <table:table-cell office:value-type="float" office:value="0.579776" calcext:value-type="float">
            <text:p>0.579776</text:p>
          </table:table-cell>
          <table:table-cell office:value-type="float" office:value="0.000258546" calcext:value-type="float">
            <text:p>0.000258546</text:p>
          </table:table-cell>
          <table:table-cell table:number-columns-repeated="2"/>
          <table:table-cell office:value-type="float" office:value="0.468123" calcext:value-type="float">
            <text:p>0.468123</text:p>
          </table:table-cell>
          <table:table-cell office:value-type="float" office:value="0.000130644" calcext:value-type="float">
            <text:p>0.000130644</text:p>
          </table:table-cell>
          <table:table-cell office:value-type="float" office:value="0.22192" calcext:value-type="float">
            <text:p>0.22192</text:p>
          </table:table-cell>
          <table:table-cell office:value-type="float" office:value="0.000544519" calcext:value-type="float">
            <text:p>0.000544519</text:p>
          </table:table-cell>
          <table:table-cell table:number-columns-repeated="2"/>
        </table:table-row>
        <table:table-row table:style-name="ro1">
          <table:table-cell office:value-type="float" office:value="0.481131" calcext:value-type="float">
            <text:p>0.481131</text:p>
          </table:table-cell>
          <table:table-cell office:value-type="float" office:value="0.000139768" calcext:value-type="float">
            <text:p>0.000139768</text:p>
          </table:table-cell>
          <table:table-cell office:value-type="float" office:value="0.507001" calcext:value-type="float">
            <text:p>0.507001</text:p>
          </table:table-cell>
          <table:table-cell office:value-type="float" office:value="0.00016518" calcext:value-type="float">
            <text:p>0.00016518</text:p>
          </table:table-cell>
          <table:table-cell office:value-type="float" office:value="0.566561" calcext:value-type="float">
            <text:p>0.566561</text:p>
          </table:table-cell>
          <table:table-cell office:value-type="float" office:value="0.000191516" calcext:value-type="float">
            <text:p>0.000191516</text:p>
          </table:table-cell>
          <table:table-cell office:value-type="float" office:value="0.573169" calcext:value-type="float">
            <text:p>0.573169</text:p>
          </table:table-cell>
          <table:table-cell office:value-type="float" office:value="0.000252801" calcext:value-type="float">
            <text:p>0.000252801</text:p>
          </table:table-cell>
          <table:table-cell table:number-columns-repeated="2"/>
          <table:table-cell office:value-type="float" office:value="0.466346" calcext:value-type="float">
            <text:p>0.466346</text:p>
          </table:table-cell>
          <table:table-cell office:value-type="float" office:value="0.000121934" calcext:value-type="float">
            <text:p>0.000121934</text:p>
          </table:table-cell>
          <table:table-cell office:value-type="float" office:value="0.220831" calcext:value-type="float">
            <text:p>0.220831</text:p>
          </table:table-cell>
          <table:table-cell office:value-type="float" office:value="0.000525743" calcext:value-type="float">
            <text:p>0.000525743</text:p>
          </table:table-cell>
          <table:table-cell table:number-columns-repeated="2"/>
        </table:table-row>
        <table:table-row table:style-name="ro1">
          <table:table-cell office:value-type="float" office:value="0.477218" calcext:value-type="float">
            <text:p>0.477218</text:p>
          </table:table-cell>
          <table:table-cell office:value-type="float" office:value="0.000135532" calcext:value-type="float">
            <text:p>0.000135532</text:p>
          </table:table-cell>
          <table:table-cell office:value-type="float" office:value="0.502274" calcext:value-type="float">
            <text:p>0.502274</text:p>
          </table:table-cell>
          <table:table-cell office:value-type="float" office:value="0.000162639" calcext:value-type="float">
            <text:p>0.000162639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000172364" calcext:value-type="float">
            <text:p>0.000172364</text:p>
          </table:table-cell>
          <table:table-cell office:value-type="float" office:value="0.571043" calcext:value-type="float">
            <text:p>0.571043</text:p>
          </table:table-cell>
          <table:table-cell office:value-type="float" office:value="0.000248971" calcext:value-type="float">
            <text:p>0.000248971</text:p>
          </table:table-cell>
          <table:table-cell table:number-columns-repeated="2"/>
          <table:table-cell office:value-type="float" office:value="0.464151" calcext:value-type="float">
            <text:p>0.464151</text:p>
          </table:table-cell>
          <table:table-cell office:value-type="float" office:value="0.000104515" calcext:value-type="float">
            <text:p>0.000104515</text:p>
          </table:table-cell>
          <table:table-cell office:value-type="float" office:value="0.218728" calcext:value-type="float">
            <text:p>0.218728</text:p>
          </table:table-cell>
          <table:table-cell office:value-type="float" office:value="0.000506966" calcext:value-type="float">
            <text:p>0.000506966</text:p>
          </table:table-cell>
          <table:table-cell table:number-columns-repeated="2"/>
        </table:table-row>
        <table:table-row table:style-name="ro1">
          <table:table-cell office:value-type="float" office:value="0.475287" calcext:value-type="float">
            <text:p>0.475287</text:p>
          </table:table-cell>
          <table:table-cell office:value-type="float" office:value="0.000132144" calcext:value-type="float">
            <text:p>0.000132144</text:p>
          </table:table-cell>
          <table:table-cell office:value-type="float" office:value="0.501461" calcext:value-type="float">
            <text:p>0.501461</text:p>
          </table:table-cell>
          <table:table-cell office:value-type="float" office:value="0.000160945" calcext:value-type="float">
            <text:p>0.000160945</text:p>
          </table:table-cell>
          <table:table-cell office:value-type="float" office:value="0.55507" calcext:value-type="float">
            <text:p>0.55507</text:p>
          </table:table-cell>
          <table:table-cell office:value-type="float" office:value="0.000160873" calcext:value-type="float">
            <text:p>0.000160873</text:p>
          </table:table-cell>
          <table:table-cell office:value-type="float" office:value="0.569549" calcext:value-type="float">
            <text:p>0.569549</text:p>
          </table:table-cell>
          <table:table-cell office:value-type="float" office:value="0.00024131" calcext:value-type="float">
            <text:p>0.00024131</text:p>
          </table:table-cell>
          <table:table-cell table:number-columns-repeated="2"/>
          <table:table-cell office:value-type="float" office:value="0.457567" calcext:value-type="float">
            <text:p>0.457567</text:p>
          </table:table-cell>
          <table:table-cell office:value-type="float" office:value="0.0000914507" calcext:value-type="float">
            <text:p>9.14507E-05</text:p>
          </table:table-cell>
          <table:table-cell office:value-type="float" office:value="0.217207" calcext:value-type="float">
            <text:p>0.217207</text:p>
          </table:table-cell>
          <table:table-cell office:value-type="float" office:value="0.00048819" calcext:value-type="float">
            <text:p>0.00048819</text:p>
          </table:table-cell>
          <table:table-cell table:number-columns-repeated="2"/>
        </table:table-row>
        <table:table-row table:style-name="ro1">
          <table:table-cell office:value-type="float" office:value="0.47394" calcext:value-type="float">
            <text:p>0.47394</text:p>
          </table:table-cell>
          <table:table-cell office:value-type="float" office:value="0.000127062" calcext:value-type="float">
            <text:p>0.000127062</text:p>
          </table:table-cell>
          <table:table-cell office:value-type="float" office:value="0.497878" calcext:value-type="float">
            <text:p>0.497878</text:p>
          </table:table-cell>
          <table:table-cell office:value-type="float" office:value="0.000152474" calcext:value-type="float">
            <text:p>0.000152474</text:p>
          </table:table-cell>
          <table:table-cell office:value-type="float" office:value="0.55283" calcext:value-type="float">
            <text:p>0.55283</text:p>
          </table:table-cell>
          <table:table-cell office:value-type="float" office:value="0.000153213" calcext:value-type="float">
            <text:p>0.000153213</text:p>
          </table:table-cell>
          <table:table-cell office:value-type="float" office:value="0.565182" calcext:value-type="float">
            <text:p>0.565182</text:p>
          </table:table-cell>
          <table:table-cell office:value-type="float" office:value="0.000229819" calcext:value-type="float">
            <text:p>0.000229819</text:p>
          </table:table-cell>
          <table:table-cell table:number-columns-repeated="2"/>
          <table:table-cell office:value-type="float" office:value="0.456835" calcext:value-type="float">
            <text:p>0.456835</text:p>
          </table:table-cell>
          <table:table-cell office:value-type="float" office:value="0.0000870959" calcext:value-type="float">
            <text:p>8.70959E-05</text:p>
          </table:table-cell>
          <table:table-cell office:value-type="float" office:value="0.215742" calcext:value-type="float">
            <text:p>0.215742</text:p>
          </table:table-cell>
          <table:table-cell office:value-type="float" office:value="0.000469413" calcext:value-type="float">
            <text:p>0.000469413</text:p>
          </table:table-cell>
          <table:table-cell table:number-columns-repeated="2"/>
        </table:table-row>
        <table:table-row table:style-name="ro1">
          <table:table-cell office:value-type="float" office:value="0.461843" calcext:value-type="float">
            <text:p>0.461843</text:p>
          </table:table-cell>
          <table:table-cell office:value-type="float" office:value="0.000122826" calcext:value-type="float">
            <text:p>0.000122826</text:p>
          </table:table-cell>
          <table:table-cell office:value-type="float" office:value="0.491017" calcext:value-type="float">
            <text:p>0.491017</text:p>
          </table:table-cell>
          <table:table-cell office:value-type="float" office:value="0.000147391" calcext:value-type="float">
            <text:p>0.000147391</text:p>
          </table:table-cell>
          <table:table-cell office:value-type="float" office:value="0.550417" calcext:value-type="float">
            <text:p>0.550417</text:p>
          </table:table-cell>
          <table:table-cell office:value-type="float" office:value="0.000149382" calcext:value-type="float">
            <text:p>0.000149382</text:p>
          </table:table-cell>
          <table:table-cell office:value-type="float" office:value="0.551106" calcext:value-type="float">
            <text:p>0.551106</text:p>
          </table:table-cell>
          <table:table-cell office:value-type="float" office:value="0.000215455" calcext:value-type="float">
            <text:p>0.000215455</text:p>
          </table:table-cell>
          <table:table-cell table:number-columns-repeated="2"/>
          <table:table-cell office:value-type="float" office:value="0.45579" calcext:value-type="float">
            <text:p>0.45579</text:p>
          </table:table-cell>
          <table:table-cell office:value-type="float" office:value="0.000083612" calcext:value-type="float">
            <text:p>0.000083612</text:p>
          </table:table-cell>
          <table:table-cell office:value-type="float" office:value="0.212926" calcext:value-type="float">
            <text:p>0.212926</text:p>
          </table:table-cell>
          <table:table-cell office:value-type="float" office:value="0.000450637" calcext:value-type="float">
            <text:p>0.000450637</text:p>
          </table:table-cell>
          <table:table-cell table:number-columns-repeated="2"/>
        </table:table-row>
        <table:table-row table:style-name="ro1">
          <table:table-cell office:value-type="float" office:value="0.46042" calcext:value-type="float">
            <text:p>0.46042</text:p>
          </table:table-cell>
          <table:table-cell office:value-type="float" office:value="0.000120709" calcext:value-type="float">
            <text:p>0.000120709</text:p>
          </table:table-cell>
          <table:table-cell office:value-type="float" office:value="0.488882" calcext:value-type="float">
            <text:p>0.488882</text:p>
          </table:table-cell>
          <table:table-cell office:value-type="float" office:value="0.000146121" calcext:value-type="float">
            <text:p>0.000146121</text:p>
          </table:table-cell>
          <table:table-cell office:value-type="float" office:value="0.547371" calcext:value-type="float">
            <text:p>0.547371</text:p>
          </table:table-cell>
          <table:table-cell office:value-type="float" office:value="0.000143637" calcext:value-type="float">
            <text:p>0.000143637</text:p>
          </table:table-cell>
          <table:table-cell office:value-type="float" office:value="0.550244" calcext:value-type="float">
            <text:p>0.550244</text:p>
          </table:table-cell>
          <table:table-cell office:value-type="float" office:value="0.000210667" calcext:value-type="float">
            <text:p>0.000210667</text:p>
          </table:table-cell>
          <table:table-cell table:number-columns-repeated="2"/>
          <table:table-cell office:value-type="float" office:value="0.454954" calcext:value-type="float">
            <text:p>0.454954</text:p>
          </table:table-cell>
          <table:table-cell office:value-type="float" office:value="0.0000812895" calcext:value-type="float">
            <text:p>8.12895E-05</text:p>
          </table:table-cell>
          <table:table-cell office:value-type="float" office:value="0.211574" calcext:value-type="float">
            <text:p>0.211574</text:p>
          </table:table-cell>
          <table:table-cell office:value-type="float" office:value="0.000441248" calcext:value-type="float">
            <text:p>0.000441248</text:p>
          </table:table-cell>
          <table:table-cell table:number-columns-repeated="2"/>
        </table:table-row>
        <table:table-row table:style-name="ro1">
          <table:table-cell office:value-type="float" office:value="0.459607" calcext:value-type="float">
            <text:p>0.459607</text:p>
          </table:table-cell>
          <table:table-cell office:value-type="float" office:value="0.000118591" calcext:value-type="float">
            <text:p>0.000118591</text:p>
          </table:table-cell>
          <table:table-cell office:value-type="float" office:value="0.488298" calcext:value-type="float">
            <text:p>0.488298</text:p>
          </table:table-cell>
          <table:table-cell office:value-type="float" office:value="0.000144003" calcext:value-type="float">
            <text:p>0.000144003</text:p>
          </table:table-cell>
          <table:table-cell office:value-type="float" office:value="0.541454" calcext:value-type="float">
            <text:p>0.541454</text:p>
          </table:table-cell>
          <table:table-cell office:value-type="float" office:value="0.000137891" calcext:value-type="float">
            <text:p>0.000137891</text:p>
          </table:table-cell>
          <table:table-cell office:value-type="float" office:value="0.545361" calcext:value-type="float">
            <text:p>0.545361</text:p>
          </table:table-cell>
          <table:table-cell office:value-type="float" office:value="0.000205196" calcext:value-type="float">
            <text:p>0.000205196</text:p>
          </table:table-cell>
          <table:table-cell table:number-columns-repeated="2"/>
          <table:table-cell office:value-type="float" office:value="0.454222" calcext:value-type="float">
            <text:p>0.454222</text:p>
          </table:table-cell>
          <table:table-cell office:value-type="float" office:value="0.0000783863" calcext:value-type="float">
            <text:p>7.83863E-05</text:p>
          </table:table-cell>
          <table:table-cell office:value-type="float" office:value="0.209809" calcext:value-type="float">
            <text:p>0.209809</text:p>
          </table:table-cell>
          <table:table-cell office:value-type="float" office:value="0.000438119" calcext:value-type="float">
            <text:p>0.000438119</text:p>
          </table:table-cell>
          <table:table-cell table:number-columns-repeated="2"/>
        </table:table-row>
        <table:table-row table:style-name="ro1">
          <table:table-cell office:value-type="float" office:value="0.45422" calcext:value-type="float">
            <text:p>0.45422</text:p>
          </table:table-cell>
          <table:table-cell office:value-type="float" office:value="0.000114355" calcext:value-type="float">
            <text:p>0.000114355</text:p>
          </table:table-cell>
          <table:table-cell office:value-type="float" office:value="0.486138" calcext:value-type="float">
            <text:p>0.486138</text:p>
          </table:table-cell>
          <table:table-cell office:value-type="float" office:value="0.000139768" calcext:value-type="float">
            <text:p>0.000139768</text:p>
          </table:table-cell>
          <table:table-cell office:value-type="float" office:value="0.540477" calcext:value-type="float">
            <text:p>0.540477</text:p>
          </table:table-cell>
          <table:table-cell office:value-type="float" office:value="0.000134061" calcext:value-type="float">
            <text:p>0.000134061</text:p>
          </table:table-cell>
          <table:table-cell office:value-type="float" office:value="0.543924" calcext:value-type="float">
            <text:p>0.543924</text:p>
          </table:table-cell>
          <table:table-cell office:value-type="float" office:value="0.000201092" calcext:value-type="float">
            <text:p>0.000201092</text:p>
          </table:table-cell>
          <table:table-cell table:number-columns-repeated="2"/>
          <table:table-cell office:value-type="float" office:value="0.453386" calcext:value-type="float">
            <text:p>0.453386</text:p>
          </table:table-cell>
          <table:table-cell office:value-type="float" office:value="0.0000696767" calcext:value-type="float">
            <text:p>6.96767E-05</text:p>
          </table:table-cell>
          <table:table-cell office:value-type="float" office:value="0.208044" calcext:value-type="float">
            <text:p>0.208044</text:p>
          </table:table-cell>
          <table:table-cell office:value-type="float" office:value="0.00043186" calcext:value-type="float">
            <text:p>0.00043186</text:p>
          </table:table-cell>
          <table:table-cell table:number-columns-repeated="2"/>
        </table:table-row>
        <table:table-row table:style-name="ro1">
          <table:table-cell office:value-type="float" office:value="0.443089" calcext:value-type="float">
            <text:p>0.443089</text:p>
          </table:table-cell>
          <table:table-cell office:value-type="float" office:value="0.00011012" calcext:value-type="float">
            <text:p>0.00011012</text:p>
          </table:table-cell>
          <table:table-cell office:value-type="float" office:value="0.484181" calcext:value-type="float">
            <text:p>0.484181</text:p>
          </table:table-cell>
          <table:table-cell office:value-type="float" office:value="0.000137227" calcext:value-type="float">
            <text:p>0.000137227</text:p>
          </table:table-cell>
          <table:table-cell office:value-type="float" office:value="0.537834" calcext:value-type="float">
            <text:p>0.537834</text:p>
          </table:table-cell>
          <table:table-cell office:value-type="float" office:value="0.000131325" calcext:value-type="float">
            <text:p>0.000131325</text:p>
          </table:table-cell>
          <table:table-cell office:value-type="float" office:value="0.538006" calcext:value-type="float">
            <text:p>0.538006</text:p>
          </table:table-cell>
          <table:table-cell office:value-type="float" office:value="0.000196988" calcext:value-type="float">
            <text:p>0.000196988</text:p>
          </table:table-cell>
          <table:table-cell table:number-columns-repeated="2"/>
          <table:table-cell office:value-type="float" office:value="0.452341" calcext:value-type="float">
            <text:p>0.452341</text:p>
          </table:table-cell>
          <table:table-cell office:value-type="float" office:value="0.0000665096" calcext:value-type="float">
            <text:p>6.65096E-05</text:p>
          </table:table-cell>
          <table:table-cell office:value-type="float" office:value="0.206748" calcext:value-type="float">
            <text:p>0.206748</text:p>
          </table:table-cell>
          <table:table-cell office:value-type="float" office:value="0.000413083" calcext:value-type="float">
            <text:p>0.000413083</text:p>
          </table:table-cell>
          <table:table-cell table:number-columns-repeated="2"/>
        </table:table-row>
        <table:table-row table:style-name="ro1">
          <table:table-cell office:value-type="float" office:value="0.441031" calcext:value-type="float">
            <text:p>0.441031</text:p>
          </table:table-cell>
          <table:table-cell office:value-type="float" office:value="0.000108002" calcext:value-type="float">
            <text:p>0.000108002</text:p>
          </table:table-cell>
          <table:table-cell office:value-type="float" office:value="0.483495" calcext:value-type="float">
            <text:p>0.483495</text:p>
          </table:table-cell>
          <table:table-cell office:value-type="float" office:value="0.000135532" calcext:value-type="float">
            <text:p>0.000135532</text:p>
          </table:table-cell>
          <table:table-cell office:value-type="float" office:value="0.536225" calcext:value-type="float">
            <text:p>0.536225</text:p>
          </table:table-cell>
          <table:table-cell office:value-type="float" office:value="0.000129273" calcext:value-type="float">
            <text:p>0.000129273</text:p>
          </table:table-cell>
          <table:table-cell office:value-type="float" office:value="0.536627" calcext:value-type="float">
            <text:p>0.536627</text:p>
          </table:table-cell>
          <table:table-cell office:value-type="float" office:value="0.000195346" calcext:value-type="float">
            <text:p>0.000195346</text:p>
          </table:table-cell>
          <table:table-cell table:number-columns-repeated="2"/>
          <table:table-cell office:value-type="float" office:value="0.45161" calcext:value-type="float">
            <text:p>0.45161</text:p>
          </table:table-cell>
          <table:table-cell office:value-type="float" office:value="0.000062709" calcext:value-type="float">
            <text:p>0.000062709</text:p>
          </table:table-cell>
          <table:table-cell office:value-type="float" office:value="0.204683" calcext:value-type="float">
            <text:p>0.204683</text:p>
          </table:table-cell>
          <table:table-cell office:value-type="float" office:value="0.000394307" calcext:value-type="float">
            <text:p>0.000394307</text:p>
          </table:table-cell>
          <table:table-cell table:number-columns-repeated="2"/>
        </table:table-row>
        <table:table-row table:style-name="ro1">
          <table:table-cell office:value-type="float" office:value="0.440014" calcext:value-type="float">
            <text:p>0.440014</text:p>
          </table:table-cell>
          <table:table-cell office:value-type="float" office:value="0.000101649" calcext:value-type="float">
            <text:p>0.000101649</text:p>
          </table:table-cell>
          <table:table-cell office:value-type="float" office:value="0.482682" calcext:value-type="float">
            <text:p>0.482682</text:p>
          </table:table-cell>
          <table:table-cell office:value-type="float" office:value="0.000127062" calcext:value-type="float">
            <text:p>0.000127062</text:p>
          </table:table-cell>
          <table:table-cell office:value-type="float" office:value="0.535708" calcext:value-type="float">
            <text:p>0.535708</text:p>
          </table:table-cell>
          <table:table-cell office:value-type="float" office:value="0.00011491" calcext:value-type="float">
            <text:p>0.00011491</text:p>
          </table:table-cell>
          <table:table-cell office:value-type="float" office:value="0.535651" calcext:value-type="float">
            <text:p>0.535651</text:p>
          </table:table-cell>
          <table:table-cell office:value-type="float" office:value="0.000191516" calcext:value-type="float">
            <text:p>0.000191516</text:p>
          </table:table-cell>
          <table:table-cell table:number-columns-repeated="2"/>
          <table:table-cell office:value-type="float" office:value="0.450355" calcext:value-type="float">
            <text:p>0.450355</text:p>
          </table:table-cell>
          <table:table-cell office:value-type="float" office:value="0.0000522575" calcext:value-type="float">
            <text:p>5.22575E-05</text:p>
          </table:table-cell>
          <table:table-cell office:value-type="float" office:value="0.201885" calcext:value-type="float">
            <text:p>0.201885</text:p>
          </table:table-cell>
          <table:table-cell office:value-type="float" office:value="0.000384919" calcext:value-type="float">
            <text:p>0.000384919</text:p>
          </table:table-cell>
          <table:table-cell table:number-columns-repeated="2"/>
        </table:table-row>
        <table:table-row table:style-name="ro1">
          <table:table-cell office:value-type="float" office:value="0.426088" calcext:value-type="float">
            <text:p>0.426088</text:p>
          </table:table-cell>
          <table:table-cell office:value-type="float" office:value="0.0000965668" calcext:value-type="float">
            <text:p>9.65668E-05</text:p>
          </table:table-cell>
          <table:table-cell office:value-type="float" office:value="0.476176" calcext:value-type="float">
            <text:p>0.476176</text:p>
          </table:table-cell>
          <table:table-cell office:value-type="float" office:value="0.000122826" calcext:value-type="float">
            <text:p>0.000122826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000103419" calcext:value-type="float">
            <text:p>0.000103419</text:p>
          </table:table-cell>
          <table:table-cell office:value-type="float" office:value="0.53071" calcext:value-type="float">
            <text:p>0.53071</text:p>
          </table:table-cell>
          <table:table-cell office:value-type="float" office:value="0.000186728" calcext:value-type="float">
            <text:p>0.000186728</text:p>
          </table:table-cell>
          <table:table-cell table:number-columns-repeated="2"/>
          <table:table-cell office:value-type="float" office:value="0.448579" calcext:value-type="float">
            <text:p>0.448579</text:p>
          </table:table-cell>
          <table:table-cell office:value-type="float" office:value="0.0000348384" calcext:value-type="float">
            <text:p>3.48384E-05</text:p>
          </table:table-cell>
          <table:table-cell office:value-type="float" office:value="0.200552" calcext:value-type="float">
            <text:p>0.200552</text:p>
          </table:table-cell>
          <table:table-cell office:value-type="float" office:value="0.00037553" calcext:value-type="float">
            <text:p>0.00037553</text:p>
          </table:table-cell>
          <table:table-cell table:number-columns-repeated="2"/>
        </table:table-row>
        <table:table-row table:style-name="ro1">
          <table:table-cell office:value-type="float" office:value="0.424411" calcext:value-type="float">
            <text:p>0.424411</text:p>
          </table:table-cell>
          <table:table-cell office:value-type="float" office:value="0.0000931785" calcext:value-type="float">
            <text:p>9.31785E-05</text:p>
          </table:table-cell>
          <table:table-cell office:value-type="float" office:value="0.475439" calcext:value-type="float">
            <text:p>0.475439</text:p>
          </table:table-cell>
          <table:table-cell office:value-type="float" office:value="0.000121979" calcext:value-type="float">
            <text:p>0.000121979</text:p>
          </table:table-cell>
          <table:table-cell office:value-type="float" office:value="0.521689" calcext:value-type="float">
            <text:p>0.521689</text:p>
          </table:table-cell>
          <table:table-cell office:value-type="float" office:value="0.000100546" calcext:value-type="float">
            <text:p>0.000100546</text:p>
          </table:table-cell>
          <table:table-cell office:value-type="float" office:value="0.529216" calcext:value-type="float">
            <text:p>0.529216</text:p>
          </table:table-cell>
          <table:table-cell office:value-type="float" office:value="0.00018194" calcext:value-type="float">
            <text:p>0.00018194</text:p>
          </table:table-cell>
          <table:table-cell table:number-columns-repeated="2"/>
          <table:table-cell office:value-type="float" office:value="0.44837" calcext:value-type="float">
            <text:p>0.44837</text:p>
          </table:table-cell>
          <table:table-cell office:value-type="float" office:value="0.0000261288" calcext:value-type="float">
            <text:p>2.61288E-05</text:p>
          </table:table-cell>
          <table:table-cell office:value-type="float" office:value="0.19905" calcext:value-type="float">
            <text:p>0.19905</text:p>
          </table:table-cell>
          <table:table-cell office:value-type="float" office:value="0.000356754" calcext:value-type="float">
            <text:p>0.000356754</text:p>
          </table:table-cell>
          <table:table-cell table:number-columns-repeated="2"/>
        </table:table-row>
        <table:table-row table:style-name="ro1">
          <table:table-cell office:value-type="float" office:value="0.422658" calcext:value-type="float">
            <text:p>0.422658</text:p>
          </table:table-cell>
          <table:table-cell office:value-type="float" office:value="0.0000889431" calcext:value-type="float">
            <text:p>8.89431E-05</text:p>
          </table:table-cell>
          <table:table-cell office:value-type="float" office:value="0.474499" calcext:value-type="float">
            <text:p>0.474499</text:p>
          </table:table-cell>
          <table:table-cell office:value-type="float" office:value="0.000118591" calcext:value-type="float">
            <text:p>0.000118591</text:p>
          </table:table-cell>
          <table:table-cell office:value-type="float" office:value="0.521057" calcext:value-type="float">
            <text:p>0.521057</text:p>
          </table:table-cell>
          <table:table-cell office:value-type="float" office:value="0.0000957579" calcext:value-type="float">
            <text:p>9.57579E-05</text:p>
          </table:table-cell>
          <table:table-cell office:value-type="float" office:value="0.527032" calcext:value-type="float">
            <text:p>0.527032</text:p>
          </table:table-cell>
          <table:table-cell office:value-type="float" office:value="0.000172364" calcext:value-type="float">
            <text:p>0.000172364</text:p>
          </table:table-cell>
          <table:table-cell table:number-columns-repeated="2"/>
          <table:table-cell office:value-type="float" office:value="0.448056" calcext:value-type="float">
            <text:p>0.448056</text:p>
          </table:table-cell>
          <table:table-cell office:value-type="float" office:value="0" calcext:value-type="float">
            <text:p>0</text:p>
          </table:table-cell>
          <table:table-cell office:value-type="float" office:value="0.197623" calcext:value-type="float">
            <text:p>0.197623</text:p>
          </table:table-cell>
          <table:table-cell office:value-type="float" office:value="0.000347366" calcext:value-type="float">
            <text:p>0.000347366</text:p>
          </table:table-cell>
          <table:table-cell table:number-columns-repeated="2"/>
        </table:table-row>
        <table:table-row table:style-name="ro1">
          <table:table-cell office:value-type="float" office:value="0.41356" calcext:value-type="float">
            <text:p>0.41356</text:p>
          </table:table-cell>
          <table:table-cell office:value-type="float" office:value="0.0000864019" calcext:value-type="float">
            <text:p>8.64019E-05</text:p>
          </table:table-cell>
          <table:table-cell office:value-type="float" office:value="0.47211" calcext:value-type="float">
            <text:p>0.47211</text:p>
          </table:table-cell>
          <table:table-cell office:value-type="float" office:value="0.000116897" calcext:value-type="float">
            <text:p>0.000116897</text:p>
          </table:table-cell>
          <table:table-cell office:value-type="float" office:value="0.518874" calcext:value-type="float">
            <text:p>0.518874</text:p>
          </table:table-cell>
          <table:table-cell office:value-type="float" office:value="0.0000919276" calcext:value-type="float">
            <text:p>9.19276E-05</text:p>
          </table:table-cell>
          <table:table-cell office:value-type="float" office:value="0.514105" calcext:value-type="float">
            <text:p>0.514105</text:p>
          </table:table-cell>
          <table:table-cell office:value-type="float" office:value="0.000166619" calcext:value-type="float">
            <text:p>0.000166619</text:p>
          </table:table-cell>
          <table:table-cell table:number-columns-repeated="4"/>
          <table:table-cell office:value-type="float" office:value="0.195877" calcext:value-type="float">
            <text:p>0.195877</text:p>
          </table:table-cell>
          <table:table-cell office:value-type="float" office:value="0.000337977" calcext:value-type="float">
            <text:p>0.000337977</text:p>
          </table:table-cell>
          <table:table-cell table:number-columns-repeated="2"/>
        </table:table-row>
        <table:table-row table:style-name="ro1">
          <table:table-cell office:value-type="float" office:value="0.411781" calcext:value-type="float">
            <text:p>0.411781</text:p>
          </table:table-cell>
          <table:table-cell office:value-type="float" office:value="0.0000847077" calcext:value-type="float">
            <text:p>8.47077E-05</text:p>
          </table:table-cell>
          <table:table-cell office:value-type="float" office:value="0.471526" calcext:value-type="float">
            <text:p>0.471526</text:p>
          </table:table-cell>
          <table:table-cell office:value-type="float" office:value="0.000114355" calcext:value-type="float">
            <text:p>0.000114355</text:p>
          </table:table-cell>
          <table:table-cell office:value-type="float" office:value="0.517667" calcext:value-type="float">
            <text:p>0.517667</text:p>
          </table:table-cell>
          <table:table-cell office:value-type="float" office:value="0.0000861821" calcext:value-type="float">
            <text:p>8.61821E-05</text:p>
          </table:table-cell>
          <table:table-cell office:value-type="float" office:value="0.512094" calcext:value-type="float">
            <text:p>0.512094</text:p>
          </table:table-cell>
          <table:table-cell office:value-type="float" office:value="0.000162788" calcext:value-type="float">
            <text:p>0.000162788</text:p>
          </table:table-cell>
          <table:table-cell table:number-columns-repeated="4"/>
          <table:table-cell office:value-type="float" office:value="0.194187" calcext:value-type="float">
            <text:p>0.194187</text:p>
          </table:table-cell>
          <table:table-cell office:value-type="float" office:value="0.000319201" calcext:value-type="float">
            <text:p>0.000319201</text:p>
          </table:table-cell>
          <table:table-cell table:number-columns-repeated="2"/>
        </table:table-row>
        <table:table-row table:style-name="ro1">
          <table:table-cell office:value-type="float" office:value="0.406089" calcext:value-type="float">
            <text:p>0.406089</text:p>
          </table:table-cell>
          <table:table-cell office:value-type="float" office:value="0.0000834976" calcext:value-type="float">
            <text:p>8.34976E-05</text:p>
          </table:table-cell>
          <table:table-cell office:value-type="float" office:value="0.466062" calcext:value-type="float">
            <text:p>0.466062</text:p>
          </table:table-cell>
          <table:table-cell office:value-type="float" office:value="0.00011012" calcext:value-type="float">
            <text:p>0.00011012</text:p>
          </table:table-cell>
          <table:table-cell office:value-type="float" office:value="0.512209" calcext:value-type="float">
            <text:p>0.512209</text:p>
          </table:table-cell>
          <table:table-cell office:value-type="float" office:value="0.0000804367" calcext:value-type="float">
            <text:p>8.04367E-05</text:p>
          </table:table-cell>
          <table:table-cell office:value-type="float" office:value="0.509968" calcext:value-type="float">
            <text:p>0.509968</text:p>
          </table:table-cell>
          <table:table-cell office:value-type="float" office:value="0.000160873" calcext:value-type="float">
            <text:p>0.000160873</text:p>
          </table:table-cell>
          <table:table-cell table:number-columns-repeated="4"/>
          <table:table-cell office:value-type="float" office:value="0.192591" calcext:value-type="float">
            <text:p>0.192591</text:p>
          </table:table-cell>
          <table:table-cell office:value-type="float" office:value="0.000309813" calcext:value-type="float">
            <text:p>0.000309813</text:p>
          </table:table-cell>
          <table:table-cell table:number-columns-repeated="2"/>
        </table:table-row>
        <table:table-row table:style-name="ro1">
          <table:table-cell office:value-type="float" office:value="0.405301" calcext:value-type="float">
            <text:p>0.405301</text:p>
          </table:table-cell>
          <table:table-cell office:value-type="float" office:value="0.00008259" calcext:value-type="float">
            <text:p>0.00008259</text:p>
          </table:table-cell>
          <table:table-cell office:value-type="float" office:value="0.465071" calcext:value-type="float">
            <text:p>0.465071</text:p>
          </table:table-cell>
          <table:table-cell office:value-type="float" office:value="0.000108002" calcext:value-type="float">
            <text:p>0.000108002</text:p>
          </table:table-cell>
          <table:table-cell office:value-type="float" office:value="0.51106" calcext:value-type="float">
            <text:p>0.51106</text:p>
          </table:table-cell>
          <table:table-cell office:value-type="float" office:value="0.0000766063" calcext:value-type="float">
            <text:p>7.66063E-05</text:p>
          </table:table-cell>
          <table:table-cell office:value-type="float" office:value="0.508532" calcext:value-type="float">
            <text:p>0.508532</text:p>
          </table:table-cell>
          <table:table-cell office:value-type="float" office:value="0.000153213" calcext:value-type="float">
            <text:p>0.000153213</text:p>
          </table:table-cell>
          <table:table-cell table:number-columns-repeated="4"/>
          <table:table-cell office:value-type="float" office:value="0.191971" calcext:value-type="float">
            <text:p>0.191971</text:p>
          </table:table-cell>
          <table:table-cell office:value-type="float" office:value="0.000300424" calcext:value-type="float">
            <text:p>0.000300424</text:p>
          </table:table-cell>
          <table:table-cell table:number-columns-repeated="2"/>
        </table:table-row>
        <table:table-row table:style-name="ro1">
          <table:table-cell office:value-type="float" office:value="0.403116" calcext:value-type="float">
            <text:p>0.403116</text:p>
          </table:table-cell>
          <table:table-cell office:value-type="float" office:value="0.0000762369" calcext:value-type="float">
            <text:p>7.62369E-05</text:p>
          </table:table-cell>
          <table:table-cell office:value-type="float" office:value="0.463775" calcext:value-type="float">
            <text:p>0.463775</text:p>
          </table:table-cell>
          <table:table-cell office:value-type="float" office:value="0.000101649" calcext:value-type="float">
            <text:p>0.000101649</text:p>
          </table:table-cell>
          <table:table-cell office:value-type="float" office:value="0.509164" calcext:value-type="float">
            <text:p>0.509164</text:p>
          </table:table-cell>
          <table:table-cell office:value-type="float" office:value="0.0000718184" calcext:value-type="float">
            <text:p>7.18184E-05</text:p>
          </table:table-cell>
          <table:table-cell office:value-type="float" office:value="0.506234" calcext:value-type="float">
            <text:p>0.506234</text:p>
          </table:table-cell>
          <table:table-cell office:value-type="float" office:value="0.000149382" calcext:value-type="float">
            <text:p>0.000149382</text:p>
          </table:table-cell>
          <table:table-cell table:number-columns-repeated="4"/>
          <table:table-cell office:value-type="float" office:value="0.19107" calcext:value-type="float">
            <text:p>0.19107</text:p>
          </table:table-cell>
          <table:table-cell office:value-type="float" office:value="0.000281648" calcext:value-type="float">
            <text:p>0.000281648</text:p>
          </table:table-cell>
          <table:table-cell table:number-columns-repeated="2"/>
        </table:table-row>
        <table:table-row table:style-name="ro1">
          <table:table-cell office:value-type="float" office:value="0.383396" calcext:value-type="float">
            <text:p>0.383396</text:p>
          </table:table-cell>
          <table:table-cell office:value-type="float" office:value="0.0000711545" calcext:value-type="float">
            <text:p>7.11545E-05</text:p>
          </table:table-cell>
          <table:table-cell office:value-type="float" office:value="0.447181" calcext:value-type="float">
            <text:p>0.447181</text:p>
          </table:table-cell>
          <table:table-cell office:value-type="float" office:value="0.0000952962" calcext:value-type="float">
            <text:p>9.52962E-05</text:p>
          </table:table-cell>
          <table:table-cell office:value-type="float" office:value="0.506866" calcext:value-type="float">
            <text:p>0.506866</text:p>
          </table:table-cell>
          <table:table-cell office:value-type="float" office:value="0.0000689457" calcext:value-type="float">
            <text:p>6.89457E-05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000146829" calcext:value-type="float">
            <text:p>0.000146829</text:p>
          </table:table-cell>
          <table:table-cell table:number-columns-repeated="4"/>
          <table:table-cell office:value-type="float" office:value="0.189098" calcext:value-type="float">
            <text:p>0.189098</text:p>
          </table:table-cell>
          <table:table-cell office:value-type="float" office:value="0.000262871" calcext:value-type="float">
            <text:p>0.000262871</text:p>
          </table:table-cell>
          <table:table-cell table:number-columns-repeated="2"/>
        </table:table-row>
        <table:table-row table:style-name="ro1">
          <table:table-cell office:value-type="float" office:value="0.38243" calcext:value-type="float">
            <text:p>0.38243</text:p>
          </table:table-cell>
          <table:table-cell office:value-type="float" office:value="0.0000698839" calcext:value-type="float">
            <text:p>6.98839E-05</text:p>
          </table:table-cell>
          <table:table-cell office:value-type="float" office:value="0.445402" calcext:value-type="float">
            <text:p>0.445402</text:p>
          </table:table-cell>
          <table:table-cell office:value-type="float" office:value="0.0000943886" calcext:value-type="float">
            <text:p>9.43886E-05</text:p>
          </table:table-cell>
          <table:table-cell office:value-type="float" office:value="0.504912" calcext:value-type="float">
            <text:p>0.504912</text:p>
          </table:table-cell>
          <table:table-cell office:value-type="float" office:value="0.0000574548" calcext:value-type="float">
            <text:p>5.74548E-05</text:p>
          </table:table-cell>
          <table:table-cell office:value-type="float" office:value="0.503016" calcext:value-type="float">
            <text:p>0.503016</text:p>
          </table:table-cell>
          <table:table-cell office:value-type="float" office:value="0.000143637" calcext:value-type="float">
            <text:p>0.000143637</text:p>
          </table:table-cell>
          <table:table-cell table:number-columns-repeated="4"/>
          <table:table-cell office:value-type="float" office:value="0.184104" calcext:value-type="float">
            <text:p>0.184104</text:p>
          </table:table-cell>
          <table:table-cell office:value-type="float" office:value="0.000244095" calcext:value-type="float">
            <text:p>0.000244095</text:p>
          </table:table-cell>
          <table:table-cell table:number-columns-repeated="2"/>
        </table:table-row>
        <table:table-row table:style-name="ro1">
          <table:table-cell office:value-type="float" office:value="0.381058" calcext:value-type="float">
            <text:p>0.381058</text:p>
          </table:table-cell>
          <table:table-cell office:value-type="float" office:value="0.0000677662" calcext:value-type="float">
            <text:p>6.77662E-05</text:p>
          </table:table-cell>
          <table:table-cell office:value-type="float" office:value="0.444512" calcext:value-type="float">
            <text:p>0.444512</text:p>
          </table:table-cell>
          <table:table-cell office:value-type="float" office:value="0.0000931785" calcext:value-type="float">
            <text:p>9.31785E-05</text:p>
          </table:table-cell>
          <table:table-cell office:value-type="float" office:value="0.495088" calcext:value-type="float">
            <text:p>0.495088</text:p>
          </table:table-cell>
          <table:table-cell office:value-type="float" office:value="0.0000459638" calcext:value-type="float">
            <text:p>4.59638E-05</text:p>
          </table:table-cell>
          <table:table-cell office:value-type="float" office:value="0.497903" calcext:value-type="float">
            <text:p>0.497903</text:p>
          </table:table-cell>
          <table:table-cell office:value-type="float" office:value="0.000137891" calcext:value-type="float">
            <text:p>0.000137891</text:p>
          </table:table-cell>
          <table:table-cell table:number-columns-repeated="4"/>
          <table:table-cell office:value-type="float" office:value="0.183127" calcext:value-type="float">
            <text:p>0.183127</text:p>
          </table:table-cell>
          <table:table-cell office:value-type="float" office:value="0.000237836" calcext:value-type="float">
            <text:p>0.000237836</text:p>
          </table:table-cell>
          <table:table-cell table:number-columns-repeated="2"/>
        </table:table-row>
        <table:table-row table:style-name="ro1">
          <table:table-cell office:value-type="float" office:value="0.372672" calcext:value-type="float">
            <text:p>0.372672</text:p>
          </table:table-cell>
          <table:table-cell office:value-type="float" office:value="0.0000667073" calcext:value-type="float">
            <text:p>6.67073E-05</text:p>
          </table:table-cell>
          <table:table-cell office:value-type="float" office:value="0.441031" calcext:value-type="float">
            <text:p>0.441031</text:p>
          </table:table-cell>
          <table:table-cell office:value-type="float" office:value="0.0000914843" calcext:value-type="float">
            <text:p>9.14843E-05</text:p>
          </table:table-cell>
          <table:table-cell office:value-type="float" office:value="0.494398" calcext:value-type="float">
            <text:p>0.494398</text:p>
          </table:table-cell>
          <table:table-cell office:value-type="float" office:value="0.0000430911" calcext:value-type="float">
            <text:p>4.30911E-05</text:p>
          </table:table-cell>
          <table:table-cell office:value-type="float" office:value="0.496352" calcext:value-type="float">
            <text:p>0.496352</text:p>
          </table:table-cell>
          <table:table-cell office:value-type="float" office:value="0.000134061" calcext:value-type="float">
            <text:p>0.000134061</text:p>
          </table:table-cell>
          <table:table-cell table:number-columns-repeated="4"/>
          <table:table-cell office:value-type="float" office:value="0.182057" calcext:value-type="float">
            <text:p>0.182057</text:p>
          </table:table-cell>
          <table:table-cell office:value-type="float" office:value="0.000234707" calcext:value-type="float">
            <text:p>0.000234707</text:p>
          </table:table-cell>
          <table:table-cell table:number-columns-repeated="2"/>
        </table:table-row>
        <table:table-row table:style-name="ro1">
          <table:table-cell office:value-type="float" office:value="0.371325" calcext:value-type="float">
            <text:p>0.371325</text:p>
          </table:table-cell>
          <table:table-cell office:value-type="float" office:value="0.000066072" calcext:value-type="float">
            <text:p>0.000066072</text:p>
          </table:table-cell>
          <table:table-cell office:value-type="float" office:value="0.440345" calcext:value-type="float">
            <text:p>0.440345</text:p>
          </table:table-cell>
          <table:table-cell office:value-type="float" office:value="0.0000889431" calcext:value-type="float">
            <text:p>8.89431E-05</text:p>
          </table:table-cell>
          <table:table-cell office:value-type="float" office:value="0.493307" calcext:value-type="float">
            <text:p>0.493307</text:p>
          </table:table-cell>
          <table:table-cell office:value-type="float" office:value="0.0000410391" calcext:value-type="float">
            <text:p>4.10391E-05</text:p>
          </table:table-cell>
          <table:table-cell office:value-type="float" office:value="0.493249" calcext:value-type="float">
            <text:p>0.493249</text:p>
          </table:table-cell>
          <table:table-cell office:value-type="float" office:value="0.000129273" calcext:value-type="float">
            <text:p>0.000129273</text:p>
          </table:table-cell>
          <table:table-cell table:number-columns-repeated="4"/>
          <table:table-cell office:value-type="float" office:value="0.181588" calcext:value-type="float">
            <text:p>0.181588</text:p>
          </table:table-cell>
          <table:table-cell office:value-type="float" office:value="0.000228448" calcext:value-type="float">
            <text:p>0.000228448</text:p>
          </table:table-cell>
          <table:table-cell table:number-columns-repeated="2"/>
        </table:table-row>
        <table:table-row table:style-name="ro1">
          <table:table-cell office:value-type="float" office:value="0.370994" calcext:value-type="float">
            <text:p>0.370994</text:p>
          </table:table-cell>
          <table:table-cell office:value-type="float" office:value="0.000065346" calcext:value-type="float">
            <text:p>0.000065346</text:p>
          </table:table-cell>
          <table:table-cell office:value-type="float" office:value="0.432924" calcext:value-type="float">
            <text:p>0.432924</text:p>
          </table:table-cell>
          <table:table-cell office:value-type="float" office:value="0.0000864019" calcext:value-type="float">
            <text:p>8.64019E-05</text:p>
          </table:table-cell>
          <table:table-cell office:value-type="float" office:value="0.493019" calcext:value-type="float">
            <text:p>0.493019</text:p>
          </table:table-cell>
          <table:table-cell office:value-type="float" office:value="0.0000383032" calcext:value-type="float">
            <text:p>3.83032E-05</text:p>
          </table:table-cell>
          <table:table-cell office:value-type="float" office:value="0.491008" calcext:value-type="float">
            <text:p>0.491008</text:p>
          </table:table-cell>
          <table:table-cell office:value-type="float" office:value="0.0001264" calcext:value-type="float">
            <text:p>0.0001264</text:p>
          </table:table-cell>
          <table:table-cell table:number-columns-repeated="4"/>
          <table:table-cell office:value-type="float" office:value="0.17909" calcext:value-type="float">
            <text:p>0.17909</text:p>
          </table:table-cell>
          <table:table-cell office:value-type="float" office:value="0.000225318" calcext:value-type="float">
            <text:p>0.000225318</text:p>
          </table:table-cell>
          <table:table-cell table:number-columns-repeated="2"/>
        </table:table-row>
        <table:table-row table:style-name="ro1">
          <table:table-cell office:value-type="float" office:value="0.370461" calcext:value-type="float">
            <text:p>0.370461</text:p>
          </table:table-cell>
          <table:table-cell office:value-type="float" office:value="0.0000635308" calcext:value-type="float">
            <text:p>6.35308E-05</text:p>
          </table:table-cell>
          <table:table-cell office:value-type="float" office:value="0.430434" calcext:value-type="float">
            <text:p>0.430434</text:p>
          </table:table-cell>
          <table:table-cell office:value-type="float" office:value="0.0000847077" calcext:value-type="float">
            <text:p>8.47077E-05</text:p>
          </table:table-cell>
          <table:table-cell office:value-type="float" office:value="0.492215" calcext:value-type="float">
            <text:p>0.492215</text:p>
          </table:table-cell>
          <table:table-cell office:value-type="float" office:value="0.0000328313" calcext:value-type="float">
            <text:p>3.28313E-05</text:p>
          </table:table-cell>
          <table:table-cell office:value-type="float" office:value="0.489457" calcext:value-type="float">
            <text:p>0.489457</text:p>
          </table:table-cell>
          <table:table-cell office:value-type="float" office:value="0.00011491" calcext:value-type="float">
            <text:p>0.00011491</text:p>
          </table:table-cell>
          <table:table-cell table:number-columns-repeated="4"/>
          <table:table-cell office:value-type="float" office:value="0.176499" calcext:value-type="float">
            <text:p>0.176499</text:p>
          </table:table-cell>
          <table:table-cell office:value-type="float" office:value="0.000206542" calcext:value-type="float">
            <text:p>0.000206542</text:p>
          </table:table-cell>
          <table:table-cell table:number-columns-repeated="2"/>
        </table:table-row>
        <table:table-row table:style-name="ro1">
          <table:table-cell office:value-type="float" office:value="0.361338" calcext:value-type="float">
            <text:p>0.361338</text:p>
          </table:table-cell>
          <table:table-cell office:value-type="float" office:value="0.0000592954" calcext:value-type="float">
            <text:p>5.92954E-05</text:p>
          </table:table-cell>
          <table:table-cell office:value-type="float" office:value="0.427435" calcext:value-type="float">
            <text:p>0.427435</text:p>
          </table:table-cell>
          <table:table-cell office:value-type="float" office:value="0.0000834976" calcext:value-type="float">
            <text:p>8.34976E-05</text:p>
          </table:table-cell>
          <table:table-cell office:value-type="float" office:value="0.491985" calcext:value-type="float">
            <text:p>0.491985</text:p>
          </table:table-cell>
          <table:table-cell office:value-type="float" office:value="0.0000287274" calcext:value-type="float">
            <text:p>2.87274E-05</text:p>
          </table:table-cell>
          <table:table-cell office:value-type="float" office:value="0.477621" calcext:value-type="float">
            <text:p>0.477621</text:p>
          </table:table-cell>
          <table:table-cell office:value-type="float" office:value="0.000105334" calcext:value-type="float">
            <text:p>0.000105334</text:p>
          </table:table-cell>
          <table:table-cell table:number-columns-repeated="4"/>
          <table:table-cell office:value-type="float" office:value="0.172368" calcext:value-type="float">
            <text:p>0.172368</text:p>
          </table:table-cell>
          <table:table-cell office:value-type="float" office:value="0.000200283" calcext:value-type="float">
            <text:p>0.000200283</text:p>
          </table:table-cell>
          <table:table-cell table:number-columns-repeated="2"/>
        </table:table-row>
        <table:table-row table:style-name="ro1">
          <table:table-cell office:value-type="float" office:value="0.353104" calcext:value-type="float">
            <text:p>0.353104</text:p>
          </table:table-cell>
          <table:table-cell office:value-type="float" office:value="0.0000571777" calcext:value-type="float">
            <text:p>5.71777E-05</text:p>
          </table:table-cell>
          <table:table-cell office:value-type="float" office:value="0.426724" calcext:value-type="float">
            <text:p>0.426724</text:p>
          </table:table-cell>
          <table:table-cell office:value-type="float" office:value="0.00008259" calcext:value-type="float">
            <text:p>0.00008259</text:p>
          </table:table-cell>
          <table:table-cell office:value-type="float" office:value="0.490204" calcext:value-type="float">
            <text:p>0.490204</text:p>
          </table:table-cell>
          <table:table-cell office:value-type="float" office:value="0.0000229819" calcext:value-type="float">
            <text:p>2.29819E-05</text:p>
          </table:table-cell>
          <table:table-cell office:value-type="float" office:value="0.475266" calcext:value-type="float">
            <text:p>0.475266</text:p>
          </table:table-cell>
          <table:table-cell office:value-type="float" office:value="0.000103419" calcext:value-type="float">
            <text:p>0.000103419</text:p>
          </table:table-cell>
          <table:table-cell table:number-columns-repeated="4"/>
          <table:table-cell office:value-type="float" office:value="0.171768" calcext:value-type="float">
            <text:p>0.171768</text:p>
          </table:table-cell>
          <table:table-cell office:value-type="float" office:value="0.000197153" calcext:value-type="float">
            <text:p>0.000197153</text:p>
          </table:table-cell>
          <table:table-cell table:number-columns-repeated="2"/>
        </table:table-row>
        <table:table-row table:style-name="ro1">
          <table:table-cell office:value-type="float" office:value="0.350665" calcext:value-type="float">
            <text:p>0.350665</text:p>
          </table:table-cell>
          <table:table-cell office:value-type="float" office:value="0.00005506" calcext:value-type="float">
            <text:p>0.00005506</text:p>
          </table:table-cell>
          <table:table-cell office:value-type="float" office:value="0.424538" calcext:value-type="float">
            <text:p>0.424538</text:p>
          </table:table-cell>
          <table:table-cell office:value-type="float" office:value="0.0000813194" calcext:value-type="float">
            <text:p>8.13194E-05</text:p>
          </table:table-cell>
          <table:table-cell office:value-type="float" office:value="0.489974" calcext:value-type="float">
            <text:p>0.489974</text:p>
          </table:table-cell>
          <table:table-cell office:value-type="float" office:value="0.0000191516" calcext:value-type="float">
            <text:p>1.91516E-05</text:p>
          </table:table-cell>
          <table:table-cell office:value-type="float" office:value="0.474749" calcext:value-type="float">
            <text:p>0.474749</text:p>
          </table:table-cell>
          <table:table-cell office:value-type="float" office:value="0.000102142" calcext:value-type="float">
            <text:p>0.000102142</text:p>
          </table:table-cell>
          <table:table-cell table:number-columns-repeated="4"/>
          <table:table-cell office:value-type="float" office:value="0.170397" calcext:value-type="float">
            <text:p>0.170397</text:p>
          </table:table-cell>
          <table:table-cell office:value-type="float" office:value="0.000187765" calcext:value-type="float">
            <text:p>0.000187765</text:p>
          </table:table-cell>
          <table:table-cell table:number-columns-repeated="2"/>
        </table:table-row>
        <table:table-row table:style-name="ro1">
          <table:table-cell office:value-type="float" office:value="0.349673" calcext:value-type="float">
            <text:p>0.349673</text:p>
          </table:table-cell>
          <table:table-cell office:value-type="float" office:value="0.0000508246" calcext:value-type="float">
            <text:p>5.08246E-05</text:p>
          </table:table-cell>
          <table:table-cell office:value-type="float" office:value="0.424132" calcext:value-type="float">
            <text:p>0.424132</text:p>
          </table:table-cell>
          <table:table-cell office:value-type="float" office:value="0.0000798673" calcext:value-type="float">
            <text:p>7.98673E-05</text:p>
          </table:table-cell>
          <table:table-cell office:value-type="float" office:value="0.489629" calcext:value-type="float">
            <text:p>0.489629</text:p>
          </table:table-cell>
          <table:table-cell office:value-type="float" office:value="0.0000164156" calcext:value-type="float">
            <text:p>1.64156E-05</text:p>
          </table:table-cell>
          <table:table-cell office:value-type="float" office:value="0.473829" calcext:value-type="float">
            <text:p>0.473829</text:p>
          </table:table-cell>
          <table:table-cell office:value-type="float" office:value="0.000100546" calcext:value-type="float">
            <text:p>0.000100546</text:p>
          </table:table-cell>
          <table:table-cell table:number-columns-repeated="4"/>
          <table:table-cell office:value-type="float" office:value="0.166454" calcext:value-type="float">
            <text:p>0.166454</text:p>
          </table:table-cell>
          <table:table-cell office:value-type="float" office:value="0.000178377" calcext:value-type="float">
            <text:p>0.000178377</text:p>
          </table:table-cell>
          <table:table-cell table:number-columns-repeated="2"/>
        </table:table-row>
        <table:table-row table:style-name="ro1">
          <table:table-cell office:value-type="float" office:value="0.336764" calcext:value-type="float">
            <text:p>0.336764</text:p>
          </table:table-cell>
          <table:table-cell office:value-type="float" office:value="0.0000457422" calcext:value-type="float">
            <text:p>4.57422E-05</text:p>
          </table:table-cell>
          <table:table-cell office:value-type="float" office:value="0.423572" calcext:value-type="float">
            <text:p>0.423572</text:p>
          </table:table-cell>
          <table:table-cell office:value-type="float" office:value="0.0000794135" calcext:value-type="float">
            <text:p>7.94135E-05</text:p>
          </table:table-cell>
          <table:table-cell office:value-type="float" office:value="0.489515" calcext:value-type="float">
            <text:p>0.489515</text:p>
          </table:table-cell>
          <table:table-cell office:value-type="float" office:value="0.0000143637" calcext:value-type="float">
            <text:p>1.43637E-05</text:p>
          </table:table-cell>
          <table:table-cell office:value-type="float" office:value="0.472048" calcext:value-type="float">
            <text:p>0.472048</text:p>
          </table:table-cell>
          <table:table-cell office:value-type="float" office:value="0.0000957579" calcext:value-type="float">
            <text:p>9.57579E-05</text:p>
          </table:table-cell>
          <table:table-cell table:number-columns-repeated="4"/>
          <table:table-cell office:value-type="float" office:value="0.164445" calcext:value-type="float">
            <text:p>0.164445</text:p>
          </table:table-cell>
          <table:table-cell office:value-type="float" office:value="0.000175248" calcext:value-type="float">
            <text:p>0.000175248</text:p>
          </table:table-cell>
          <table:table-cell table:number-columns-repeated="2"/>
        </table:table-row>
        <table:table-row table:style-name="ro1">
          <table:table-cell office:value-type="float" office:value="0.335443" calcext:value-type="float">
            <text:p>0.335443</text:p>
          </table:table-cell>
          <table:table-cell office:value-type="float" office:value="0.0000444716" calcext:value-type="float">
            <text:p>4.44716E-05</text:p>
          </table:table-cell>
          <table:table-cell office:value-type="float" office:value="0.421107" calcext:value-type="float">
            <text:p>0.421107</text:p>
          </table:table-cell>
          <table:table-cell office:value-type="float" office:value="0.0000762369" calcext:value-type="float">
            <text:p>7.62369E-05</text:p>
          </table:table-cell>
          <table:table-cell office:value-type="float" office:value="0.489342" calcext:value-type="float">
            <text:p>0.489342</text:p>
          </table:table-cell>
          <table:table-cell office:value-type="float" office:value="0.000011491" calcext:value-type="float">
            <text:p>0.000011491</text:p>
          </table:table-cell>
          <table:table-cell office:value-type="float" office:value="0.470037" calcext:value-type="float">
            <text:p>0.470037</text:p>
          </table:table-cell>
          <table:table-cell office:value-type="float" office:value="0.000090286" calcext:value-type="float">
            <text:p>0.000090286</text:p>
          </table:table-cell>
          <table:table-cell table:number-columns-repeated="4"/>
          <table:table-cell office:value-type="float" office:value="0.162961" calcext:value-type="float">
            <text:p>0.162961</text:p>
          </table:table-cell>
          <table:table-cell office:value-type="float" office:value="0.000168989" calcext:value-type="float">
            <text:p>0.000168989</text:p>
          </table:table-cell>
          <table:table-cell table:number-columns-repeated="2"/>
        </table:table-row>
        <table:table-row table:style-name="ro1">
          <table:table-cell office:value-type="float" office:value="0.333994" calcext:value-type="float">
            <text:p>0.333994</text:p>
          </table:table-cell>
          <table:table-cell office:value-type="float" office:value="0.0000423539" calcext:value-type="float">
            <text:p>4.23539E-05</text:p>
          </table:table-cell>
          <table:table-cell office:value-type="float" office:value="0.404107" calcext:value-type="float">
            <text:p>0.404107</text:p>
          </table:table-cell>
          <table:table-cell office:value-type="float" office:value="0.0000734134" calcext:value-type="float">
            <text:p>7.34134E-05</text:p>
          </table:table-cell>
          <table:table-cell office:value-type="float" office:value="0.48917" calcext:value-type="float">
            <text:p>0.48917</text:p>
          </table:table-cell>
          <table:table-cell office:value-type="float" office:value="0.00000957579" calcext:value-type="float">
            <text:p>9.57579E-06</text:p>
          </table:table-cell>
          <table:table-cell office:value-type="float" office:value="0.469405" calcext:value-type="float">
            <text:p>0.469405</text:p>
          </table:table-cell>
          <table:table-cell office:value-type="float" office:value="0.0000861821" calcext:value-type="float">
            <text:p>8.61821E-05</text:p>
          </table:table-cell>
          <table:table-cell table:number-columns-repeated="4"/>
          <table:table-cell office:value-type="float" office:value="0.15592" calcext:value-type="float">
            <text:p>0.15592</text:p>
          </table:table-cell>
          <table:table-cell office:value-type="float" office:value="0.00016273" calcext:value-type="float">
            <text:p>0.00016273</text:p>
          </table:table-cell>
          <table:table-cell table:number-columns-repeated="2"/>
        </table:table-row>
        <table:table-row table:style-name="ro1">
          <table:table-cell office:value-type="float" office:value="0.3313" calcext:value-type="float">
            <text:p>0.3313</text:p>
          </table:table-cell>
          <table:table-cell office:value-type="float" office:value="0.0000406597" calcext:value-type="float">
            <text:p>4.06597E-05</text:p>
          </table:table-cell>
          <table:table-cell office:value-type="float" office:value="0.403217" calcext:value-type="float">
            <text:p>0.403217</text:p>
          </table:table-cell>
          <table:table-cell office:value-type="float" office:value="0.0000711545" calcext:value-type="float">
            <text:p>7.11545E-05</text:p>
          </table:table-cell>
          <table:table-cell office:value-type="float" office:value="0.489112" calcext:value-type="float">
            <text:p>0.489112</text:p>
          </table:table-cell>
          <table:table-cell office:value-type="float" office:value="0.00000718184" calcext:value-type="float">
            <text:p>7.18184E-06</text:p>
          </table:table-cell>
          <table:table-cell office:value-type="float" office:value="0.46412" calcext:value-type="float">
            <text:p>0.46412</text:p>
          </table:table-cell>
          <table:table-cell office:value-type="float" office:value="0.0000766063" calcext:value-type="float">
            <text:p>7.66063E-05</text:p>
          </table:table-cell>
          <table:table-cell table:number-columns-repeated="4"/>
          <table:table-cell office:value-type="float" office:value="0.155432" calcext:value-type="float">
            <text:p>0.155432</text:p>
          </table:table-cell>
          <table:table-cell office:value-type="float" office:value="0.0001596" calcext:value-type="float">
            <text:p>0.0001596</text:p>
          </table:table-cell>
          <table:table-cell table:number-columns-repeated="2"/>
        </table:table-row>
        <table:table-row table:style-name="ro1">
          <table:table-cell office:value-type="float" office:value="0.330284" calcext:value-type="float">
            <text:p>0.330284</text:p>
          </table:table-cell>
          <table:table-cell office:value-type="float" office:value="0.0000381185" calcext:value-type="float">
            <text:p>3.81185E-05</text:p>
          </table:table-cell>
          <table:table-cell office:value-type="float" office:value="0.401515" calcext:value-type="float">
            <text:p>0.401515</text:p>
          </table:table-cell>
          <table:table-cell office:value-type="float" office:value="0.0000698839" calcext:value-type="float">
            <text:p>6.98839E-05</text:p>
          </table:table-cell>
          <table:table-cell office:value-type="float" office:value="0.489055" calcext:value-type="float">
            <text:p>0.489055</text:p>
          </table:table-cell>
          <table:table-cell office:value-type="float" office:value="0" calcext:value-type="float">
            <text:p>0</text:p>
          </table:table-cell>
          <table:table-cell office:value-type="float" office:value="0.461362" calcext:value-type="float">
            <text:p>0.461362</text:p>
          </table:table-cell>
          <table:table-cell office:value-type="float" office:value="0.0000718184" calcext:value-type="float">
            <text:p>7.18184E-05</text:p>
          </table:table-cell>
          <table:table-cell table:number-columns-repeated="4"/>
          <table:table-cell office:value-type="float" office:value="0.154474" calcext:value-type="float">
            <text:p>0.154474</text:p>
          </table:table-cell>
          <table:table-cell office:value-type="float" office:value="0.000156471" calcext:value-type="float">
            <text:p>0.000156471</text:p>
          </table:table-cell>
          <table:table-cell table:number-columns-repeated="2"/>
        </table:table-row>
        <table:table-row table:style-name="ro1">
          <table:table-cell office:value-type="float" office:value="0.32637" calcext:value-type="float">
            <text:p>0.32637</text:p>
          </table:table-cell>
          <table:table-cell office:value-type="float" office:value="0.0000338831" calcext:value-type="float">
            <text:p>3.38831E-05</text:p>
          </table:table-cell>
          <table:table-cell office:value-type="float" office:value="0.400422" calcext:value-type="float">
            <text:p>0.400422</text:p>
          </table:table-cell>
          <table:table-cell office:value-type="float" office:value="0.0000677662" calcext:value-type="float">
            <text:p>6.77662E-05</text:p>
          </table:table-cell>
          <table:table-cell table:number-columns-repeated="2"/>
          <table:table-cell office:value-type="float" office:value="0.459983" calcext:value-type="float">
            <text:p>0.459983</text:p>
          </table:table-cell>
          <table:table-cell office:value-type="float" office:value="0.0000689457" calcext:value-type="float">
            <text:p>6.89457E-05</text:p>
          </table:table-cell>
          <table:table-cell table:number-columns-repeated="4"/>
          <table:table-cell office:value-type="float" office:value="0.153367" calcext:value-type="float">
            <text:p>0.153367</text:p>
          </table:table-cell>
          <table:table-cell office:value-type="float" office:value="0.000154906" calcext:value-type="float">
            <text:p>0.000154906</text:p>
          </table:table-cell>
          <table:table-cell table:number-columns-repeated="2"/>
        </table:table-row>
        <table:table-row table:style-name="ro1">
          <table:table-cell office:value-type="float" office:value="0.32482" calcext:value-type="float">
            <text:p>0.32482</text:p>
          </table:table-cell>
          <table:table-cell office:value-type="float" office:value="0.000033036" calcext:value-type="float">
            <text:p>0.000033036</text:p>
          </table:table-cell>
          <table:table-cell office:value-type="float" office:value="0.394501" calcext:value-type="float">
            <text:p>0.394501</text:p>
          </table:table-cell>
          <table:table-cell office:value-type="float" office:value="0.000066072" calcext:value-type="float">
            <text:p>0.000066072</text:p>
          </table:table-cell>
          <table:table-cell table:number-columns-repeated="2"/>
          <table:table-cell office:value-type="float" office:value="0.458604" calcext:value-type="float">
            <text:p>0.458604</text:p>
          </table:table-cell>
          <table:table-cell office:value-type="float" office:value="0.0000574548" calcext:value-type="float">
            <text:p>5.74548E-05</text:p>
          </table:table-cell>
          <table:table-cell table:number-columns-repeated="4"/>
          <table:table-cell office:value-type="float" office:value="0.152747" calcext:value-type="float">
            <text:p>0.152747</text:p>
          </table:table-cell>
          <table:table-cell office:value-type="float" office:value="0.000150212" calcext:value-type="float">
            <text:p>0.000150212</text:p>
          </table:table-cell>
          <table:table-cell table:number-columns-repeated="2"/>
        </table:table-row>
        <table:table-row table:style-name="ro1">
          <table:table-cell office:value-type="float" office:value="0.324236" calcext:value-type="float">
            <text:p>0.324236</text:p>
          </table:table-cell>
          <table:table-cell office:value-type="float" office:value="0.0000317654" calcext:value-type="float">
            <text:p>3.17654E-05</text:p>
          </table:table-cell>
          <table:table-cell office:value-type="float" office:value="0.394018" calcext:value-type="float">
            <text:p>0.394018</text:p>
          </table:table-cell>
          <table:table-cell office:value-type="float" office:value="0.0000649426" calcext:value-type="float">
            <text:p>6.49426E-05</text:p>
          </table:table-cell>
          <table:table-cell table:number-columns-repeated="2"/>
          <table:table-cell office:value-type="float" office:value="0.450675" calcext:value-type="float">
            <text:p>0.450675</text:p>
          </table:table-cell>
          <table:table-cell office:value-type="float" office:value="0.0000502729" calcext:value-type="float">
            <text:p>5.02729E-05</text:p>
          </table:table-cell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0.000145518" calcext:value-type="float">
            <text:p>0.000145518</text:p>
          </table:table-cell>
          <table:table-cell table:number-columns-repeated="2"/>
        </table:table-row>
        <table:table-row table:style-name="ro1">
          <table:table-cell office:value-type="float" office:value="0.323626" calcext:value-type="float">
            <text:p>0.323626</text:p>
          </table:table-cell>
          <table:table-cell office:value-type="float" office:value="0.0000304948" calcext:value-type="float">
            <text:p>3.04948E-05</text:p>
          </table:table-cell>
          <table:table-cell office:value-type="float" office:value="0.393357" calcext:value-type="float">
            <text:p>0.393357</text:p>
          </table:table-cell>
          <table:table-cell office:value-type="float" office:value="0.0000635308" calcext:value-type="float">
            <text:p>6.35308E-05</text:p>
          </table:table-cell>
          <table:table-cell table:number-columns-repeated="2"/>
          <table:table-cell office:value-type="float" office:value="0.450043" calcext:value-type="float">
            <text:p>0.450043</text:p>
          </table:table-cell>
          <table:table-cell office:value-type="float" office:value="0.000047879" calcext:value-type="float">
            <text:p>0.000047879</text:p>
          </table:table-cell>
          <table:table-cell table:number-columns-repeated="4"/>
          <table:table-cell office:value-type="float" office:value="0.144842" calcext:value-type="float">
            <text:p>0.144842</text:p>
          </table:table-cell>
          <table:table-cell office:value-type="float" office:value="0.000140824" calcext:value-type="float">
            <text:p>0.000140824</text:p>
          </table:table-cell>
          <table:table-cell table:number-columns-repeated="2"/>
        </table:table-row>
        <table:table-row table:style-name="ro1">
          <table:table-cell office:value-type="float" office:value="0.323321" calcext:value-type="float">
            <text:p>0.323321</text:p>
          </table:table-cell>
          <table:table-cell office:value-type="float" office:value="0.0000282359" calcext:value-type="float">
            <text:p>2.82359E-05</text:p>
          </table:table-cell>
          <table:table-cell office:value-type="float" office:value="0.386572" calcext:value-type="float">
            <text:p>0.386572</text:p>
          </table:table-cell>
          <table:table-cell office:value-type="float" office:value="0.0000617156" calcext:value-type="float">
            <text:p>6.17156E-05</text:p>
          </table:table-cell>
          <table:table-cell table:number-columns-repeated="2"/>
          <table:table-cell office:value-type="float" office:value="0.449469" calcext:value-type="float">
            <text:p>0.449469</text:p>
          </table:table-cell>
          <table:table-cell office:value-type="float" office:value="0.0000459638" calcext:value-type="float">
            <text:p>4.59638E-05</text:p>
          </table:table-cell>
          <table:table-cell table:number-columns-repeated="4"/>
          <table:table-cell office:value-type="float" office:value="0.143716" calcext:value-type="float">
            <text:p>0.143716</text:p>
          </table:table-cell>
          <table:table-cell office:value-type="float" office:value="0.000131436" calcext:value-type="float">
            <text:p>0.000131436</text:p>
          </table:table-cell>
          <table:table-cell table:number-columns-repeated="2"/>
        </table:table-row>
        <table:table-row table:style-name="ro1">
          <table:table-cell office:value-type="float" office:value="0.323067" calcext:value-type="float">
            <text:p>0.323067</text:p>
          </table:table-cell>
          <table:table-cell office:value-type="float" office:value="0.0000254123" calcext:value-type="float">
            <text:p>2.54123E-05</text:p>
          </table:table-cell>
          <table:table-cell office:value-type="float" office:value="0.38614" calcext:value-type="float">
            <text:p>0.38614</text:p>
          </table:table-cell>
          <table:table-cell office:value-type="float" office:value="0.0000609896" calcext:value-type="float">
            <text:p>6.09896E-05</text:p>
          </table:table-cell>
          <table:table-cell table:number-columns-repeated="2"/>
          <table:table-cell office:value-type="float" office:value="0.449239" calcext:value-type="float">
            <text:p>0.449239</text:p>
          </table:table-cell>
          <table:table-cell office:value-type="float" office:value="0.0000430911" calcext:value-type="float">
            <text:p>4.30911E-05</text:p>
          </table:table-cell>
          <table:table-cell table:number-columns-repeated="4"/>
          <table:table-cell office:value-type="float" office:value="0.136336" calcext:value-type="float">
            <text:p>0.136336</text:p>
          </table:table-cell>
          <table:table-cell office:value-type="float" office:value="0.000122047" calcext:value-type="float">
            <text:p>0.000122047</text:p>
          </table:table-cell>
          <table:table-cell table:number-columns-repeated="2"/>
        </table:table-row>
        <table:table-row table:style-name="ro1">
          <table:table-cell office:value-type="float" office:value="0.316205" calcext:value-type="float">
            <text:p>0.316205</text:p>
          </table:table-cell>
          <table:table-cell office:value-type="float" office:value="0.000021782" calcext:value-type="float">
            <text:p>0.000021782</text:p>
          </table:table-cell>
          <table:table-cell office:value-type="float" office:value="0.383472" calcext:value-type="float">
            <text:p>0.383472</text:p>
          </table:table-cell>
          <table:table-cell office:value-type="float" office:value="0.0000599005" calcext:value-type="float">
            <text:p>5.99005E-05</text:p>
          </table:table-cell>
          <table:table-cell table:number-columns-repeated="2"/>
          <table:table-cell office:value-type="float" office:value="0.448377" calcext:value-type="float">
            <text:p>0.448377</text:p>
          </table:table-cell>
          <table:table-cell office:value-type="float" office:value="0.0000383032" calcext:value-type="float">
            <text:p>3.83032E-05</text:p>
          </table:table-cell>
          <table:table-cell table:number-columns-repeated="4"/>
          <table:table-cell office:value-type="float" office:value="0.135848" calcext:value-type="float">
            <text:p>0.135848</text:p>
          </table:table-cell>
          <table:table-cell office:value-type="float" office:value="0.000118918" calcext:value-type="float">
            <text:p>0.000118918</text:p>
          </table:table-cell>
          <table:table-cell table:number-columns-repeated="2"/>
        </table:table-row>
        <table:table-row table:style-name="ro1">
          <table:table-cell office:value-type="float" office:value="0.3159" calcext:value-type="float">
            <text:p>0.3159</text:p>
          </table:table-cell>
          <table:table-cell office:value-type="float" office:value="0.0000190592" calcext:value-type="float">
            <text:p>1.90592E-05</text:p>
          </table:table-cell>
          <table:table-cell office:value-type="float" office:value="0.380473" calcext:value-type="float">
            <text:p>0.380473</text:p>
          </table:table-cell>
          <table:table-cell office:value-type="float" office:value="0.0000592954" calcext:value-type="float">
            <text:p>5.92954E-05</text:p>
          </table:table-cell>
          <table:table-cell table:number-columns-repeated="2"/>
          <table:table-cell office:value-type="float" office:value="0.447687" calcext:value-type="float">
            <text:p>0.447687</text:p>
          </table:table-cell>
          <table:table-cell office:value-type="float" office:value="0.0000344729" calcext:value-type="float">
            <text:p>3.44729E-05</text:p>
          </table:table-cell>
          <table:table-cell table:number-columns-repeated="4"/>
          <table:table-cell office:value-type="float" office:value="0.135247" calcext:value-type="float">
            <text:p>0.135247</text:p>
          </table:table-cell>
          <table:table-cell office:value-type="float" office:value="0.000112659" calcext:value-type="float">
            <text:p>0.000112659</text:p>
          </table:table-cell>
          <table:table-cell table:number-columns-repeated="2"/>
        </table:table-row>
        <table:table-row table:style-name="ro1">
          <table:table-cell office:value-type="float" office:value="0.315291" calcext:value-type="float">
            <text:p>0.315291</text:p>
          </table:table-cell>
          <table:table-cell office:value-type="float" office:value="0.0000169415" calcext:value-type="float">
            <text:p>1.69415E-05</text:p>
          </table:table-cell>
          <table:table-cell office:value-type="float" office:value="0.375543" calcext:value-type="float">
            <text:p>0.375543</text:p>
          </table:table-cell>
          <table:table-cell office:value-type="float" office:value="0.0000571777" calcext:value-type="float">
            <text:p>5.71777E-05</text:p>
          </table:table-cell>
          <table:table-cell table:number-columns-repeated="2"/>
          <table:table-cell office:value-type="float" office:value="0.447343" calcext:value-type="float">
            <text:p>0.447343</text:p>
          </table:table-cell>
          <table:table-cell office:value-type="float" office:value="0.0000328313" calcext:value-type="float">
            <text:p>3.28313E-05</text:p>
          </table:table-cell>
          <table:table-cell table:number-columns-repeated="4"/>
          <table:table-cell office:value-type="float" office:value="0.128169" calcext:value-type="float">
            <text:p>0.128169</text:p>
          </table:table-cell>
          <table:table-cell office:value-type="float" office:value="0.0001064" calcext:value-type="float">
            <text:p>0.0001064</text:p>
          </table:table-cell>
          <table:table-cell table:number-columns-repeated="2"/>
        </table:table-row>
        <table:table-row table:style-name="ro1">
          <table:table-cell office:value-type="float" office:value="0.314452" calcext:value-type="float">
            <text:p>0.314452</text:p>
          </table:table-cell>
          <table:table-cell office:value-type="float" office:value="0.0000152474" calcext:value-type="float">
            <text:p>1.52474E-05</text:p>
          </table:table-cell>
          <table:table-cell office:value-type="float" office:value="0.374349" calcext:value-type="float">
            <text:p>0.374349</text:p>
          </table:table-cell>
          <table:table-cell office:value-type="float" office:value="0.0000508246" calcext:value-type="float">
            <text:p>5.08246E-05</text:p>
          </table:table-cell>
          <table:table-cell table:number-columns-repeated="2"/>
          <table:table-cell office:value-type="float" office:value="0.447113" calcext:value-type="float">
            <text:p>0.447113</text:p>
          </table:table-cell>
          <table:table-cell office:value-type="float" office:value="0.0000287274" calcext:value-type="float">
            <text:p>2.87274E-05</text:p>
          </table:table-cell>
          <table:table-cell table:number-columns-repeated="4"/>
          <table:table-cell office:value-type="float" office:value="0.127849" calcext:value-type="float">
            <text:p>0.127849</text:p>
          </table:table-cell>
          <table:table-cell office:value-type="float" office:value="0.000103271" calcext:value-type="float">
            <text:p>0.000103271</text:p>
          </table:table-cell>
          <table:table-cell table:number-columns-repeated="2"/>
        </table:table-row>
        <table:table-row table:style-name="ro1">
          <table:table-cell office:value-type="float" office:value="0.31435" calcext:value-type="float">
            <text:p>0.31435</text:p>
          </table:table-cell>
          <table:table-cell office:value-type="float" office:value="0.0000127062" calcext:value-type="float">
            <text:p>1.27062E-05</text:p>
          </table:table-cell>
          <table:table-cell office:value-type="float" office:value="0.365175" calcext:value-type="float">
            <text:p>0.365175</text:p>
          </table:table-cell>
          <table:table-cell office:value-type="float" office:value="0.0000471943" calcext:value-type="float">
            <text:p>4.71943E-05</text:p>
          </table:table-cell>
          <table:table-cell table:number-columns-repeated="2"/>
          <table:table-cell office:value-type="float" office:value="0.445389" calcext:value-type="float">
            <text:p>0.445389</text:p>
          </table:table-cell>
          <table:table-cell office:value-type="float" office:value="0.0000191516" calcext:value-type="float">
            <text:p>1.91516E-05</text:p>
          </table:table-cell>
          <table:table-cell table:number-columns-repeated="4"/>
          <table:table-cell office:value-type="float" office:value="0.127023" calcext:value-type="float">
            <text:p>0.127023</text:p>
          </table:table-cell>
          <table:table-cell office:value-type="float" office:value="0.000100141" calcext:value-type="float">
            <text:p>0.000100141</text:p>
          </table:table-cell>
          <table:table-cell table:number-columns-repeated="2"/>
        </table:table-row>
        <table:table-row table:style-name="ro1">
          <table:table-cell office:value-type="float" office:value="0.313181" calcext:value-type="float">
            <text:p>0.313181</text:p>
          </table:table-cell>
          <table:table-cell office:value-type="float" office:value="0.00000847077" calcext:value-type="float">
            <text:p>8.47077E-06</text:p>
          </table:table-cell>
          <table:table-cell office:value-type="float" office:value="0.364718" calcext:value-type="float">
            <text:p>0.364718</text:p>
          </table:table-cell>
          <table:table-cell office:value-type="float" office:value="0.0000457422" calcext:value-type="float">
            <text:p>4.57422E-05</text:p>
          </table:table-cell>
          <table:table-cell table:number-columns-repeated="2"/>
          <table:table-cell office:value-type="float" office:value="0.445102" calcext:value-type="float">
            <text:p>0.445102</text:p>
          </table:table-cell>
          <table:table-cell office:value-type="float" office:value="0.0000143637" calcext:value-type="float">
            <text:p>1.43637E-05</text:p>
          </table:table-cell>
          <table:table-cell table:number-columns-repeated="4"/>
          <table:table-cell office:value-type="float" office:value="0.126591" calcext:value-type="float">
            <text:p>0.126591</text:p>
          </table:table-cell>
          <table:table-cell office:value-type="float" office:value="0.0000938826" calcext:value-type="float">
            <text:p>9.38826E-05</text:p>
          </table:table-cell>
          <table:table-cell table:number-columns-repeated="2"/>
        </table:table-row>
        <table:table-row table:style-name="ro1">
          <table:table-cell office:value-type="float" office:value="0.313003" calcext:value-type="float">
            <text:p>0.313003</text:p>
          </table:table-cell>
          <table:table-cell office:value-type="float" office:value="0.00000635308" calcext:value-type="float">
            <text:p>6.35308E-06</text:p>
          </table:table-cell>
          <table:table-cell office:value-type="float" office:value="0.36426" calcext:value-type="float">
            <text:p>0.36426</text:p>
          </table:table-cell>
          <table:table-cell office:value-type="float" office:value="0.0000444716" calcext:value-type="float">
            <text:p>4.44716E-05</text:p>
          </table:table-cell>
          <table:table-cell table:number-columns-repeated="2"/>
          <table:table-cell office:value-type="float" office:value="0.444987" calcext:value-type="float">
            <text:p>0.444987</text:p>
          </table:table-cell>
          <table:table-cell office:value-type="float" office:value="0.000011491" calcext:value-type="float">
            <text:p>0.000011491</text:p>
          </table:table-cell>
          <table:table-cell table:number-columns-repeated="4"/>
          <table:table-cell office:value-type="float" office:value="0.119794" calcext:value-type="float">
            <text:p>0.119794</text:p>
          </table:table-cell>
          <table:table-cell office:value-type="float" office:value="0.0000912003" calcext:value-type="float">
            <text:p>9.12003E-05</text:p>
          </table:table-cell>
          <table:table-cell table:number-columns-repeated="2"/>
        </table:table-row>
        <table:table-row table:style-name="ro1">
          <table:table-cell office:value-type="float" office:value="0.312902" calcext:value-type="float">
            <text:p>0.312902</text:p>
          </table:table-cell>
          <table:table-cell office:value-type="float" office:value="0.00000508246" calcext:value-type="float">
            <text:p>5.08246E-06</text:p>
          </table:table-cell>
          <table:table-cell office:value-type="float" office:value="0.361617" calcext:value-type="float">
            <text:p>0.361617</text:p>
          </table:table-cell>
          <table:table-cell office:value-type="float" office:value="0.0000423539" calcext:value-type="float">
            <text:p>4.23539E-05</text:p>
          </table:table-cell>
          <table:table-cell table:number-columns-repeated="2"/>
          <table:table-cell office:value-type="float" office:value="0.444872" calcext:value-type="float">
            <text:p>0.444872</text:p>
          </table:table-cell>
          <table:table-cell office:value-type="float" office:value="0.00000883919" calcext:value-type="float">
            <text:p>8.83919E-06</text:p>
          </table:table-cell>
          <table:table-cell table:number-columns-repeated="4"/>
          <table:table-cell office:value-type="float" office:value="0.119043" calcext:value-type="float">
            <text:p>0.119043</text:p>
          </table:table-cell>
          <table:table-cell office:value-type="float" office:value="0.0000876238" calcext:value-type="float">
            <text:p>8.76238E-05</text:p>
          </table:table-cell>
          <table:table-cell table:number-columns-repeated="2"/>
        </table:table-row>
        <table:table-row table:style-name="ro1">
          <table:table-cell office:value-type="float" office:value="0.312851" calcext:value-type="float">
            <text:p>0.312851</text:p>
          </table:table-cell>
          <table:table-cell office:value-type="float" office:value="0.00000363033" calcext:value-type="float">
            <text:p>3.63033E-06</text:p>
          </table:table-cell>
          <table:table-cell office:value-type="float" office:value="0.359305" calcext:value-type="float">
            <text:p>0.359305</text:p>
          </table:table-cell>
          <table:table-cell office:value-type="float" office:value="0.0000406597" calcext:value-type="float">
            <text:p>4.06597E-05</text:p>
          </table:table-cell>
          <table:table-cell table:number-columns-repeated="2"/>
          <table:table-cell office:value-type="float" office:value="0.444757" calcext:value-type="float">
            <text:p>0.444757</text:p>
          </table:table-cell>
          <table:table-cell office:value-type="float" office:value="0.00000820782" calcext:value-type="float">
            <text:p>8.20782E-06</text:p>
          </table:table-cell>
          <table:table-cell table:number-columns-repeated="4"/>
          <table:table-cell office:value-type="float" office:value="0.118517" calcext:value-type="float">
            <text:p>0.118517</text:p>
          </table:table-cell>
          <table:table-cell office:value-type="float" office:value="0.0000844943" calcext:value-type="float">
            <text:p>8.44943E-05</text:p>
          </table:table-cell>
          <table:table-cell table:number-columns-repeated="2"/>
        </table:table-row>
        <table:table-row table:style-name="ro1">
          <table:table-cell office:value-type="float" office:value="0.3128" calcext:value-type="float">
            <text:p>0.3128</text:p>
          </table:table-cell>
          <table:table-cell office:value-type="float" office:value="0" calcext:value-type="float">
            <text:p>0</text:p>
          </table:table-cell>
          <table:table-cell office:value-type="float" office:value="0.358568" calcext:value-type="float">
            <text:p>0.358568</text:p>
          </table:table-cell>
          <table:table-cell office:value-type="float" office:value="0.0000381185" calcext:value-type="float">
            <text:p>3.81185E-05</text:p>
          </table:table-cell>
          <table:table-cell table:number-columns-repeated="2"/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117579" calcext:value-type="float">
            <text:p>0.117579</text:p>
          </table:table-cell>
          <table:table-cell office:value-type="float" office:value="0.0000751061" calcext:value-type="float">
            <text:p>7.51061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313" calcext:value-type="float">
            <text:p>0.35313</text:p>
          </table:table-cell>
          <table:table-cell office:value-type="float" office:value="0.0000355772" calcext:value-type="float">
            <text:p>3.55772E-05</text:p>
          </table:table-cell>
          <table:table-cell table:number-columns-repeated="8"/>
          <table:table-cell office:value-type="float" office:value="0.111645" calcext:value-type="float">
            <text:p>0.111645</text:p>
          </table:table-cell>
          <table:table-cell office:value-type="float" office:value="0.0000657178" calcext:value-type="float">
            <text:p>6.57178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2647" calcext:value-type="float">
            <text:p>0.352647</text:p>
          </table:table-cell>
          <table:table-cell office:value-type="float" office:value="0.0000338831" calcext:value-type="float">
            <text:p>3.38831E-05</text:p>
          </table:table-cell>
          <table:table-cell table:number-columns-repeated="8"/>
          <table:table-cell office:value-type="float" office:value="0.110312" calcext:value-type="float">
            <text:p>0.110312</text:p>
          </table:table-cell>
          <table:table-cell office:value-type="float" office:value="0.0000610237" calcext:value-type="float">
            <text:p>6.10237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069" calcext:value-type="float">
            <text:p>0.35069</text:p>
          </table:table-cell>
          <table:table-cell office:value-type="float" office:value="0.000032673" calcext:value-type="float">
            <text:p>0.000032673</text:p>
          </table:table-cell>
          <table:table-cell table:number-columns-repeated="8"/>
          <table:table-cell office:value-type="float" office:value="0.110068" calcext:value-type="float">
            <text:p>0.110068</text:p>
          </table:table-cell>
          <table:table-cell office:value-type="float" office:value="0.0000586766" calcext:value-type="float">
            <text:p>5.86766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0233" calcext:value-type="float">
            <text:p>0.350233</text:p>
          </table:table-cell>
          <table:table-cell office:value-type="float" office:value="0.0000317654" calcext:value-type="float">
            <text:p>3.17654E-05</text:p>
          </table:table-cell>
          <table:table-cell table:number-columns-repeated="8"/>
          <table:table-cell office:value-type="float" office:value="0.109523" calcext:value-type="float">
            <text:p>0.109523</text:p>
          </table:table-cell>
          <table:table-cell office:value-type="float" office:value="0.0000563296" calcext:value-type="float">
            <text:p>5.63296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8606" calcext:value-type="float">
            <text:p>0.348606</text:p>
          </table:table-cell>
          <table:table-cell office:value-type="float" office:value="0.0000304948" calcext:value-type="float">
            <text:p>3.04948E-05</text:p>
          </table:table-cell>
          <table:table-cell table:number-columns-repeated="8"/>
          <table:table-cell office:value-type="float" office:value="0.104116" calcext:value-type="float">
            <text:p>0.104116</text:p>
          </table:table-cell>
          <table:table-cell office:value-type="float" office:value="0.0000525743" calcext:value-type="float">
            <text:p>5.25743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8454" calcext:value-type="float">
            <text:p>0.348454</text:p>
          </table:table-cell>
          <table:table-cell office:value-type="float" office:value="0.0000296477" calcext:value-type="float">
            <text:p>2.96477E-05</text:p>
          </table:table-cell>
          <table:table-cell table:number-columns-repeated="8"/>
          <table:table-cell office:value-type="float" office:value="0.103853" calcext:value-type="float">
            <text:p>0.103853</text:p>
          </table:table-cell>
          <table:table-cell office:value-type="float" office:value="0.0000469413" calcext:value-type="float">
            <text:p>4.69413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7742" calcext:value-type="float">
            <text:p>0.347742</text:p>
          </table:table-cell>
          <table:table-cell office:value-type="float" office:value="0.0000254123" calcext:value-type="float">
            <text:p>2.54123E-05</text:p>
          </table:table-cell>
          <table:table-cell table:number-columns-repeated="8"/>
          <table:table-cell office:value-type="float" office:value="0.103158" calcext:value-type="float">
            <text:p>0.103158</text:p>
          </table:table-cell>
          <table:table-cell office:value-type="float" office:value="0.0000422472" calcext:value-type="float">
            <text:p>4.2247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299" calcext:value-type="float">
            <text:p>0.34299</text:p>
          </table:table-cell>
          <table:table-cell office:value-type="float" office:value="0.000023824" calcext:value-type="float">
            <text:p>0.000023824</text:p>
          </table:table-cell>
          <table:table-cell table:number-columns-repeated="8"/>
          <table:table-cell office:value-type="float" office:value="0.102989" calcext:value-type="float">
            <text:p>0.102989</text:p>
          </table:table-cell>
          <table:table-cell office:value-type="float" office:value="0.000037553" calcext:value-type="float">
            <text:p>0.0000375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2558" calcext:value-type="float">
            <text:p>0.342558</text:p>
          </table:table-cell>
          <table:table-cell office:value-type="float" office:value="0.0000225887" calcext:value-type="float">
            <text:p>2.25887E-05</text:p>
          </table:table-cell>
          <table:table-cell table:number-columns-repeated="8"/>
          <table:table-cell office:value-type="float" office:value="0.0997221" calcext:value-type="float">
            <text:p>0.0997221</text:p>
          </table:table-cell>
          <table:table-cell office:value-type="float" office:value="0.0000328589" calcext:value-type="float">
            <text:p>3.28589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2355" calcext:value-type="float">
            <text:p>0.342355</text:p>
          </table:table-cell>
          <table:table-cell office:value-type="float" office:value="0.0000222358" calcext:value-type="float">
            <text:p>2.22358E-05</text:p>
          </table:table-cell>
          <table:table-cell table:number-columns-repeated="8"/>
          <table:table-cell office:value-type="float" office:value="0.0995907" calcext:value-type="float">
            <text:p>0.0995907</text:p>
          </table:table-cell>
          <table:table-cell office:value-type="float" office:value="0.0000312942" calcext:value-type="float">
            <text:p>3.1294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2177" calcext:value-type="float">
            <text:p>0.342177</text:p>
          </table:table-cell>
          <table:table-cell office:value-type="float" office:value="0.0000211769" calcext:value-type="float">
            <text:p>2.11769E-05</text:p>
          </table:table-cell>
          <table:table-cell table:number-columns-repeated="8"/>
          <table:table-cell office:value-type="float" office:value="0.0993466" calcext:value-type="float">
            <text:p>0.0993466</text:p>
          </table:table-cell>
          <table:table-cell office:value-type="float" office:value="0.0000281648" calcext:value-type="float">
            <text:p>2.81648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1897" calcext:value-type="float">
            <text:p>0.341897</text:p>
          </table:table-cell>
          <table:table-cell office:value-type="float" office:value="0.0000203299" calcext:value-type="float">
            <text:p>2.03299E-05</text:p>
          </table:table-cell>
          <table:table-cell table:number-columns-repeated="8"/>
          <table:table-cell office:value-type="float" office:value="0.0990086" calcext:value-type="float">
            <text:p>0.0990086</text:p>
          </table:table-cell>
          <table:table-cell office:value-type="float" office:value="0.0000250354" calcext:value-type="float">
            <text:p>2.50354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1694" calcext:value-type="float">
            <text:p>0.341694</text:p>
          </table:table-cell>
          <table:table-cell office:value-type="float" office:value="0.0000190592" calcext:value-type="float">
            <text:p>1.90592E-05</text:p>
          </table:table-cell>
          <table:table-cell table:number-columns-repeated="8"/>
          <table:table-cell office:value-type="float" office:value="0.0989335" calcext:value-type="float">
            <text:p>0.0989335</text:p>
          </table:table-cell>
          <table:table-cell office:value-type="float" office:value="0.0000187765" calcext:value-type="float">
            <text:p>1.87765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1186" calcext:value-type="float">
            <text:p>0.341186</text:p>
          </table:table-cell>
          <table:table-cell office:value-type="float" office:value="0.0000169415" calcext:value-type="float">
            <text:p>1.69415E-05</text:p>
          </table:table-cell>
          <table:table-cell table:number-columns-repeated="8"/>
          <table:table-cell office:value-type="float" office:value="0.0975628" calcext:value-type="float">
            <text:p>0.0975628</text:p>
          </table:table-cell>
          <table:table-cell office:value-type="float" office:value="0.0000125177" calcext:value-type="float">
            <text:p>1.25177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0728" calcext:value-type="float">
            <text:p>0.340728</text:p>
          </table:table-cell>
          <table:table-cell office:value-type="float" office:value="0.0000152474" calcext:value-type="float">
            <text:p>1.52474E-05</text:p>
          </table:table-cell>
          <table:table-cell table:number-columns-repeated="8"/>
          <table:table-cell office:value-type="float" office:value="0.0975253" calcext:value-type="float">
            <text:p>0.0975253</text:p>
          </table:table-cell>
          <table:table-cell office:value-type="float" office:value="0.0000112659" calcext:value-type="float">
            <text:p>1.12659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0195" calcext:value-type="float">
            <text:p>0.340195</text:p>
          </table:table-cell>
          <table:table-cell office:value-type="float" office:value="0.0000145213" calcext:value-type="float">
            <text:p>1.45213E-05</text:p>
          </table:table-cell>
          <table:table-cell table:number-columns-repeated="8"/>
          <table:table-cell office:value-type="float" office:value="0.097375" calcext:value-type="float">
            <text:p>0.097375</text:p>
          </table:table-cell>
          <table:table-cell office:value-type="float" office:value="0.00000938826" calcext:value-type="float">
            <text:p>9.38826E-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40093" calcext:value-type="float">
            <text:p>0.340093</text:p>
          </table:table-cell>
          <table:table-cell office:value-type="float" office:value="0.0000127062" calcext:value-type="float">
            <text:p>1.27062E-05</text:p>
          </table:table-cell>
          <table:table-cell table:number-columns-repeated="8"/>
          <table:table-cell office:value-type="float" office:value="0.0971873" calcext:value-type="float">
            <text:p>0.0971873</text:p>
          </table:table-cell>
          <table:table-cell office:value-type="float" office:value="0.00000751061" calcext:value-type="float">
            <text:p>7.51061E-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38695" calcext:value-type="float">
            <text:p>0.338695</text:p>
          </table:table-cell>
          <table:table-cell office:value-type="float" office:value="0.0000105885" calcext:value-type="float">
            <text:p>1.05885E-05</text:p>
          </table:table-cell>
          <table:table-cell table:number-columns-repeated="8"/>
          <table:table-cell office:value-type="float" office:value="0.0971497" calcext:value-type="float">
            <text:p>0.0971497</text:p>
          </table:table-cell>
          <table:table-cell office:value-type="float" office:value="0.00000536472" calcext:value-type="float">
            <text:p>5.36472E-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38568" calcext:value-type="float">
            <text:p>0.338568</text:p>
          </table:table-cell>
          <table:table-cell office:value-type="float" office:value="0.00000952962" calcext:value-type="float">
            <text:p>9.52962E-06</text:p>
          </table:table-cell>
          <table:table-cell table:number-columns-repeated="8"/>
          <table:table-cell office:value-type="float" office:value="0.0971122" calcext:value-type="float">
            <text:p>0.0971122</text:p>
          </table:table-cell>
          <table:table-cell office:value-type="float" office:value="0.00000469413" calcext:value-type="float">
            <text:p>4.69413E-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38492" calcext:value-type="float">
            <text:p>0.338492</text:p>
          </table:table-cell>
          <table:table-cell office:value-type="float" office:value="0.00000847077" calcext:value-type="float">
            <text:p>8.47077E-06</text:p>
          </table:table-cell>
          <table:table-cell table:number-columns-repeated="8"/>
          <table:table-cell office:value-type="float" office:value="0.0970934" calcext:value-type="float">
            <text:p>0.0970934</text:p>
          </table:table-cell>
          <table:table-cell office:value-type="float" office:value="0.0000037553" calcext:value-type="float">
            <text:p>3.7553E-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38136" calcext:value-type="float">
            <text:p>0.338136</text:p>
          </table:table-cell>
          <table:table-cell office:value-type="float" office:value="0.00000635308" calcext:value-type="float">
            <text:p>6.35308E-06</text:p>
          </table:table-cell>
          <table:table-cell table:number-columns-repeated="8"/>
          <table:table-cell office:value-type="float" office:value="0.0970746" calcext:value-type="float">
            <text:p>0.0970746</text:p>
          </table:table-cell>
          <table:table-cell office:value-type="float" office:value="0.00000234707" calcext:value-type="float">
            <text:p>2.34707E-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37908" calcext:value-type="float">
            <text:p>0.337908</text:p>
          </table:table-cell>
          <table:table-cell office:value-type="float" office:value="0.00000508246" calcext:value-type="float">
            <text:p>5.08246E-06</text:p>
          </table:table-cell>
          <table:table-cell table:number-columns-repeated="8"/>
          <table:table-cell office:value-type="float" office:value="0.0970558" calcext:value-type="float">
            <text:p>0.09705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37831" calcext:value-type="float">
            <text:p>0.337831</text:p>
          </table:table-cell>
          <table:table-cell office:value-type="float" office:value="0.00000423539" calcext:value-type="float">
            <text:p>4.23539E-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337806" calcext:value-type="float">
            <text:p>0.337806</text:p>
          </table:table-cell>
          <table:table-cell office:value-type="float" office:value="0.00000363033" calcext:value-type="float">
            <text:p>3.63033E-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337781" calcext:value-type="float">
            <text:p>0.33778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0:53:49.455980304</meta:creation-date>
    <dc:date>2018-06-23T11:05:18.366577074</dc:date>
    <meta:editing-duration>PT11M23S</meta:editing-duration>
    <meta:editing-cycles>17</meta:editing-cycles>
    <meta:generator>LibreOffice/5.1.6.2$Linux_X86_64 LibreOffice_project/10m0$Build-2</meta:generator>
    <meta:document-statistic meta:table-count="1" meta:cell-count="1570" meta:object-count="0"/>
  </office:meta>
</office:document-meta>
</file>